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ull+media_teste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rame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5411</text:p>
          </table:table-cell>
          <table:table-cell table:formula="of:=SUBSTITUTE([.A2];&quot;.&quot;;&quot;,&quot;)" office:value-type="string" office:string-value="0,025411" calcext:value-type="string">
            <text:p>0,025411</text:p>
          </table:table-cell>
          <table:table-cell table:formula="of:=VALUE([.B2])" office:value-type="float" office:value="0.025411" calcext:value-type="float">
            <text:p>0,025411</text:p>
          </table:table-cell>
          <table:table-cell table:formula="of:=[.C2]+[.D1]" office:value-type="float" office:value="0.025411" calcext:value-type="float">
            <text:p>0,025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3];&quot;.&quot;;&quot;,&quot;)" office:value-type="string" office:string-value="0,005485" calcext:value-type="string">
            <text:p>0,005485</text:p>
          </table:table-cell>
          <table:table-cell table:formula="of:=VALUE([.B3])" office:value-type="float" office:value="0.005485" calcext:value-type="float">
            <text:p>0,005485</text:p>
          </table:table-cell>
          <table:table-cell table:formula="of:=[.C3]+[.D2]" office:value-type="float" office:value="0.030896" calcext:value-type="float">
            <text:p>0,030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4];&quot;.&quot;;&quot;,&quot;)" office:value-type="string" office:string-value="0,005486" calcext:value-type="string">
            <text:p>0,005486</text:p>
          </table:table-cell>
          <table:table-cell table:formula="of:=VALUE([.B4])" office:value-type="float" office:value="0.005486" calcext:value-type="float">
            <text:p>0,005486</text:p>
          </table:table-cell>
          <table:table-cell table:formula="of:=[.C4]+[.D3]" office:value-type="float" office:value="0.036382" calcext:value-type="float">
            <text:p>0,036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5];&quot;.&quot;;&quot;,&quot;)" office:value-type="string" office:string-value="0,004987" calcext:value-type="string">
            <text:p>0,004987</text:p>
          </table:table-cell>
          <table:table-cell table:formula="of:=VALUE([.B5])" office:value-type="float" office:value="0.004987" calcext:value-type="float">
            <text:p>0,004987</text:p>
          </table:table-cell>
          <table:table-cell table:formula="of:=[.C5]+[.D4]" office:value-type="float" office:value="0.041369" calcext:value-type="float">
            <text:p>0,041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5</text:p>
          </table:table-cell>
          <table:table-cell table:formula="of:=SUBSTITUTE([.A6];&quot;.&quot;;&quot;,&quot;)" office:value-type="string" office:string-value="0,004985" calcext:value-type="string">
            <text:p>0,004985</text:p>
          </table:table-cell>
          <table:table-cell table:formula="of:=VALUE([.B6])" office:value-type="float" office:value="0.004985" calcext:value-type="float">
            <text:p>0,004985</text:p>
          </table:table-cell>
          <table:table-cell table:formula="of:=[.C6]+[.D5]" office:value-type="float" office:value="0.046354" calcext:value-type="float">
            <text:p>0,046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9</text:p>
          </table:table-cell>
          <table:table-cell table:formula="of:=SUBSTITUTE([.A7];&quot;.&quot;;&quot;,&quot;)" office:value-type="string" office:string-value="0,004989" calcext:value-type="string">
            <text:p>0,004989</text:p>
          </table:table-cell>
          <table:table-cell table:formula="of:=VALUE([.B7])" office:value-type="float" office:value="0.004989" calcext:value-type="float">
            <text:p>0,004989</text:p>
          </table:table-cell>
          <table:table-cell table:formula="of:=[.C7]+[.D6]" office:value-type="float" office:value="0.051343" calcext:value-type="float">
            <text:p>0,051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97</text:p>
          </table:table-cell>
          <table:table-cell table:formula="of:=SUBSTITUTE([.A8];&quot;.&quot;;&quot;,&quot;)" office:value-type="string" office:string-value="0,005497" calcext:value-type="string">
            <text:p>0,005497</text:p>
          </table:table-cell>
          <table:table-cell table:formula="of:=VALUE([.B8])" office:value-type="float" office:value="0.005497" calcext:value-type="float">
            <text:p>0,005497</text:p>
          </table:table-cell>
          <table:table-cell table:formula="of:=[.C8]+[.D7]" office:value-type="float" office:value="0.05684" calcext:value-type="float">
            <text:p>0,05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72</text:p>
          </table:table-cell>
          <table:table-cell table:formula="of:=SUBSTITUTE([.A9];&quot;.&quot;;&quot;,&quot;)" office:value-type="string" office:string-value="0,005472" calcext:value-type="string">
            <text:p>0,005472</text:p>
          </table:table-cell>
          <table:table-cell table:formula="of:=VALUE([.B9])" office:value-type="float" office:value="0.005472" calcext:value-type="float">
            <text:p>0,005472</text:p>
          </table:table-cell>
          <table:table-cell table:formula="of:=[.C9]+[.D8]" office:value-type="float" office:value="0.062312" calcext:value-type="float">
            <text:p>0,06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10];&quot;.&quot;;&quot;,&quot;)" office:value-type="string" office:string-value="0,004988" calcext:value-type="string">
            <text:p>0,004988</text:p>
          </table:table-cell>
          <table:table-cell table:formula="of:=VALUE([.B10])" office:value-type="float" office:value="0.004988" calcext:value-type="float">
            <text:p>0,004988</text:p>
          </table:table-cell>
          <table:table-cell table:formula="of:=[.C10]+[.D9]" office:value-type="float" office:value="0.0673" calcext:value-type="float">
            <text:p>0,0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3</text:p>
          </table:table-cell>
          <table:table-cell table:formula="of:=SUBSTITUTE([.A11];&quot;.&quot;;&quot;,&quot;)" office:value-type="string" office:string-value="0,005983" calcext:value-type="string">
            <text:p>0,005983</text:p>
          </table:table-cell>
          <table:table-cell table:formula="of:=VALUE([.B11])" office:value-type="float" office:value="0.005983" calcext:value-type="float">
            <text:p>0,005983</text:p>
          </table:table-cell>
          <table:table-cell table:formula="of:=[.C11]+[.D10]" office:value-type="float" office:value="0.073283" calcext:value-type="float">
            <text:p>0,073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2];&quot;.&quot;;&quot;,&quot;)" office:value-type="string" office:string-value="0,004987" calcext:value-type="string">
            <text:p>0,004987</text:p>
          </table:table-cell>
          <table:table-cell table:formula="of:=VALUE([.B12])" office:value-type="float" office:value="0.004987" calcext:value-type="float">
            <text:p>0,004987</text:p>
          </table:table-cell>
          <table:table-cell table:formula="of:=[.C12]+[.D11]" office:value-type="float" office:value="0.07827" calcext:value-type="float">
            <text:p>0,07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3];&quot;.&quot;;&quot;,&quot;)" office:value-type="string" office:string-value="0,004987" calcext:value-type="string">
            <text:p>0,004987</text:p>
          </table:table-cell>
          <table:table-cell table:formula="of:=VALUE([.B13])" office:value-type="float" office:value="0.004987" calcext:value-type="float">
            <text:p>0,004987</text:p>
          </table:table-cell>
          <table:table-cell table:formula="of:=[.C13]+[.D12]" office:value-type="float" office:value="0.083257" calcext:value-type="float">
            <text:p>0,083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7</text:p>
          </table:table-cell>
          <table:table-cell table:formula="of:=SUBSTITUTE([.A14];&quot;.&quot;;&quot;,&quot;)" office:value-type="string" office:string-value="0,005487" calcext:value-type="string">
            <text:p>0,005487</text:p>
          </table:table-cell>
          <table:table-cell table:formula="of:=VALUE([.B14])" office:value-type="float" office:value="0.005487" calcext:value-type="float">
            <text:p>0,005487</text:p>
          </table:table-cell>
          <table:table-cell table:formula="of:=[.C14]+[.D13]" office:value-type="float" office:value="0.088744" calcext:value-type="float">
            <text:p>0,088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5];&quot;.&quot;;&quot;,&quot;)" office:value-type="string" office:string-value="0,004986" calcext:value-type="string">
            <text:p>0,004986</text:p>
          </table:table-cell>
          <table:table-cell table:formula="of:=VALUE([.B15])" office:value-type="float" office:value="0.004986" calcext:value-type="float">
            <text:p>0,004986</text:p>
          </table:table-cell>
          <table:table-cell table:formula="of:=[.C15]+[.D14]" office:value-type="float" office:value="0.09373" calcext:value-type="float">
            <text:p>0,09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6];&quot;.&quot;;&quot;,&quot;)" office:value-type="string" office:string-value="0,004987" calcext:value-type="string">
            <text:p>0,004987</text:p>
          </table:table-cell>
          <table:table-cell table:formula="of:=VALUE([.B16])" office:value-type="float" office:value="0.004987" calcext:value-type="float">
            <text:p>0,004987</text:p>
          </table:table-cell>
          <table:table-cell table:formula="of:=[.C16]+[.D15]" office:value-type="float" office:value="0.098717" calcext:value-type="float">
            <text:p>0,098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502</text:p>
          </table:table-cell>
          <table:table-cell table:formula="of:=SUBSTITUTE([.A17];&quot;.&quot;;&quot;,&quot;)" office:value-type="string" office:string-value="0,005502" calcext:value-type="string">
            <text:p>0,005502</text:p>
          </table:table-cell>
          <table:table-cell table:formula="of:=VALUE([.B17])" office:value-type="float" office:value="0.005502" calcext:value-type="float">
            <text:p>0,005502</text:p>
          </table:table-cell>
          <table:table-cell table:formula="of:=[.C17]+[.D16]" office:value-type="float" office:value="0.104219" calcext:value-type="float">
            <text:p>0,104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66</text:p>
          </table:table-cell>
          <table:table-cell table:formula="of:=SUBSTITUTE([.A18];&quot;.&quot;;&quot;,&quot;)" office:value-type="string" office:string-value="0,005966" calcext:value-type="string">
            <text:p>0,005966</text:p>
          </table:table-cell>
          <table:table-cell table:formula="of:=VALUE([.B18])" office:value-type="float" office:value="0.005966" calcext:value-type="float">
            <text:p>0,005966</text:p>
          </table:table-cell>
          <table:table-cell table:formula="of:=[.C18]+[.D17]" office:value-type="float" office:value="0.110185" calcext:value-type="float">
            <text:p>0,11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9];&quot;.&quot;;&quot;,&quot;)" office:value-type="string" office:string-value="0,005486" calcext:value-type="string">
            <text:p>0,005486</text:p>
          </table:table-cell>
          <table:table-cell table:formula="of:=VALUE([.B19])" office:value-type="float" office:value="0.005486" calcext:value-type="float">
            <text:p>0,005486</text:p>
          </table:table-cell>
          <table:table-cell table:formula="of:=[.C19]+[.D18]" office:value-type="float" office:value="0.115671" calcext:value-type="float">
            <text:p>0,115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20];&quot;.&quot;;&quot;,&quot;)" office:value-type="string" office:string-value="0,005984" calcext:value-type="string">
            <text:p>0,005984</text:p>
          </table:table-cell>
          <table:table-cell table:formula="of:=VALUE([.B20])" office:value-type="float" office:value="0.005984" calcext:value-type="float">
            <text:p>0,005984</text:p>
          </table:table-cell>
          <table:table-cell table:formula="of:=[.C20]+[.D19]" office:value-type="float" office:value="0.121655" calcext:value-type="float">
            <text:p>0,121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1];&quot;.&quot;;&quot;,&quot;)" office:value-type="string" office:string-value="0,004987" calcext:value-type="string">
            <text:p>0,004987</text:p>
          </table:table-cell>
          <table:table-cell table:formula="of:=VALUE([.B21])" office:value-type="float" office:value="0.004987" calcext:value-type="float">
            <text:p>0,004987</text:p>
          </table:table-cell>
          <table:table-cell table:formula="of:=[.C21]+[.D20]" office:value-type="float" office:value="0.126642" calcext:value-type="float">
            <text:p>0,126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22];&quot;.&quot;;&quot;,&quot;)" office:value-type="string" office:string-value="0,004988" calcext:value-type="string">
            <text:p>0,004988</text:p>
          </table:table-cell>
          <table:table-cell table:formula="of:=VALUE([.B22])" office:value-type="float" office:value="0.004988" calcext:value-type="float">
            <text:p>0,004988</text:p>
          </table:table-cell>
          <table:table-cell table:formula="of:=[.C22]+[.D21]" office:value-type="float" office:value="0.13163" calcext:value-type="float">
            <text:p>0,13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2</text:p>
          </table:table-cell>
          <table:table-cell table:formula="of:=SUBSTITUTE([.A23];&quot;.&quot;;&quot;,&quot;)" office:value-type="string" office:string-value="0,005982" calcext:value-type="string">
            <text:p>0,005982</text:p>
          </table:table-cell>
          <table:table-cell table:formula="of:=VALUE([.B23])" office:value-type="float" office:value="0.005982" calcext:value-type="float">
            <text:p>0,005982</text:p>
          </table:table-cell>
          <table:table-cell table:formula="of:=[.C23]+[.D22]" office:value-type="float" office:value="0.137612" calcext:value-type="float">
            <text:p>0,137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4];&quot;.&quot;;&quot;,&quot;)" office:value-type="string" office:string-value="0,005486" calcext:value-type="string">
            <text:p>0,005486</text:p>
          </table:table-cell>
          <table:table-cell table:formula="of:=VALUE([.B24])" office:value-type="float" office:value="0.005486" calcext:value-type="float">
            <text:p>0,005486</text:p>
          </table:table-cell>
          <table:table-cell table:formula="of:=[.C24]+[.D23]" office:value-type="float" office:value="0.143098" calcext:value-type="float">
            <text:p>0,143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5];&quot;.&quot;;&quot;,&quot;)" office:value-type="string" office:string-value="0,004987" calcext:value-type="string">
            <text:p>0,004987</text:p>
          </table:table-cell>
          <table:table-cell table:formula="of:=VALUE([.B25])" office:value-type="float" office:value="0.004987" calcext:value-type="float">
            <text:p>0,004987</text:p>
          </table:table-cell>
          <table:table-cell table:formula="of:=[.C25]+[.D24]" office:value-type="float" office:value="0.148085" calcext:value-type="float">
            <text:p>0,148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3</text:p>
          </table:table-cell>
          <table:table-cell table:formula="of:=SUBSTITUTE([.A26];&quot;.&quot;;&quot;,&quot;)" office:value-type="string" office:string-value="0,005983" calcext:value-type="string">
            <text:p>0,005983</text:p>
          </table:table-cell>
          <table:table-cell table:formula="of:=VALUE([.B26])" office:value-type="float" office:value="0.005983" calcext:value-type="float">
            <text:p>0,005983</text:p>
          </table:table-cell>
          <table:table-cell table:formula="of:=[.C26]+[.D25]" office:value-type="float" office:value="0.154068" calcext:value-type="float">
            <text:p>0,154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27];&quot;.&quot;;&quot;,&quot;)" office:value-type="string" office:string-value="0,004988" calcext:value-type="string">
            <text:p>0,004988</text:p>
          </table:table-cell>
          <table:table-cell table:formula="of:=VALUE([.B27])" office:value-type="float" office:value="0.004988" calcext:value-type="float">
            <text:p>0,004988</text:p>
          </table:table-cell>
          <table:table-cell table:formula="of:=[.C27]+[.D26]" office:value-type="float" office:value="0.159056" calcext:value-type="float">
            <text:p>0,159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28];&quot;.&quot;;&quot;,&quot;)" office:value-type="string" office:string-value="0,004986" calcext:value-type="string">
            <text:p>0,004986</text:p>
          </table:table-cell>
          <table:table-cell table:formula="of:=VALUE([.B28])" office:value-type="float" office:value="0.004986" calcext:value-type="float">
            <text:p>0,004986</text:p>
          </table:table-cell>
          <table:table-cell table:formula="of:=[.C28]+[.D27]" office:value-type="float" office:value="0.164042" calcext:value-type="float">
            <text:p>0,164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7</text:p>
          </table:table-cell>
          <table:table-cell table:formula="of:=SUBSTITUTE([.A29];&quot;.&quot;;&quot;,&quot;)" office:value-type="string" office:string-value="0,005487" calcext:value-type="string">
            <text:p>0,005487</text:p>
          </table:table-cell>
          <table:table-cell table:formula="of:=VALUE([.B29])" office:value-type="float" office:value="0.005487" calcext:value-type="float">
            <text:p>0,005487</text:p>
          </table:table-cell>
          <table:table-cell table:formula="of:=[.C29]+[.D28]" office:value-type="float" office:value="0.169529" calcext:value-type="float">
            <text:p>0,169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30];&quot;.&quot;;&quot;,&quot;)" office:value-type="string" office:string-value="0,005484" calcext:value-type="string">
            <text:p>0,005484</text:p>
          </table:table-cell>
          <table:table-cell table:formula="of:=VALUE([.B30])" office:value-type="float" office:value="0.005484" calcext:value-type="float">
            <text:p>0,005484</text:p>
          </table:table-cell>
          <table:table-cell table:formula="of:=[.C30]+[.D29]" office:value-type="float" office:value="0.175013" calcext:value-type="float">
            <text:p>0,175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31];&quot;.&quot;;&quot;,&quot;)" office:value-type="string" office:string-value="0,004988" calcext:value-type="string">
            <text:p>0,004988</text:p>
          </table:table-cell>
          <table:table-cell table:formula="of:=VALUE([.B31])" office:value-type="float" office:value="0.004988" calcext:value-type="float">
            <text:p>0,004988</text:p>
          </table:table-cell>
          <table:table-cell table:formula="of:=[.C31]+[.D30]" office:value-type="float" office:value="0.180001" calcext:value-type="float">
            <text:p>0,1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3</text:p>
          </table:table-cell>
          <table:table-cell table:formula="of:=SUBSTITUTE([.A32];&quot;.&quot;;&quot;,&quot;)" office:value-type="string" office:string-value="0,005983" calcext:value-type="string">
            <text:p>0,005983</text:p>
          </table:table-cell>
          <table:table-cell table:formula="of:=VALUE([.B32])" office:value-type="float" office:value="0.005983" calcext:value-type="float">
            <text:p>0,005983</text:p>
          </table:table-cell>
          <table:table-cell table:formula="of:=[.C32]+[.D31]" office:value-type="float" office:value="0.185984" calcext:value-type="float">
            <text:p>0,185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740</text:p>
          </table:table-cell>
          <table:table-cell table:formula="of:=SUBSTITUTE([.A33];&quot;.&quot;;&quot;,&quot;)" office:value-type="string" office:string-value="0,005740" calcext:value-type="string">
            <text:p>0,005740</text:p>
          </table:table-cell>
          <table:table-cell table:formula="of:=VALUE([.B33])" office:value-type="float" office:value="0.00574" calcext:value-type="float">
            <text:p>0,00574</text:p>
          </table:table-cell>
          <table:table-cell table:formula="of:=[.C33]+[.D32]" office:value-type="float" office:value="0.191724" calcext:value-type="float">
            <text:p>0,19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34];&quot;.&quot;;&quot;,&quot;)" office:value-type="string" office:string-value="0,004986" calcext:value-type="string">
            <text:p>0,004986</text:p>
          </table:table-cell>
          <table:table-cell table:formula="of:=VALUE([.B34])" office:value-type="float" office:value="0.004986" calcext:value-type="float">
            <text:p>0,004986</text:p>
          </table:table-cell>
          <table:table-cell table:formula="of:=[.C34]+[.D33]" office:value-type="float" office:value="0.19671" calcext:value-type="float">
            <text:p>0,19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35];&quot;.&quot;;&quot;,&quot;)" office:value-type="string" office:string-value="0,005486" calcext:value-type="string">
            <text:p>0,005486</text:p>
          </table:table-cell>
          <table:table-cell table:formula="of:=VALUE([.B35])" office:value-type="float" office:value="0.005486" calcext:value-type="float">
            <text:p>0,005486</text:p>
          </table:table-cell>
          <table:table-cell table:formula="of:=[.C35]+[.D34]" office:value-type="float" office:value="0.202196" calcext:value-type="float">
            <text:p>0,202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5</text:p>
          </table:table-cell>
          <table:table-cell table:formula="of:=SUBSTITUTE([.A36];&quot;.&quot;;&quot;,&quot;)" office:value-type="string" office:string-value="0,004985" calcext:value-type="string">
            <text:p>0,004985</text:p>
          </table:table-cell>
          <table:table-cell table:formula="of:=VALUE([.B36])" office:value-type="float" office:value="0.004985" calcext:value-type="float">
            <text:p>0,004985</text:p>
          </table:table-cell>
          <table:table-cell table:formula="of:=[.C36]+[.D35]" office:value-type="float" office:value="0.207181" calcext:value-type="float">
            <text:p>0,207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37];&quot;.&quot;;&quot;,&quot;)" office:value-type="string" office:string-value="0,004986" calcext:value-type="string">
            <text:p>0,004986</text:p>
          </table:table-cell>
          <table:table-cell table:formula="of:=VALUE([.B37])" office:value-type="float" office:value="0.004986" calcext:value-type="float">
            <text:p>0,004986</text:p>
          </table:table-cell>
          <table:table-cell table:formula="of:=[.C37]+[.D36]" office:value-type="float" office:value="0.212167" calcext:value-type="float">
            <text:p>0,21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38];&quot;.&quot;;&quot;,&quot;)" office:value-type="string" office:string-value="0,005486" calcext:value-type="string">
            <text:p>0,005486</text:p>
          </table:table-cell>
          <table:table-cell table:formula="of:=VALUE([.B38])" office:value-type="float" office:value="0.005486" calcext:value-type="float">
            <text:p>0,005486</text:p>
          </table:table-cell>
          <table:table-cell table:formula="of:=[.C38]+[.D37]" office:value-type="float" office:value="0.217653" calcext:value-type="float">
            <text:p>0,217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39];&quot;.&quot;;&quot;,&quot;)" office:value-type="string" office:string-value="0,005984" calcext:value-type="string">
            <text:p>0,005984</text:p>
          </table:table-cell>
          <table:table-cell table:formula="of:=VALUE([.B39])" office:value-type="float" office:value="0.005984" calcext:value-type="float">
            <text:p>0,005984</text:p>
          </table:table-cell>
          <table:table-cell table:formula="of:=[.C39]+[.D38]" office:value-type="float" office:value="0.223637" calcext:value-type="float">
            <text:p>0,223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40];&quot;.&quot;;&quot;,&quot;)" office:value-type="string" office:string-value="0,004987" calcext:value-type="string">
            <text:p>0,004987</text:p>
          </table:table-cell>
          <table:table-cell table:formula="of:=VALUE([.B40])" office:value-type="float" office:value="0.004987" calcext:value-type="float">
            <text:p>0,004987</text:p>
          </table:table-cell>
          <table:table-cell table:formula="of:=[.C40]+[.D39]" office:value-type="float" office:value="0.228624" calcext:value-type="float">
            <text:p>0,228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41];&quot;.&quot;;&quot;,&quot;)" office:value-type="string" office:string-value="0,005486" calcext:value-type="string">
            <text:p>0,005486</text:p>
          </table:table-cell>
          <table:table-cell table:formula="of:=VALUE([.B41])" office:value-type="float" office:value="0.005486" calcext:value-type="float">
            <text:p>0,005486</text:p>
          </table:table-cell>
          <table:table-cell table:formula="of:=[.C41]+[.D40]" office:value-type="float" office:value="0.23411" calcext:value-type="float">
            <text:p>0,23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42];&quot;.&quot;;&quot;,&quot;)" office:value-type="string" office:string-value="0,005485" calcext:value-type="string">
            <text:p>0,005485</text:p>
          </table:table-cell>
          <table:table-cell table:formula="of:=VALUE([.B42])" office:value-type="float" office:value="0.005485" calcext:value-type="float">
            <text:p>0,005485</text:p>
          </table:table-cell>
          <table:table-cell table:formula="of:=[.C42]+[.D41]" office:value-type="float" office:value="0.239595" calcext:value-type="float">
            <text:p>0,239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43];&quot;.&quot;;&quot;,&quot;)" office:value-type="string" office:string-value="0,004987" calcext:value-type="string">
            <text:p>0,004987</text:p>
          </table:table-cell>
          <table:table-cell table:formula="of:=VALUE([.B43])" office:value-type="float" office:value="0.004987" calcext:value-type="float">
            <text:p>0,004987</text:p>
          </table:table-cell>
          <table:table-cell table:formula="of:=[.C43]+[.D42]" office:value-type="float" office:value="0.244582" calcext:value-type="float">
            <text:p>0,244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44];&quot;.&quot;;&quot;,&quot;)" office:value-type="string" office:string-value="0,005485" calcext:value-type="string">
            <text:p>0,005485</text:p>
          </table:table-cell>
          <table:table-cell table:formula="of:=VALUE([.B44])" office:value-type="float" office:value="0.005485" calcext:value-type="float">
            <text:p>0,005485</text:p>
          </table:table-cell>
          <table:table-cell table:formula="of:=[.C44]+[.D43]" office:value-type="float" office:value="0.250067" calcext:value-type="float">
            <text:p>0,250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45];&quot;.&quot;;&quot;,&quot;)" office:value-type="string" office:string-value="0,005486" calcext:value-type="string">
            <text:p>0,005486</text:p>
          </table:table-cell>
          <table:table-cell table:formula="of:=VALUE([.B45])" office:value-type="float" office:value="0.005486" calcext:value-type="float">
            <text:p>0,005486</text:p>
          </table:table-cell>
          <table:table-cell table:formula="of:=[.C45]+[.D44]" office:value-type="float" office:value="0.255553" calcext:value-type="float">
            <text:p>0,255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46];&quot;.&quot;;&quot;,&quot;)" office:value-type="string" office:string-value="0,005484" calcext:value-type="string">
            <text:p>0,005484</text:p>
          </table:table-cell>
          <table:table-cell table:formula="of:=VALUE([.B46])" office:value-type="float" office:value="0.005484" calcext:value-type="float">
            <text:p>0,005484</text:p>
          </table:table-cell>
          <table:table-cell table:formula="of:=[.C46]+[.D45]" office:value-type="float" office:value="0.261037" calcext:value-type="float">
            <text:p>0,261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5</text:p>
          </table:table-cell>
          <table:table-cell table:formula="of:=SUBSTITUTE([.A47];&quot;.&quot;;&quot;,&quot;)" office:value-type="string" office:string-value="0,005985" calcext:value-type="string">
            <text:p>0,005985</text:p>
          </table:table-cell>
          <table:table-cell table:formula="of:=VALUE([.B47])" office:value-type="float" office:value="0.005985" calcext:value-type="float">
            <text:p>0,005985</text:p>
          </table:table-cell>
          <table:table-cell table:formula="of:=[.C47]+[.D46]" office:value-type="float" office:value="0.267022" calcext:value-type="float">
            <text:p>0,267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48];&quot;.&quot;;&quot;,&quot;)" office:value-type="string" office:string-value="0,005485" calcext:value-type="string">
            <text:p>0,005485</text:p>
          </table:table-cell>
          <table:table-cell table:formula="of:=VALUE([.B48])" office:value-type="float" office:value="0.005485" calcext:value-type="float">
            <text:p>0,005485</text:p>
          </table:table-cell>
          <table:table-cell table:formula="of:=[.C48]+[.D47]" office:value-type="float" office:value="0.272507" calcext:value-type="float">
            <text:p>0,272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49];&quot;.&quot;;&quot;,&quot;)" office:value-type="string" office:string-value="0,005485" calcext:value-type="string">
            <text:p>0,005485</text:p>
          </table:table-cell>
          <table:table-cell table:formula="of:=VALUE([.B49])" office:value-type="float" office:value="0.005485" calcext:value-type="float">
            <text:p>0,005485</text:p>
          </table:table-cell>
          <table:table-cell table:formula="of:=[.C49]+[.D48]" office:value-type="float" office:value="0.277992" calcext:value-type="float">
            <text:p>0,277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50];&quot;.&quot;;&quot;,&quot;)" office:value-type="string" office:string-value="0,005485" calcext:value-type="string">
            <text:p>0,005485</text:p>
          </table:table-cell>
          <table:table-cell table:formula="of:=VALUE([.B50])" office:value-type="float" office:value="0.005485" calcext:value-type="float">
            <text:p>0,005485</text:p>
          </table:table-cell>
          <table:table-cell table:formula="of:=[.C50]+[.D49]" office:value-type="float" office:value="0.283477" calcext:value-type="float">
            <text:p>0,283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51];&quot;.&quot;;&quot;,&quot;)" office:value-type="string" office:string-value="0,004987" calcext:value-type="string">
            <text:p>0,004987</text:p>
          </table:table-cell>
          <table:table-cell table:formula="of:=VALUE([.B51])" office:value-type="float" office:value="0.004987" calcext:value-type="float">
            <text:p>0,004987</text:p>
          </table:table-cell>
          <table:table-cell table:formula="of:=[.C51]+[.D50]" office:value-type="float" office:value="0.288464" calcext:value-type="float">
            <text:p>0,288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739</text:p>
          </table:table-cell>
          <table:table-cell table:formula="of:=SUBSTITUTE([.A52];&quot;.&quot;;&quot;,&quot;)" office:value-type="string" office:string-value="0,005739" calcext:value-type="string">
            <text:p>0,005739</text:p>
          </table:table-cell>
          <table:table-cell table:formula="of:=VALUE([.B52])" office:value-type="float" office:value="0.005739" calcext:value-type="float">
            <text:p>0,005739</text:p>
          </table:table-cell>
          <table:table-cell table:formula="of:=[.C52]+[.D51]" office:value-type="float" office:value="0.294203" calcext:value-type="float">
            <text:p>0,294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53];&quot;.&quot;;&quot;,&quot;)" office:value-type="string" office:string-value="0,004987" calcext:value-type="string">
            <text:p>0,004987</text:p>
          </table:table-cell>
          <table:table-cell table:formula="of:=VALUE([.B53])" office:value-type="float" office:value="0.004987" calcext:value-type="float">
            <text:p>0,004987</text:p>
          </table:table-cell>
          <table:table-cell table:formula="of:=[.C53]+[.D52]" office:value-type="float" office:value="0.29919" calcext:value-type="float">
            <text:p>0,29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54];&quot;.&quot;;&quot;,&quot;)" office:value-type="string" office:string-value="0,005984" calcext:value-type="string">
            <text:p>0,005984</text:p>
          </table:table-cell>
          <table:table-cell table:formula="of:=VALUE([.B54])" office:value-type="float" office:value="0.005984" calcext:value-type="float">
            <text:p>0,005984</text:p>
          </table:table-cell>
          <table:table-cell table:formula="of:=[.C54]+[.D53]" office:value-type="float" office:value="0.305174" calcext:value-type="float">
            <text:p>0,305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55];&quot;.&quot;;&quot;,&quot;)" office:value-type="string" office:string-value="0,004987" calcext:value-type="string">
            <text:p>0,004987</text:p>
          </table:table-cell>
          <table:table-cell table:formula="of:=VALUE([.B55])" office:value-type="float" office:value="0.004987" calcext:value-type="float">
            <text:p>0,004987</text:p>
          </table:table-cell>
          <table:table-cell table:formula="of:=[.C55]+[.D54]" office:value-type="float" office:value="0.310161" calcext:value-type="float">
            <text:p>0,31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56];&quot;.&quot;;&quot;,&quot;)" office:value-type="string" office:string-value="0,005984" calcext:value-type="string">
            <text:p>0,005984</text:p>
          </table:table-cell>
          <table:table-cell table:formula="of:=VALUE([.B56])" office:value-type="float" office:value="0.005984" calcext:value-type="float">
            <text:p>0,005984</text:p>
          </table:table-cell>
          <table:table-cell table:formula="of:=[.C56]+[.D55]" office:value-type="float" office:value="0.316145" calcext:value-type="float">
            <text:p>0,316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57];&quot;.&quot;;&quot;,&quot;)" office:value-type="string" office:string-value="0,005485" calcext:value-type="string">
            <text:p>0,005485</text:p>
          </table:table-cell>
          <table:table-cell table:formula="of:=VALUE([.B57])" office:value-type="float" office:value="0.005485" calcext:value-type="float">
            <text:p>0,005485</text:p>
          </table:table-cell>
          <table:table-cell table:formula="of:=[.C57]+[.D56]" office:value-type="float" office:value="0.32163" calcext:value-type="float">
            <text:p>0,32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58];&quot;.&quot;;&quot;,&quot;)" office:value-type="string" office:string-value="0,005486" calcext:value-type="string">
            <text:p>0,005486</text:p>
          </table:table-cell>
          <table:table-cell table:formula="of:=VALUE([.B58])" office:value-type="float" office:value="0.005486" calcext:value-type="float">
            <text:p>0,005486</text:p>
          </table:table-cell>
          <table:table-cell table:formula="of:=[.C58]+[.D57]" office:value-type="float" office:value="0.327116" calcext:value-type="float">
            <text:p>0,327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.004989</text:p>
          </table:table-cell>
          <table:table-cell table:formula="of:=SUBSTITUTE([.A59];&quot;.&quot;;&quot;,&quot;)" office:value-type="string" office:string-value="0,004989" calcext:value-type="string">
            <text:p>0,004989</text:p>
          </table:table-cell>
          <table:table-cell table:formula="of:=VALUE([.B59])" office:value-type="float" office:value="0.004989" calcext:value-type="float">
            <text:p>0,004989</text:p>
          </table:table-cell>
          <table:table-cell table:formula="of:=[.C59]+[.D58]" office:value-type="float" office:value="0.332105" calcext:value-type="float">
            <text:p>0,332105</text:p>
          </table:table-cell>
          <table:table-cell table:formula="of:=[.B59]+[.E58]" office:value-type="float" office:value="0.004989" calcext:value-type="float">
            <text:p>0,004989</text:p>
          </table:table-cell>
          <table:table-cell/>
        </table:table-row>
        <table:table-row table:style-name="ro1">
          <table:table-cell office:value-type="string" calcext:value-type="string">
            <text:p>0.004985</text:p>
          </table:table-cell>
          <table:table-cell table:formula="of:=SUBSTITUTE([.A60];&quot;.&quot;;&quot;,&quot;)" office:value-type="string" office:string-value="0,004985" calcext:value-type="string">
            <text:p>0,004985</text:p>
          </table:table-cell>
          <table:table-cell table:formula="of:=VALUE([.B60])" office:value-type="float" office:value="0.004985" calcext:value-type="float">
            <text:p>0,004985</text:p>
          </table:table-cell>
          <table:table-cell table:formula="of:=[.C60]+[.D59]" office:value-type="float" office:value="0.33709" calcext:value-type="float">
            <text:p>0,33709</text:p>
          </table:table-cell>
          <table:table-cell table:formula="of:=[.B60]+[.E59]" office:value-type="float" office:value="0.009974" calcext:value-type="float">
            <text:p>0,009974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61];&quot;.&quot;;&quot;,&quot;)" office:value-type="string" office:string-value="0,005485" calcext:value-type="string">
            <text:p>0,005485</text:p>
          </table:table-cell>
          <table:table-cell table:formula="of:=VALUE([.B61])" office:value-type="float" office:value="0.005485" calcext:value-type="float">
            <text:p>0,005485</text:p>
          </table:table-cell>
          <table:table-cell table:formula="of:=[.C61]+[.D60]" office:value-type="float" office:value="0.342575" calcext:value-type="float">
            <text:p>0,342575</text:p>
          </table:table-cell>
          <table:table-cell table:formula="of:=[.B61]+[.E60]" office:value-type="float" office:value="0.015459" calcext:value-type="float">
            <text:p>0,015459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62];&quot;.&quot;;&quot;,&quot;)" office:value-type="string" office:string-value="0,005486" calcext:value-type="string">
            <text:p>0,005486</text:p>
          </table:table-cell>
          <table:table-cell table:formula="of:=VALUE([.B62])" office:value-type="float" office:value="0.005486" calcext:value-type="float">
            <text:p>0,005486</text:p>
          </table:table-cell>
          <table:table-cell table:formula="of:=[.C62]+[.D61]" office:value-type="float" office:value="0.348061" calcext:value-type="float">
            <text:p>0,348061</text:p>
          </table:table-cell>
          <table:table-cell table:formula="of:=[.B62]+[.E61]" office:value-type="float" office:value="0.020945" calcext:value-type="float">
            <text:p>0,020945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63];&quot;.&quot;;&quot;,&quot;)" office:value-type="string" office:string-value="0,004988" calcext:value-type="string">
            <text:p>0,004988</text:p>
          </table:table-cell>
          <table:table-cell table:formula="of:=VALUE([.B63])" office:value-type="float" office:value="0.004988" calcext:value-type="float">
            <text:p>0,004988</text:p>
          </table:table-cell>
          <table:table-cell table:formula="of:=[.C63]+[.D62]" office:value-type="float" office:value="0.353049" calcext:value-type="float">
            <text:p>0,353049</text:p>
          </table:table-cell>
          <table:table-cell table:formula="of:=[.B63]+[.E62]" office:value-type="float" office:value="0.025933" calcext:value-type="float">
            <text:p>0,025933</text:p>
          </table:table-cell>
          <table:table-cell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64];&quot;.&quot;;&quot;,&quot;)" office:value-type="string" office:string-value="0,005484" calcext:value-type="string">
            <text:p>0,005484</text:p>
          </table:table-cell>
          <table:table-cell table:formula="of:=VALUE([.B64])" office:value-type="float" office:value="0.005484" calcext:value-type="float">
            <text:p>0,005484</text:p>
          </table:table-cell>
          <table:table-cell table:formula="of:=[.C64]+[.D63]" office:value-type="float" office:value="0.358533" calcext:value-type="float">
            <text:p>0,358533</text:p>
          </table:table-cell>
          <table:table-cell table:formula="of:=[.B64]+[.E63]" office:value-type="float" office:value="0.031417" calcext:value-type="float">
            <text:p>0,031417</text:p>
          </table:table-cell>
          <table:table-cell/>
        </table:table-row>
        <table:table-row table:style-name="ro1">
          <table:table-cell office:value-type="string" calcext:value-type="string">
            <text:p>0.005986</text:p>
          </table:table-cell>
          <table:table-cell table:formula="of:=SUBSTITUTE([.A65];&quot;.&quot;;&quot;,&quot;)" office:value-type="string" office:string-value="0,005986" calcext:value-type="string">
            <text:p>0,005986</text:p>
          </table:table-cell>
          <table:table-cell table:formula="of:=VALUE([.B65])" office:value-type="float" office:value="0.005986" calcext:value-type="float">
            <text:p>0,005986</text:p>
          </table:table-cell>
          <table:table-cell table:formula="of:=[.C65]+[.D64]" office:value-type="float" office:value="0.364519" calcext:value-type="float">
            <text:p>0,364519</text:p>
          </table:table-cell>
          <table:table-cell table:formula="of:=[.B65]+[.E64]" office:value-type="float" office:value="0.037403" calcext:value-type="float">
            <text:p>0,037403</text:p>
          </table:table-cell>
          <table:table-cell/>
        </table:table-row>
        <table:table-row table:style-name="ro1">
          <table:table-cell office:value-type="string" calcext:value-type="string">
            <text:p>0.006481</text:p>
          </table:table-cell>
          <table:table-cell table:formula="of:=SUBSTITUTE([.A66];&quot;.&quot;;&quot;,&quot;)" office:value-type="string" office:string-value="0,006481" calcext:value-type="string">
            <text:p>0,006481</text:p>
          </table:table-cell>
          <table:table-cell table:formula="of:=VALUE([.B66])" office:value-type="float" office:value="0.006481" calcext:value-type="float">
            <text:p>0,006481</text:p>
          </table:table-cell>
          <table:table-cell table:formula="of:=[.C66]+[.D65]" office:value-type="float" office:value="0.371" calcext:value-type="float">
            <text:p>0,371</text:p>
          </table:table-cell>
          <table:table-cell table:formula="of:=[.B66]+[.E65]" office:value-type="float" office:value="0.043884" calcext:value-type="float">
            <text:p>0,043884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67];&quot;.&quot;;&quot;,&quot;)" office:value-type="string" office:string-value="0,005485" calcext:value-type="string">
            <text:p>0,005485</text:p>
          </table:table-cell>
          <table:table-cell table:formula="of:=VALUE([.B67])" office:value-type="float" office:value="0.005485" calcext:value-type="float">
            <text:p>0,005485</text:p>
          </table:table-cell>
          <table:table-cell table:formula="of:=[.C67]+[.D66]" office:value-type="float" office:value="0.376485" calcext:value-type="float">
            <text:p>0,376485</text:p>
          </table:table-cell>
          <table:table-cell table:formula="of:=[.B67]+[.E66]" office:value-type="float" office:value="0.049369" calcext:value-type="float">
            <text:p>0,049369</text:p>
          </table:table-cell>
          <table:table-cell/>
        </table:table-row>
        <table:table-row table:style-name="ro1">
          <table:table-cell office:value-type="string" calcext:value-type="string">
            <text:p>0.005487</text:p>
          </table:table-cell>
          <table:table-cell table:formula="of:=SUBSTITUTE([.A68];&quot;.&quot;;&quot;,&quot;)" office:value-type="string" office:string-value="0,005487" calcext:value-type="string">
            <text:p>0,005487</text:p>
          </table:table-cell>
          <table:table-cell table:formula="of:=VALUE([.B68])" office:value-type="float" office:value="0.005487" calcext:value-type="float">
            <text:p>0,005487</text:p>
          </table:table-cell>
          <table:table-cell table:formula="of:=[.C68]+[.D67]" office:value-type="float" office:value="0.381972" calcext:value-type="float">
            <text:p>0,381972</text:p>
          </table:table-cell>
          <table:table-cell table:formula="of:=[.B68]+[.E67]" office:value-type="float" office:value="0.054856" calcext:value-type="float">
            <text:p>0,054856</text:p>
          </table:table-cell>
          <table:table-cell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69];&quot;.&quot;;&quot;,&quot;)" office:value-type="string" office:string-value="0,005484" calcext:value-type="string">
            <text:p>0,005484</text:p>
          </table:table-cell>
          <table:table-cell table:formula="of:=VALUE([.B69])" office:value-type="float" office:value="0.005484" calcext:value-type="float">
            <text:p>0,005484</text:p>
          </table:table-cell>
          <table:table-cell table:formula="of:=[.C69]+[.D68]" office:value-type="float" office:value="0.387456" calcext:value-type="float">
            <text:p>0,387456</text:p>
          </table:table-cell>
          <table:table-cell table:formula="of:=[.B69]+[.E68]" office:value-type="float" office:value="0.06034" calcext:value-type="float">
            <text:p>0,06034</text:p>
          </table:table-cell>
          <table:table-cell/>
        </table:table-row>
        <table:table-row table:style-name="ro1">
          <table:table-cell office:value-type="string" calcext:value-type="string">
            <text:p>0.005740</text:p>
          </table:table-cell>
          <table:table-cell table:formula="of:=SUBSTITUTE([.A70];&quot;.&quot;;&quot;,&quot;)" office:value-type="string" office:string-value="0,005740" calcext:value-type="string">
            <text:p>0,005740</text:p>
          </table:table-cell>
          <table:table-cell table:formula="of:=VALUE([.B70])" office:value-type="float" office:value="0.00574" calcext:value-type="float">
            <text:p>0,00574</text:p>
          </table:table-cell>
          <table:table-cell table:formula="of:=[.C70]+[.D69]" office:value-type="float" office:value="0.393196" calcext:value-type="float">
            <text:p>0,393196</text:p>
          </table:table-cell>
          <table:table-cell table:formula="of:=[.B70]+[.E69]" office:value-type="float" office:value="0.06608" calcext:value-type="float">
            <text:p>0,06608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71];&quot;.&quot;;&quot;,&quot;)" office:value-type="string" office:string-value="0,005486" calcext:value-type="string">
            <text:p>0,005486</text:p>
          </table:table-cell>
          <table:table-cell table:formula="of:=VALUE([.B71])" office:value-type="float" office:value="0.005486" calcext:value-type="float">
            <text:p>0,005486</text:p>
          </table:table-cell>
          <table:table-cell table:formula="of:=[.C71]+[.D70]" office:value-type="float" office:value="0.398682" calcext:value-type="float">
            <text:p>0,398682</text:p>
          </table:table-cell>
          <table:table-cell table:formula="of:=[.B71]+[.E70]" office:value-type="float" office:value="0.071566" calcext:value-type="float">
            <text:p>0,071566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72];&quot;.&quot;;&quot;,&quot;)" office:value-type="string" office:string-value="0,004987" calcext:value-type="string">
            <text:p>0,004987</text:p>
          </table:table-cell>
          <table:table-cell table:formula="of:=VALUE([.B72])" office:value-type="float" office:value="0.004987" calcext:value-type="float">
            <text:p>0,004987</text:p>
          </table:table-cell>
          <table:table-cell table:formula="of:=[.C72]+[.D71]" office:value-type="float" office:value="0.403669" calcext:value-type="float">
            <text:p>0,403669</text:p>
          </table:table-cell>
          <table:table-cell table:formula="of:=[.B72]+[.E71]" office:value-type="float" office:value="0.076553" calcext:value-type="float">
            <text:p>0,076553</text:p>
          </table:table-cell>
          <table:table-cell/>
        </table:table-row>
        <table:table-row table:style-name="ro1">
          <table:table-cell office:value-type="string" calcext:value-type="string">
            <text:p>0.005983</text:p>
          </table:table-cell>
          <table:table-cell table:formula="of:=SUBSTITUTE([.A73];&quot;.&quot;;&quot;,&quot;)" office:value-type="string" office:string-value="0,005983" calcext:value-type="string">
            <text:p>0,005983</text:p>
          </table:table-cell>
          <table:table-cell table:formula="of:=VALUE([.B73])" office:value-type="float" office:value="0.005983" calcext:value-type="float">
            <text:p>0,005983</text:p>
          </table:table-cell>
          <table:table-cell table:formula="of:=[.C73]+[.D72]" office:value-type="float" office:value="0.409652" calcext:value-type="float">
            <text:p>0,409652</text:p>
          </table:table-cell>
          <table:table-cell table:formula="of:=[.B73]+[.E72]" office:value-type="float" office:value="0.082536" calcext:value-type="float">
            <text:p>0,082536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74];&quot;.&quot;;&quot;,&quot;)" office:value-type="string" office:string-value="0,004987" calcext:value-type="string">
            <text:p>0,004987</text:p>
          </table:table-cell>
          <table:table-cell table:formula="of:=VALUE([.B74])" office:value-type="float" office:value="0.004987" calcext:value-type="float">
            <text:p>0,004987</text:p>
          </table:table-cell>
          <table:table-cell table:formula="of:=[.C74]+[.D73]" office:value-type="float" office:value="0.414639" calcext:value-type="float">
            <text:p>0,414639</text:p>
          </table:table-cell>
          <table:table-cell table:formula="of:=[.B74]+[.E73]" office:value-type="float" office:value="0.087523" calcext:value-type="float">
            <text:p>0,087523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75];&quot;.&quot;;&quot;,&quot;)" office:value-type="string" office:string-value="0,004987" calcext:value-type="string">
            <text:p>0,004987</text:p>
          </table:table-cell>
          <table:table-cell table:formula="of:=VALUE([.B75])" office:value-type="float" office:value="0.004987" calcext:value-type="float">
            <text:p>0,004987</text:p>
          </table:table-cell>
          <table:table-cell table:formula="of:=[.C75]+[.D74]" office:value-type="float" office:value="0.419626" calcext:value-type="float">
            <text:p>0,419626</text:p>
          </table:table-cell>
          <table:table-cell table:formula="of:=[.B75]+[.E74]" office:value-type="float" office:value="0.09251" calcext:value-type="float">
            <text:p>0,09251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76];&quot;.&quot;;&quot;,&quot;)" office:value-type="string" office:string-value="0,004987" calcext:value-type="string">
            <text:p>0,004987</text:p>
          </table:table-cell>
          <table:table-cell table:formula="of:=VALUE([.B76])" office:value-type="float" office:value="0.004987" calcext:value-type="float">
            <text:p>0,004987</text:p>
          </table:table-cell>
          <table:table-cell table:formula="of:=[.C76]+[.D75]" office:value-type="float" office:value="0.424613" calcext:value-type="float">
            <text:p>0,424613</text:p>
          </table:table-cell>
          <table:table-cell table:formula="of:=[.B76]+[.E75]" office:value-type="float" office:value="0.097497" calcext:value-type="float">
            <text:p>0,097497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77];&quot;.&quot;;&quot;,&quot;)" office:value-type="string" office:string-value="0,005485" calcext:value-type="string">
            <text:p>0,005485</text:p>
          </table:table-cell>
          <table:table-cell table:formula="of:=VALUE([.B77])" office:value-type="float" office:value="0.005485" calcext:value-type="float">
            <text:p>0,005485</text:p>
          </table:table-cell>
          <table:table-cell table:formula="of:=[.C77]+[.D76]" office:value-type="float" office:value="0.430098" calcext:value-type="float">
            <text:p>0,430098</text:p>
          </table:table-cell>
          <table:table-cell table:formula="of:=[.B77]+[.E76]" office:value-type="float" office:value="0.102982" calcext:value-type="float">
            <text:p>0,102982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78];&quot;.&quot;;&quot;,&quot;)" office:value-type="string" office:string-value="0,005485" calcext:value-type="string">
            <text:p>0,005485</text:p>
          </table:table-cell>
          <table:table-cell table:formula="of:=VALUE([.B78])" office:value-type="float" office:value="0.005485" calcext:value-type="float">
            <text:p>0,005485</text:p>
          </table:table-cell>
          <table:table-cell table:formula="of:=[.C78]+[.D77]" office:value-type="float" office:value="0.435583" calcext:value-type="float">
            <text:p>0,435583</text:p>
          </table:table-cell>
          <table:table-cell table:formula="of:=[.B78]+[.E77]" office:value-type="float" office:value="0.108467" calcext:value-type="float">
            <text:p>0,108467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79];&quot;.&quot;;&quot;,&quot;)" office:value-type="string" office:string-value="0,005485" calcext:value-type="string">
            <text:p>0,005485</text:p>
          </table:table-cell>
          <table:table-cell table:formula="of:=VALUE([.B79])" office:value-type="float" office:value="0.005485" calcext:value-type="float">
            <text:p>0,005485</text:p>
          </table:table-cell>
          <table:table-cell table:formula="of:=[.C79]+[.D78]" office:value-type="float" office:value="0.441068" calcext:value-type="float">
            <text:p>0,441068</text:p>
          </table:table-cell>
          <table:table-cell table:formula="of:=[.B79]+[.E78]" office:value-type="float" office:value="0.113952" calcext:value-type="float">
            <text:p>0,113952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80];&quot;.&quot;;&quot;,&quot;)" office:value-type="string" office:string-value="0,004986" calcext:value-type="string">
            <text:p>0,004986</text:p>
          </table:table-cell>
          <table:table-cell table:formula="of:=VALUE([.B80])" office:value-type="float" office:value="0.004986" calcext:value-type="float">
            <text:p>0,004986</text:p>
          </table:table-cell>
          <table:table-cell table:formula="of:=[.C80]+[.D79]" office:value-type="float" office:value="0.446054" calcext:value-type="float">
            <text:p>0,446054</text:p>
          </table:table-cell>
          <table:table-cell table:formula="of:=[.B80]+[.E79]" office:value-type="float" office:value="0.118938" calcext:value-type="float">
            <text:p>0,118938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81];&quot;.&quot;;&quot;,&quot;)" office:value-type="string" office:string-value="0,004987" calcext:value-type="string">
            <text:p>0,004987</text:p>
          </table:table-cell>
          <table:table-cell table:formula="of:=VALUE([.B81])" office:value-type="float" office:value="0.004987" calcext:value-type="float">
            <text:p>0,004987</text:p>
          </table:table-cell>
          <table:table-cell table:formula="of:=[.C81]+[.D80]" office:value-type="float" office:value="0.451041" calcext:value-type="float">
            <text:p>0,451041</text:p>
          </table:table-cell>
          <table:table-cell table:formula="of:=[.B81]+[.E80]" office:value-type="float" office:value="0.123925" calcext:value-type="float">
            <text:p>0,123925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82];&quot;.&quot;;&quot;,&quot;)" office:value-type="string" office:string-value="0,004987" calcext:value-type="string">
            <text:p>0,004987</text:p>
          </table:table-cell>
          <table:table-cell table:formula="of:=VALUE([.B82])" office:value-type="float" office:value="0.004987" calcext:value-type="float">
            <text:p>0,004987</text:p>
          </table:table-cell>
          <table:table-cell table:formula="of:=[.C82]+[.D81]" office:value-type="float" office:value="0.456028" calcext:value-type="float">
            <text:p>0,456028</text:p>
          </table:table-cell>
          <table:table-cell table:formula="of:=[.B82]+[.E81]" office:value-type="float" office:value="0.128912" calcext:value-type="float">
            <text:p>0,128912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83];&quot;.&quot;;&quot;,&quot;)" office:value-type="string" office:string-value="0,004987" calcext:value-type="string">
            <text:p>0,004987</text:p>
          </table:table-cell>
          <table:table-cell table:formula="of:=VALUE([.B83])" office:value-type="float" office:value="0.004987" calcext:value-type="float">
            <text:p>0,004987</text:p>
          </table:table-cell>
          <table:table-cell table:formula="of:=[.C83]+[.D82]" office:value-type="float" office:value="0.461015" calcext:value-type="float">
            <text:p>0,461015</text:p>
          </table:table-cell>
          <table:table-cell table:formula="of:=[.B83]+[.E82]" office:value-type="float" office:value="0.133899" calcext:value-type="float">
            <text:p>0,13389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84];&quot;.&quot;;&quot;,&quot;)" office:value-type="string" office:string-value="0,004987" calcext:value-type="string">
            <text:p>0,004987</text:p>
          </table:table-cell>
          <table:table-cell table:formula="of:=VALUE([.B84])" office:value-type="float" office:value="0.004987" calcext:value-type="float">
            <text:p>0,004987</text:p>
          </table:table-cell>
          <table:table-cell table:formula="of:=[.C84]+[.D83]" office:value-type="float" office:value="0.466002" calcext:value-type="float">
            <text:p>0,466002</text:p>
          </table:table-cell>
          <table:table-cell table:formula="of:=[.B84]+[.E83]" office:value-type="float" office:value="0.138886" calcext:value-type="float">
            <text:p>0,138886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85];&quot;.&quot;;&quot;,&quot;)" office:value-type="string" office:string-value="0,005485" calcext:value-type="string">
            <text:p>0,005485</text:p>
          </table:table-cell>
          <table:table-cell table:formula="of:=VALUE([.B85])" office:value-type="float" office:value="0.005485" calcext:value-type="float">
            <text:p>0,005485</text:p>
          </table:table-cell>
          <table:table-cell table:formula="of:=[.C85]+[.D84]" office:value-type="float" office:value="0.471487" calcext:value-type="float">
            <text:p>0,471487</text:p>
          </table:table-cell>
          <table:table-cell table:formula="of:=[.B85]+[.E84]" office:value-type="float" office:value="0.144371" calcext:value-type="float">
            <text:p>0,144371</text:p>
          </table:table-cell>
          <table:table-cell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86];&quot;.&quot;;&quot;,&quot;)" office:value-type="string" office:string-value="0,005984" calcext:value-type="string">
            <text:p>0,005984</text:p>
          </table:table-cell>
          <table:table-cell table:formula="of:=VALUE([.B86])" office:value-type="float" office:value="0.005984" calcext:value-type="float">
            <text:p>0,005984</text:p>
          </table:table-cell>
          <table:table-cell table:formula="of:=[.C86]+[.D85]" office:value-type="float" office:value="0.477471" calcext:value-type="float">
            <text:p>0,477471</text:p>
          </table:table-cell>
          <table:table-cell table:formula="of:=[.B86]+[.E85]" office:value-type="float" office:value="0.150355" calcext:value-type="float">
            <text:p>0,150355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87];&quot;.&quot;;&quot;,&quot;)" office:value-type="string" office:string-value="0,004987" calcext:value-type="string">
            <text:p>0,004987</text:p>
          </table:table-cell>
          <table:table-cell table:formula="of:=VALUE([.B87])" office:value-type="float" office:value="0.004987" calcext:value-type="float">
            <text:p>0,004987</text:p>
          </table:table-cell>
          <table:table-cell table:formula="of:=[.C87]+[.D86]" office:value-type="float" office:value="0.482458" calcext:value-type="float">
            <text:p>0,482458</text:p>
          </table:table-cell>
          <table:table-cell table:formula="of:=[.B87]+[.E86]" office:value-type="float" office:value="0.155342" calcext:value-type="float">
            <text:p>0,155342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88];&quot;.&quot;;&quot;,&quot;)" office:value-type="string" office:string-value="0,005485" calcext:value-type="string">
            <text:p>0,005485</text:p>
          </table:table-cell>
          <table:table-cell table:formula="of:=VALUE([.B88])" office:value-type="float" office:value="0.005485" calcext:value-type="float">
            <text:p>0,005485</text:p>
          </table:table-cell>
          <table:table-cell table:formula="of:=[.C88]+[.D87]" office:value-type="float" office:value="0.487943" calcext:value-type="float">
            <text:p>0,487943</text:p>
          </table:table-cell>
          <table:table-cell table:formula="of:=[.B88]+[.E87]" office:value-type="float" office:value="0.160827" calcext:value-type="float">
            <text:p>0,160827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89];&quot;.&quot;;&quot;,&quot;)" office:value-type="string" office:string-value="0,005485" calcext:value-type="string">
            <text:p>0,005485</text:p>
          </table:table-cell>
          <table:table-cell table:formula="of:=VALUE([.B89])" office:value-type="float" office:value="0.005485" calcext:value-type="float">
            <text:p>0,005485</text:p>
          </table:table-cell>
          <table:table-cell table:formula="of:=[.C89]+[.D88]" office:value-type="float" office:value="0.493428" calcext:value-type="float">
            <text:p>0,493428</text:p>
          </table:table-cell>
          <table:table-cell table:formula="of:=[.B89]+[.E88]" office:value-type="float" office:value="0.166312" calcext:value-type="float">
            <text:p>0,166312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90];&quot;.&quot;;&quot;,&quot;)" office:value-type="string" office:string-value="0,004986" calcext:value-type="string">
            <text:p>0,004986</text:p>
          </table:table-cell>
          <table:table-cell table:formula="of:=VALUE([.B90])" office:value-type="float" office:value="0.004986" calcext:value-type="float">
            <text:p>0,004986</text:p>
          </table:table-cell>
          <table:table-cell table:formula="of:=[.C90]+[.D89]" office:value-type="float" office:value="0.498414" calcext:value-type="float">
            <text:p>0,498414</text:p>
          </table:table-cell>
          <table:table-cell table:formula="of:=[.B90]+[.E89]" office:value-type="float" office:value="0.171298" calcext:value-type="float">
            <text:p>0,171298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91];&quot;.&quot;;&quot;,&quot;)" office:value-type="string" office:string-value="0,004988" calcext:value-type="string">
            <text:p>0,004988</text:p>
          </table:table-cell>
          <table:table-cell table:formula="of:=VALUE([.B91])" office:value-type="float" office:value="0.004988" calcext:value-type="float">
            <text:p>0,004988</text:p>
          </table:table-cell>
          <table:table-cell table:formula="of:=[.C91]+[.D90]" office:value-type="float" office:value="0.503402" calcext:value-type="float">
            <text:p>0,503402</text:p>
          </table:table-cell>
          <table:table-cell table:formula="of:=[.B91]+[.E90]" office:value-type="float" office:value="0.176286" calcext:value-type="float">
            <text:p>0,176286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92];&quot;.&quot;;&quot;,&quot;)" office:value-type="string" office:string-value="0,005485" calcext:value-type="string">
            <text:p>0,005485</text:p>
          </table:table-cell>
          <table:table-cell table:formula="of:=VALUE([.B92])" office:value-type="float" office:value="0.005485" calcext:value-type="float">
            <text:p>0,005485</text:p>
          </table:table-cell>
          <table:table-cell table:formula="of:=[.C92]+[.D91]" office:value-type="float" office:value="0.508887" calcext:value-type="float">
            <text:p>0,508887</text:p>
          </table:table-cell>
          <table:table-cell table:formula="of:=[.B92]+[.E91]" office:value-type="float" office:value="0.181771" calcext:value-type="float">
            <text:p>0,181771</text:p>
          </table:table-cell>
          <table:table-cell/>
        </table:table-row>
        <table:table-row table:style-name="ro1">
          <table:table-cell office:value-type="string" calcext:value-type="string">
            <text:p>0.004985</text:p>
          </table:table-cell>
          <table:table-cell table:formula="of:=SUBSTITUTE([.A93];&quot;.&quot;;&quot;,&quot;)" office:value-type="string" office:string-value="0,004985" calcext:value-type="string">
            <text:p>0,004985</text:p>
          </table:table-cell>
          <table:table-cell table:formula="of:=VALUE([.B93])" office:value-type="float" office:value="0.004985" calcext:value-type="float">
            <text:p>0,004985</text:p>
          </table:table-cell>
          <table:table-cell table:formula="of:=[.C93]+[.D92]" office:value-type="float" office:value="0.513872" calcext:value-type="float">
            <text:p>0,513872</text:p>
          </table:table-cell>
          <table:table-cell table:formula="of:=[.B93]+[.E92]" office:value-type="float" office:value="0.186756" calcext:value-type="float">
            <text:p>0,186756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94];&quot;.&quot;;&quot;,&quot;)" office:value-type="string" office:string-value="0,004987" calcext:value-type="string">
            <text:p>0,004987</text:p>
          </table:table-cell>
          <table:table-cell table:formula="of:=VALUE([.B94])" office:value-type="float" office:value="0.004987" calcext:value-type="float">
            <text:p>0,004987</text:p>
          </table:table-cell>
          <table:table-cell table:formula="of:=[.C94]+[.D93]" office:value-type="float" office:value="0.518859" calcext:value-type="float">
            <text:p>0,518859</text:p>
          </table:table-cell>
          <table:table-cell table:formula="of:=[.B94]+[.E93]" office:value-type="float" office:value="0.191743" calcext:value-type="float">
            <text:p>0,191743</text:p>
          </table:table-cell>
          <table:table-cell/>
        </table:table-row>
        <table:table-row table:style-name="ro1">
          <table:table-cell office:value-type="string" calcext:value-type="string">
            <text:p>0.005985</text:p>
          </table:table-cell>
          <table:table-cell table:formula="of:=SUBSTITUTE([.A95];&quot;.&quot;;&quot;,&quot;)" office:value-type="string" office:string-value="0,005985" calcext:value-type="string">
            <text:p>0,005985</text:p>
          </table:table-cell>
          <table:table-cell table:formula="of:=VALUE([.B95])" office:value-type="float" office:value="0.005985" calcext:value-type="float">
            <text:p>0,005985</text:p>
          </table:table-cell>
          <table:table-cell table:formula="of:=[.C95]+[.D94]" office:value-type="float" office:value="0.524844" calcext:value-type="float">
            <text:p>0,524844</text:p>
          </table:table-cell>
          <table:table-cell table:formula="of:=[.B95]+[.E94]" office:value-type="float" office:value="0.197728" calcext:value-type="float">
            <text:p>0,197728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96];&quot;.&quot;;&quot;,&quot;)" office:value-type="string" office:string-value="0,004987" calcext:value-type="string">
            <text:p>0,004987</text:p>
          </table:table-cell>
          <table:table-cell table:formula="of:=VALUE([.B96])" office:value-type="float" office:value="0.004987" calcext:value-type="float">
            <text:p>0,004987</text:p>
          </table:table-cell>
          <table:table-cell table:formula="of:=[.C96]+[.D95]" office:value-type="float" office:value="0.529831" calcext:value-type="float">
            <text:p>0,529831</text:p>
          </table:table-cell>
          <table:table-cell table:formula="of:=[.B96]+[.E95]" office:value-type="float" office:value="0.202715" calcext:value-type="float">
            <text:p>0,202715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97];&quot;.&quot;;&quot;,&quot;)" office:value-type="string" office:string-value="0,004986" calcext:value-type="string">
            <text:p>0,004986</text:p>
          </table:table-cell>
          <table:table-cell table:formula="of:=VALUE([.B97])" office:value-type="float" office:value="0.004986" calcext:value-type="float">
            <text:p>0,004986</text:p>
          </table:table-cell>
          <table:table-cell table:formula="of:=[.C97]+[.D96]" office:value-type="float" office:value="0.534817" calcext:value-type="float">
            <text:p>0,534817</text:p>
          </table:table-cell>
          <table:table-cell table:formula="of:=[.B97]+[.E96]" office:value-type="float" office:value="0.207701" calcext:value-type="float">
            <text:p>0,207701</text:p>
          </table:table-cell>
          <table:table-cell/>
        </table:table-row>
        <table:table-row table:style-name="ro1">
          <table:table-cell office:value-type="string" calcext:value-type="string">
            <text:p>0.005987</text:p>
          </table:table-cell>
          <table:table-cell table:formula="of:=SUBSTITUTE([.A98];&quot;.&quot;;&quot;,&quot;)" office:value-type="string" office:string-value="0,005987" calcext:value-type="string">
            <text:p>0,005987</text:p>
          </table:table-cell>
          <table:table-cell table:formula="of:=VALUE([.B98])" office:value-type="float" office:value="0.005987" calcext:value-type="float">
            <text:p>0,005987</text:p>
          </table:table-cell>
          <table:table-cell table:formula="of:=[.C98]+[.D97]" office:value-type="float" office:value="0.540804" calcext:value-type="float">
            <text:p>0,540804</text:p>
          </table:table-cell>
          <table:table-cell table:formula="of:=[.B98]+[.E97]" office:value-type="float" office:value="0.213688" calcext:value-type="float">
            <text:p>0,213688</text:p>
          </table:table-cell>
          <table:table-cell/>
        </table:table-row>
        <table:table-row table:style-name="ro1">
          <table:table-cell office:value-type="string" calcext:value-type="string">
            <text:p>0.004984</text:p>
          </table:table-cell>
          <table:table-cell table:formula="of:=SUBSTITUTE([.A99];&quot;.&quot;;&quot;,&quot;)" office:value-type="string" office:string-value="0,004984" calcext:value-type="string">
            <text:p>0,004984</text:p>
          </table:table-cell>
          <table:table-cell table:formula="of:=VALUE([.B99])" office:value-type="float" office:value="0.004984" calcext:value-type="float">
            <text:p>0,004984</text:p>
          </table:table-cell>
          <table:table-cell table:formula="of:=[.C99]+[.D98]" office:value-type="float" office:value="0.545788" calcext:value-type="float">
            <text:p>0,545788</text:p>
          </table:table-cell>
          <table:table-cell table:formula="of:=[.B99]+[.E98]" office:value-type="float" office:value="0.218672" calcext:value-type="float">
            <text:p>0,218672</text:p>
          </table:table-cell>
          <table:table-cell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100];&quot;.&quot;;&quot;,&quot;)" office:value-type="string" office:string-value="0,005484" calcext:value-type="string">
            <text:p>0,005484</text:p>
          </table:table-cell>
          <table:table-cell table:formula="of:=VALUE([.B100])" office:value-type="float" office:value="0.005484" calcext:value-type="float">
            <text:p>0,005484</text:p>
          </table:table-cell>
          <table:table-cell table:formula="of:=[.C100]+[.D99]" office:value-type="float" office:value="0.551272" calcext:value-type="float">
            <text:p>0,551272</text:p>
          </table:table-cell>
          <table:table-cell table:formula="of:=[.B100]+[.E99]" office:value-type="float" office:value="0.224156" calcext:value-type="float">
            <text:p>0,224156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101];&quot;.&quot;;&quot;,&quot;)" office:value-type="string" office:string-value="0,004988" calcext:value-type="string">
            <text:p>0,004988</text:p>
          </table:table-cell>
          <table:table-cell table:formula="of:=VALUE([.B101])" office:value-type="float" office:value="0.004988" calcext:value-type="float">
            <text:p>0,004988</text:p>
          </table:table-cell>
          <table:table-cell table:formula="of:=[.C101]+[.D100]" office:value-type="float" office:value="0.55626" calcext:value-type="float">
            <text:p>0,55626</text:p>
          </table:table-cell>
          <table:table-cell table:formula="of:=[.B101]+[.E100]" office:value-type="float" office:value="0.229144" calcext:value-type="float">
            <text:p>0,229144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02];&quot;.&quot;;&quot;,&quot;)" office:value-type="string" office:string-value="0,004987" calcext:value-type="string">
            <text:p>0,004987</text:p>
          </table:table-cell>
          <table:table-cell table:formula="of:=VALUE([.B102])" office:value-type="float" office:value="0.004987" calcext:value-type="float">
            <text:p>0,004987</text:p>
          </table:table-cell>
          <table:table-cell table:formula="of:=[.C102]+[.D101]" office:value-type="float" office:value="0.561247" calcext:value-type="float">
            <text:p>0,561247</text:p>
          </table:table-cell>
          <table:table-cell table:formula="of:=[.B102]+[.E101]" office:value-type="float" office:value="0.234131" calcext:value-type="float">
            <text:p>0,234131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03];&quot;.&quot;;&quot;,&quot;)" office:value-type="string" office:string-value="0,004986" calcext:value-type="string">
            <text:p>0,004986</text:p>
          </table:table-cell>
          <table:table-cell table:formula="of:=VALUE([.B103])" office:value-type="float" office:value="0.004986" calcext:value-type="float">
            <text:p>0,004986</text:p>
          </table:table-cell>
          <table:table-cell table:formula="of:=[.C103]+[.D102]" office:value-type="float" office:value="0.566233" calcext:value-type="float">
            <text:p>0,566233</text:p>
          </table:table-cell>
          <table:table-cell table:formula="of:=[.B103]+[.E102]" office:value-type="float" office:value="0.239117" calcext:value-type="float">
            <text:p>0,239117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04];&quot;.&quot;;&quot;,&quot;)" office:value-type="string" office:string-value="0,004986" calcext:value-type="string">
            <text:p>0,004986</text:p>
          </table:table-cell>
          <table:table-cell table:formula="of:=VALUE([.B104])" office:value-type="float" office:value="0.004986" calcext:value-type="float">
            <text:p>0,004986</text:p>
          </table:table-cell>
          <table:table-cell table:formula="of:=[.C104]+[.D103]" office:value-type="float" office:value="0.571219" calcext:value-type="float">
            <text:p>0,571219</text:p>
          </table:table-cell>
          <table:table-cell table:formula="of:=[.B104]+[.E103]" office:value-type="float" office:value="0.244103" calcext:value-type="float">
            <text:p>0,244103</text:p>
          </table:table-cell>
          <table:table-cell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105];&quot;.&quot;;&quot;,&quot;)" office:value-type="string" office:string-value="0,005984" calcext:value-type="string">
            <text:p>0,005984</text:p>
          </table:table-cell>
          <table:table-cell table:formula="of:=VALUE([.B105])" office:value-type="float" office:value="0.005984" calcext:value-type="float">
            <text:p>0,005984</text:p>
          </table:table-cell>
          <table:table-cell table:formula="of:=[.C105]+[.D104]" office:value-type="float" office:value="0.577203" calcext:value-type="float">
            <text:p>0,577203</text:p>
          </table:table-cell>
          <table:table-cell table:formula="of:=[.B105]+[.E104]" office:value-type="float" office:value="0.250087" calcext:value-type="float">
            <text:p>0,250087</text:p>
          </table:table-cell>
          <table:table-cell/>
        </table:table-row>
        <table:table-row table:style-name="ro1">
          <table:table-cell office:value-type="string" calcext:value-type="string">
            <text:p>0.004488</text:p>
          </table:table-cell>
          <table:table-cell table:formula="of:=SUBSTITUTE([.A106];&quot;.&quot;;&quot;,&quot;)" office:value-type="string" office:string-value="0,004488" calcext:value-type="string">
            <text:p>0,004488</text:p>
          </table:table-cell>
          <table:table-cell table:formula="of:=VALUE([.B106])" office:value-type="float" office:value="0.004488" calcext:value-type="float">
            <text:p>0,004488</text:p>
          </table:table-cell>
          <table:table-cell table:formula="of:=[.C106]+[.D105]" office:value-type="float" office:value="0.581691" calcext:value-type="float">
            <text:p>0,581691</text:p>
          </table:table-cell>
          <table:table-cell table:formula="of:=[.B106]+[.E105]" office:value-type="float" office:value="0.254575" calcext:value-type="float">
            <text:p>0,254575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07];&quot;.&quot;;&quot;,&quot;)" office:value-type="string" office:string-value="0,004986" calcext:value-type="string">
            <text:p>0,004986</text:p>
          </table:table-cell>
          <table:table-cell table:formula="of:=VALUE([.B107])" office:value-type="float" office:value="0.004986" calcext:value-type="float">
            <text:p>0,004986</text:p>
          </table:table-cell>
          <table:table-cell table:formula="of:=[.C107]+[.D106]" office:value-type="float" office:value="0.586677" calcext:value-type="float">
            <text:p>0,586677</text:p>
          </table:table-cell>
          <table:table-cell table:formula="of:=[.B107]+[.E106]" office:value-type="float" office:value="0.259561" calcext:value-type="float">
            <text:p>0,259561</text:p>
          </table:table-cell>
          <table:table-cell/>
        </table:table-row>
        <table:table-row table:style-name="ro1">
          <table:table-cell office:value-type="string" calcext:value-type="string">
            <text:p>0.005985</text:p>
          </table:table-cell>
          <table:table-cell table:formula="of:=SUBSTITUTE([.A108];&quot;.&quot;;&quot;,&quot;)" office:value-type="string" office:string-value="0,005985" calcext:value-type="string">
            <text:p>0,005985</text:p>
          </table:table-cell>
          <table:table-cell table:formula="of:=VALUE([.B108])" office:value-type="float" office:value="0.005985" calcext:value-type="float">
            <text:p>0,005985</text:p>
          </table:table-cell>
          <table:table-cell table:formula="of:=[.C108]+[.D107]" office:value-type="float" office:value="0.592662" calcext:value-type="float">
            <text:p>0,592662</text:p>
          </table:table-cell>
          <table:table-cell table:formula="of:=[.B108]+[.E107]" office:value-type="float" office:value="0.265546" calcext:value-type="float">
            <text:p>0,265546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09];&quot;.&quot;;&quot;,&quot;)" office:value-type="string" office:string-value="0,005486" calcext:value-type="string">
            <text:p>0,005486</text:p>
          </table:table-cell>
          <table:table-cell table:formula="of:=VALUE([.B109])" office:value-type="float" office:value="0.005486" calcext:value-type="float">
            <text:p>0,005486</text:p>
          </table:table-cell>
          <table:table-cell table:formula="of:=[.C109]+[.D108]" office:value-type="float" office:value="0.598148" calcext:value-type="float">
            <text:p>0,598148</text:p>
          </table:table-cell>
          <table:table-cell table:formula="of:=[.B109]+[.E108]" office:value-type="float" office:value="0.271032" calcext:value-type="float">
            <text:p>0,271032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10];&quot;.&quot;;&quot;,&quot;)" office:value-type="string" office:string-value="0,005485" calcext:value-type="string">
            <text:p>0,005485</text:p>
          </table:table-cell>
          <table:table-cell table:formula="of:=VALUE([.B110])" office:value-type="float" office:value="0.005485" calcext:value-type="float">
            <text:p>0,005485</text:p>
          </table:table-cell>
          <table:table-cell table:formula="of:=[.C110]+[.D109]" office:value-type="float" office:value="0.603633" calcext:value-type="float">
            <text:p>0,603633</text:p>
          </table:table-cell>
          <table:table-cell table:formula="of:=[.B110]+[.E109]" office:value-type="float" office:value="0.276517" calcext:value-type="float">
            <text:p>0,276517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111];&quot;.&quot;;&quot;,&quot;)" office:value-type="string" office:string-value="0,004988" calcext:value-type="string">
            <text:p>0,004988</text:p>
          </table:table-cell>
          <table:table-cell table:formula="of:=VALUE([.B111])" office:value-type="float" office:value="0.004988" calcext:value-type="float">
            <text:p>0,004988</text:p>
          </table:table-cell>
          <table:table-cell table:formula="of:=[.C111]+[.D110]" office:value-type="float" office:value="0.608621" calcext:value-type="float">
            <text:p>0,608621</text:p>
          </table:table-cell>
          <table:table-cell table:formula="of:=[.B111]+[.E110]" office:value-type="float" office:value="0.281505" calcext:value-type="float">
            <text:p>0,281505</text:p>
          </table:table-cell>
          <table:table-cell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112];&quot;.&quot;;&quot;,&quot;)" office:value-type="string" office:string-value="0,005484" calcext:value-type="string">
            <text:p>0,005484</text:p>
          </table:table-cell>
          <table:table-cell table:formula="of:=VALUE([.B112])" office:value-type="float" office:value="0.005484" calcext:value-type="float">
            <text:p>0,005484</text:p>
          </table:table-cell>
          <table:table-cell table:formula="of:=[.C112]+[.D111]" office:value-type="float" office:value="0.614105" calcext:value-type="float">
            <text:p>0,614105</text:p>
          </table:table-cell>
          <table:table-cell table:formula="of:=[.B112]+[.E111]" office:value-type="float" office:value="0.286989" calcext:value-type="float">
            <text:p>0,28698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13];&quot;.&quot;;&quot;,&quot;)" office:value-type="string" office:string-value="0,005485" calcext:value-type="string">
            <text:p>0,005485</text:p>
          </table:table-cell>
          <table:table-cell table:formula="of:=VALUE([.B113])" office:value-type="float" office:value="0.005485" calcext:value-type="float">
            <text:p>0,005485</text:p>
          </table:table-cell>
          <table:table-cell table:formula="of:=[.C113]+[.D112]" office:value-type="float" office:value="0.61959" calcext:value-type="float">
            <text:p>0,61959</text:p>
          </table:table-cell>
          <table:table-cell table:formula="of:=[.B113]+[.E112]" office:value-type="float" office:value="0.292474" calcext:value-type="float">
            <text:p>0,292474</text:p>
          </table:table-cell>
          <table:table-cell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114];&quot;.&quot;;&quot;,&quot;)" office:value-type="string" office:string-value="0,005984" calcext:value-type="string">
            <text:p>0,005984</text:p>
          </table:table-cell>
          <table:table-cell table:formula="of:=VALUE([.B114])" office:value-type="float" office:value="0.005984" calcext:value-type="float">
            <text:p>0,005984</text:p>
          </table:table-cell>
          <table:table-cell table:formula="of:=[.C114]+[.D113]" office:value-type="float" office:value="0.625574" calcext:value-type="float">
            <text:p>0,625574</text:p>
          </table:table-cell>
          <table:table-cell table:formula="of:=[.B114]+[.E113]" office:value-type="float" office:value="0.298458" calcext:value-type="float">
            <text:p>0,298458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15];&quot;.&quot;;&quot;,&quot;)" office:value-type="string" office:string-value="0,005486" calcext:value-type="string">
            <text:p>0,005486</text:p>
          </table:table-cell>
          <table:table-cell table:formula="of:=VALUE([.B115])" office:value-type="float" office:value="0.005486" calcext:value-type="float">
            <text:p>0,005486</text:p>
          </table:table-cell>
          <table:table-cell table:formula="of:=[.C115]+[.D114]" office:value-type="float" office:value="0.63106" calcext:value-type="float">
            <text:p>0,63106</text:p>
          </table:table-cell>
          <table:table-cell table:formula="of:=[.B115]+[.E114]" office:value-type="float" office:value="0.303944" calcext:value-type="float">
            <text:p>0,303944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16];&quot;.&quot;;&quot;,&quot;)" office:value-type="string" office:string-value="0,004986" calcext:value-type="string">
            <text:p>0,004986</text:p>
          </table:table-cell>
          <table:table-cell table:formula="of:=VALUE([.B116])" office:value-type="float" office:value="0.004986" calcext:value-type="float">
            <text:p>0,004986</text:p>
          </table:table-cell>
          <table:table-cell table:formula="of:=[.C116]+[.D115]" office:value-type="float" office:value="0.636046" calcext:value-type="float">
            <text:p>0,636046</text:p>
          </table:table-cell>
          <table:table-cell table:formula="of:=[.B116]+[.E115]" office:value-type="float" office:value="0.30893" calcext:value-type="float">
            <text:p>0,30893</text:p>
          </table:table-cell>
          <table:table-cell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117];&quot;.&quot;;&quot;,&quot;)" office:value-type="string" office:string-value="0,005984" calcext:value-type="string">
            <text:p>0,005984</text:p>
          </table:table-cell>
          <table:table-cell table:formula="of:=VALUE([.B117])" office:value-type="float" office:value="0.005984" calcext:value-type="float">
            <text:p>0,005984</text:p>
          </table:table-cell>
          <table:table-cell table:formula="of:=[.C117]+[.D116]" office:value-type="float" office:value="0.64203" calcext:value-type="float">
            <text:p>0,64203</text:p>
          </table:table-cell>
          <table:table-cell table:formula="of:=[.B117]+[.E116]" office:value-type="float" office:value="0.314914" calcext:value-type="float">
            <text:p>0,314914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18];&quot;.&quot;;&quot;,&quot;)" office:value-type="string" office:string-value="0,004986" calcext:value-type="string">
            <text:p>0,004986</text:p>
          </table:table-cell>
          <table:table-cell table:formula="of:=VALUE([.B118])" office:value-type="float" office:value="0.004986" calcext:value-type="float">
            <text:p>0,004986</text:p>
          </table:table-cell>
          <table:table-cell table:formula="of:=[.C118]+[.D117]" office:value-type="float" office:value="0.647016" calcext:value-type="float">
            <text:p>0,647016</text:p>
          </table:table-cell>
          <table:table-cell table:formula="of:=[.B118]+[.E117]" office:value-type="float" office:value="0.3199" calcext:value-type="float">
            <text:p>0,3199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19];&quot;.&quot;;&quot;,&quot;)" office:value-type="string" office:string-value="0,005486" calcext:value-type="string">
            <text:p>0,005486</text:p>
          </table:table-cell>
          <table:table-cell table:formula="of:=VALUE([.B119])" office:value-type="float" office:value="0.005486" calcext:value-type="float">
            <text:p>0,005486</text:p>
          </table:table-cell>
          <table:table-cell table:formula="of:=[.C119]+[.D118]" office:value-type="float" office:value="0.652502" calcext:value-type="float">
            <text:p>0,652502</text:p>
          </table:table-cell>
          <table:table-cell table:formula="of:=[.B119]+[.E118]" office:value-type="float" office:value="0.325386" calcext:value-type="float">
            <text:p>0,325386</text:p>
          </table:table-cell>
          <table:table-cell/>
        </table:table-row>
        <table:table-row table:style-name="ro1">
          <table:table-cell office:value-type="string" calcext:value-type="string">
            <text:p>0.005487</text:p>
          </table:table-cell>
          <table:table-cell table:formula="of:=SUBSTITUTE([.A120];&quot;.&quot;;&quot;,&quot;)" office:value-type="string" office:string-value="0,005487" calcext:value-type="string">
            <text:p>0,005487</text:p>
          </table:table-cell>
          <table:table-cell table:formula="of:=VALUE([.B120])" office:value-type="float" office:value="0.005487" calcext:value-type="float">
            <text:p>0,005487</text:p>
          </table:table-cell>
          <table:table-cell table:formula="of:=[.C120]+[.D119]" office:value-type="float" office:value="0.657989" calcext:value-type="float">
            <text:p>0,657989</text:p>
          </table:table-cell>
          <table:table-cell table:formula="of:=[.B120]+[.E119]" office:value-type="float" office:value="0.330873" calcext:value-type="float">
            <text:p>0,330873</text:p>
          </table:table-cell>
          <table:table-cell/>
        </table:table-row>
        <table:table-row table:style-name="ro1">
          <table:table-cell office:value-type="string" calcext:value-type="string">
            <text:p>0.004486</text:p>
          </table:table-cell>
          <table:table-cell table:formula="of:=SUBSTITUTE([.A121];&quot;.&quot;;&quot;,&quot;)" office:value-type="string" office:string-value="0,004486" calcext:value-type="string">
            <text:p>0,004486</text:p>
          </table:table-cell>
          <table:table-cell table:formula="of:=VALUE([.B121])" office:value-type="float" office:value="0.004486" calcext:value-type="float">
            <text:p>0,004486</text:p>
          </table:table-cell>
          <table:table-cell table:formula="of:=[.C121]+[.D120]" office:value-type="float" office:value="0.662475" calcext:value-type="float">
            <text:p>0,662475</text:p>
          </table:table-cell>
          <table:table-cell table:formula="of:=[.B121]+[.E120]" office:value-type="float" office:value="0.335359" calcext:value-type="float">
            <text:p>0,335359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22];&quot;.&quot;;&quot;,&quot;)" office:value-type="string" office:string-value="0,004986" calcext:value-type="string">
            <text:p>0,004986</text:p>
          </table:table-cell>
          <table:table-cell table:formula="of:=VALUE([.B122])" office:value-type="float" office:value="0.004986" calcext:value-type="float">
            <text:p>0,004986</text:p>
          </table:table-cell>
          <table:table-cell table:formula="of:=[.C122]+[.D121]" office:value-type="float" office:value="0.667461" calcext:value-type="float">
            <text:p>0,667461</text:p>
          </table:table-cell>
          <table:table-cell table:formula="of:=[.B122]+[.E121]" office:value-type="float" office:value="0.340345" calcext:value-type="float">
            <text:p>0,340345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23];&quot;.&quot;;&quot;,&quot;)" office:value-type="string" office:string-value="0,005486" calcext:value-type="string">
            <text:p>0,005486</text:p>
          </table:table-cell>
          <table:table-cell table:formula="of:=VALUE([.B123])" office:value-type="float" office:value="0.005486" calcext:value-type="float">
            <text:p>0,005486</text:p>
          </table:table-cell>
          <table:table-cell table:formula="of:=[.C123]+[.D122]" office:value-type="float" office:value="0.672947" calcext:value-type="float">
            <text:p>0,672947</text:p>
          </table:table-cell>
          <table:table-cell table:formula="of:=[.B123]+[.E122]" office:value-type="float" office:value="0.345831" calcext:value-type="float">
            <text:p>0,345831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24];&quot;.&quot;;&quot;,&quot;)" office:value-type="string" office:string-value="0,005485" calcext:value-type="string">
            <text:p>0,005485</text:p>
          </table:table-cell>
          <table:table-cell table:formula="of:=VALUE([.B124])" office:value-type="float" office:value="0.005485" calcext:value-type="float">
            <text:p>0,005485</text:p>
          </table:table-cell>
          <table:table-cell table:formula="of:=[.C124]+[.D123]" office:value-type="float" office:value="0.678432" calcext:value-type="float">
            <text:p>0,678432</text:p>
          </table:table-cell>
          <table:table-cell table:formula="of:=[.B124]+[.E123]" office:value-type="float" office:value="0.351316" calcext:value-type="float">
            <text:p>0,351316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25];&quot;.&quot;;&quot;,&quot;)" office:value-type="string" office:string-value="0,005486" calcext:value-type="string">
            <text:p>0,005486</text:p>
          </table:table-cell>
          <table:table-cell table:formula="of:=VALUE([.B125])" office:value-type="float" office:value="0.005486" calcext:value-type="float">
            <text:p>0,005486</text:p>
          </table:table-cell>
          <table:table-cell table:formula="of:=[.C125]+[.D124]" office:value-type="float" office:value="0.683918" calcext:value-type="float">
            <text:p>0,683918</text:p>
          </table:table-cell>
          <table:table-cell table:formula="of:=[.B125]+[.E124]" office:value-type="float" office:value="0.356802" calcext:value-type="float">
            <text:p>0,356802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26];&quot;.&quot;;&quot;,&quot;)" office:value-type="string" office:string-value="0,005485" calcext:value-type="string">
            <text:p>0,005485</text:p>
          </table:table-cell>
          <table:table-cell table:formula="of:=VALUE([.B126])" office:value-type="float" office:value="0.005485" calcext:value-type="float">
            <text:p>0,005485</text:p>
          </table:table-cell>
          <table:table-cell table:formula="of:=[.C126]+[.D125]" office:value-type="float" office:value="0.689403" calcext:value-type="float">
            <text:p>0,689403</text:p>
          </table:table-cell>
          <table:table-cell table:formula="of:=[.B126]+[.E125]" office:value-type="float" office:value="0.362287" calcext:value-type="float">
            <text:p>0,362287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27];&quot;.&quot;;&quot;,&quot;)" office:value-type="string" office:string-value="0,004987" calcext:value-type="string">
            <text:p>0,004987</text:p>
          </table:table-cell>
          <table:table-cell table:formula="of:=VALUE([.B127])" office:value-type="float" office:value="0.004987" calcext:value-type="float">
            <text:p>0,004987</text:p>
          </table:table-cell>
          <table:table-cell table:formula="of:=[.C127]+[.D126]" office:value-type="float" office:value="0.69439" calcext:value-type="float">
            <text:p>0,69439</text:p>
          </table:table-cell>
          <table:table-cell table:formula="of:=[.B127]+[.E126]" office:value-type="float" office:value="0.367274" calcext:value-type="float">
            <text:p>0,367274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28];&quot;.&quot;;&quot;,&quot;)" office:value-type="string" office:string-value="0,005486" calcext:value-type="string">
            <text:p>0,005486</text:p>
          </table:table-cell>
          <table:table-cell table:formula="of:=VALUE([.B128])" office:value-type="float" office:value="0.005486" calcext:value-type="float">
            <text:p>0,005486</text:p>
          </table:table-cell>
          <table:table-cell table:formula="of:=[.C128]+[.D127]" office:value-type="float" office:value="0.699876" calcext:value-type="float">
            <text:p>0,699876</text:p>
          </table:table-cell>
          <table:table-cell table:formula="of:=[.B128]+[.E127]" office:value-type="float" office:value="0.37276" calcext:value-type="float">
            <text:p>0,37276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129];&quot;.&quot;;&quot;,&quot;)" office:value-type="string" office:string-value="0,004988" calcext:value-type="string">
            <text:p>0,004988</text:p>
          </table:table-cell>
          <table:table-cell table:formula="of:=VALUE([.B129])" office:value-type="float" office:value="0.004988" calcext:value-type="float">
            <text:p>0,004988</text:p>
          </table:table-cell>
          <table:table-cell table:formula="of:=[.C129]+[.D128]" office:value-type="float" office:value="0.704864" calcext:value-type="float">
            <text:p>0,704864</text:p>
          </table:table-cell>
          <table:table-cell table:formula="of:=[.B129]+[.E128]" office:value-type="float" office:value="0.377748" calcext:value-type="float">
            <text:p>0,377748</text:p>
          </table:table-cell>
          <table:table-cell/>
        </table:table-row>
        <table:table-row table:style-name="ro1">
          <table:table-cell office:value-type="string" calcext:value-type="string">
            <text:p>0.005983</text:p>
          </table:table-cell>
          <table:table-cell table:formula="of:=SUBSTITUTE([.A130];&quot;.&quot;;&quot;,&quot;)" office:value-type="string" office:string-value="0,005983" calcext:value-type="string">
            <text:p>0,005983</text:p>
          </table:table-cell>
          <table:table-cell table:formula="of:=VALUE([.B130])" office:value-type="float" office:value="0.005983" calcext:value-type="float">
            <text:p>0,005983</text:p>
          </table:table-cell>
          <table:table-cell table:formula="of:=[.C130]+[.D129]" office:value-type="float" office:value="0.710847" calcext:value-type="float">
            <text:p>0,710847</text:p>
          </table:table-cell>
          <table:table-cell table:formula="of:=[.B130]+[.E129]" office:value-type="float" office:value="0.383731" calcext:value-type="float">
            <text:p>0,383731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31];&quot;.&quot;;&quot;,&quot;)" office:value-type="string" office:string-value="0,004986" calcext:value-type="string">
            <text:p>0,004986</text:p>
          </table:table-cell>
          <table:table-cell table:formula="of:=VALUE([.B131])" office:value-type="float" office:value="0.004986" calcext:value-type="float">
            <text:p>0,004986</text:p>
          </table:table-cell>
          <table:table-cell table:formula="of:=[.C131]+[.D130]" office:value-type="float" office:value="0.715833" calcext:value-type="float">
            <text:p>0,715833</text:p>
          </table:table-cell>
          <table:table-cell table:formula="of:=[.B131]+[.E130]" office:value-type="float" office:value="0.388717" calcext:value-type="float">
            <text:p>0,388717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32];&quot;.&quot;;&quot;,&quot;)" office:value-type="string" office:string-value="0,005486" calcext:value-type="string">
            <text:p>0,005486</text:p>
          </table:table-cell>
          <table:table-cell table:formula="of:=VALUE([.B132])" office:value-type="float" office:value="0.005486" calcext:value-type="float">
            <text:p>0,005486</text:p>
          </table:table-cell>
          <table:table-cell table:formula="of:=[.C132]+[.D131]" office:value-type="float" office:value="0.721319" calcext:value-type="float">
            <text:p>0,721319</text:p>
          </table:table-cell>
          <table:table-cell table:formula="of:=[.B132]+[.E131]" office:value-type="float" office:value="0.394203" calcext:value-type="float">
            <text:p>0,394203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33];&quot;.&quot;;&quot;,&quot;)" office:value-type="string" office:string-value="0,005485" calcext:value-type="string">
            <text:p>0,005485</text:p>
          </table:table-cell>
          <table:table-cell table:formula="of:=VALUE([.B133])" office:value-type="float" office:value="0.005485" calcext:value-type="float">
            <text:p>0,005485</text:p>
          </table:table-cell>
          <table:table-cell table:formula="of:=[.C133]+[.D132]" office:value-type="float" office:value="0.726804" calcext:value-type="float">
            <text:p>0,726804</text:p>
          </table:table-cell>
          <table:table-cell table:formula="of:=[.B133]+[.E132]" office:value-type="float" office:value="0.399688" calcext:value-type="float">
            <text:p>0,399688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34];&quot;.&quot;;&quot;,&quot;)" office:value-type="string" office:string-value="0,004986" calcext:value-type="string">
            <text:p>0,004986</text:p>
          </table:table-cell>
          <table:table-cell table:formula="of:=VALUE([.B134])" office:value-type="float" office:value="0.004986" calcext:value-type="float">
            <text:p>0,004986</text:p>
          </table:table-cell>
          <table:table-cell table:formula="of:=[.C134]+[.D133]" office:value-type="float" office:value="0.73179" calcext:value-type="float">
            <text:p>0,73179</text:p>
          </table:table-cell>
          <table:table-cell table:formula="of:=[.B134]+[.E133]" office:value-type="float" office:value="0.404674" calcext:value-type="float">
            <text:p>0,404674</text:p>
          </table:table-cell>
          <table:table-cell/>
        </table:table-row>
        <table:table-row table:style-name="ro1">
          <table:table-cell office:value-type="string" calcext:value-type="string">
            <text:p>0.005985</text:p>
          </table:table-cell>
          <table:table-cell table:formula="of:=SUBSTITUTE([.A135];&quot;.&quot;;&quot;,&quot;)" office:value-type="string" office:string-value="0,005985" calcext:value-type="string">
            <text:p>0,005985</text:p>
          </table:table-cell>
          <table:table-cell table:formula="of:=VALUE([.B135])" office:value-type="float" office:value="0.005985" calcext:value-type="float">
            <text:p>0,005985</text:p>
          </table:table-cell>
          <table:table-cell table:formula="of:=[.C135]+[.D134]" office:value-type="float" office:value="0.737775" calcext:value-type="float">
            <text:p>0,737775</text:p>
          </table:table-cell>
          <table:table-cell table:formula="of:=[.B135]+[.E134]" office:value-type="float" office:value="0.410659" calcext:value-type="float">
            <text:p>0,41065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36];&quot;.&quot;;&quot;,&quot;)" office:value-type="string" office:string-value="0,005485" calcext:value-type="string">
            <text:p>0,005485</text:p>
          </table:table-cell>
          <table:table-cell table:formula="of:=VALUE([.B136])" office:value-type="float" office:value="0.005485" calcext:value-type="float">
            <text:p>0,005485</text:p>
          </table:table-cell>
          <table:table-cell table:formula="of:=[.C136]+[.D135]" office:value-type="float" office:value="0.74326" calcext:value-type="float">
            <text:p>0,74326</text:p>
          </table:table-cell>
          <table:table-cell table:formula="of:=[.B136]+[.E135]" office:value-type="float" office:value="0.416144" calcext:value-type="float">
            <text:p>0,416144</text:p>
          </table:table-cell>
          <table:table-cell/>
        </table:table-row>
        <table:table-row table:style-name="ro1">
          <table:table-cell office:value-type="string" calcext:value-type="string">
            <text:p>0.004985</text:p>
          </table:table-cell>
          <table:table-cell table:formula="of:=SUBSTITUTE([.A137];&quot;.&quot;;&quot;,&quot;)" office:value-type="string" office:string-value="0,004985" calcext:value-type="string">
            <text:p>0,004985</text:p>
          </table:table-cell>
          <table:table-cell table:formula="of:=VALUE([.B137])" office:value-type="float" office:value="0.004985" calcext:value-type="float">
            <text:p>0,004985</text:p>
          </table:table-cell>
          <table:table-cell table:formula="of:=[.C137]+[.D136]" office:value-type="float" office:value="0.748245" calcext:value-type="float">
            <text:p>0,748245</text:p>
          </table:table-cell>
          <table:table-cell table:formula="of:=[.B137]+[.E136]" office:value-type="float" office:value="0.421129" calcext:value-type="float">
            <text:p>0,421129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38];&quot;.&quot;;&quot;,&quot;)" office:value-type="string" office:string-value="0,005486" calcext:value-type="string">
            <text:p>0,005486</text:p>
          </table:table-cell>
          <table:table-cell table:formula="of:=VALUE([.B138])" office:value-type="float" office:value="0.005486" calcext:value-type="float">
            <text:p>0,005486</text:p>
          </table:table-cell>
          <table:table-cell table:formula="of:=[.C138]+[.D137]" office:value-type="float" office:value="0.753731" calcext:value-type="float">
            <text:p>0,753731</text:p>
          </table:table-cell>
          <table:table-cell table:formula="of:=[.B138]+[.E137]" office:value-type="float" office:value="0.426615" calcext:value-type="float">
            <text:p>0,426615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39];&quot;.&quot;;&quot;,&quot;)" office:value-type="string" office:string-value="0,004987" calcext:value-type="string">
            <text:p>0,004987</text:p>
          </table:table-cell>
          <table:table-cell table:formula="of:=VALUE([.B139])" office:value-type="float" office:value="0.004987" calcext:value-type="float">
            <text:p>0,004987</text:p>
          </table:table-cell>
          <table:table-cell table:formula="of:=[.C139]+[.D138]" office:value-type="float" office:value="0.758718" calcext:value-type="float">
            <text:p>0,758718</text:p>
          </table:table-cell>
          <table:table-cell table:formula="of:=[.B139]+[.E138]" office:value-type="float" office:value="0.431602" calcext:value-type="float">
            <text:p>0,431602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40];&quot;.&quot;;&quot;,&quot;)" office:value-type="string" office:string-value="0,004986" calcext:value-type="string">
            <text:p>0,004986</text:p>
          </table:table-cell>
          <table:table-cell table:formula="of:=VALUE([.B140])" office:value-type="float" office:value="0.004986" calcext:value-type="float">
            <text:p>0,004986</text:p>
          </table:table-cell>
          <table:table-cell table:formula="of:=[.C140]+[.D139]" office:value-type="float" office:value="0.763704" calcext:value-type="float">
            <text:p>0,763704</text:p>
          </table:table-cell>
          <table:table-cell table:formula="of:=[.B140]+[.E139]" office:value-type="float" office:value="0.436588" calcext:value-type="float">
            <text:p>0,436588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41];&quot;.&quot;;&quot;,&quot;)" office:value-type="string" office:string-value="0,004986" calcext:value-type="string">
            <text:p>0,004986</text:p>
          </table:table-cell>
          <table:table-cell table:formula="of:=VALUE([.B141])" office:value-type="float" office:value="0.004986" calcext:value-type="float">
            <text:p>0,004986</text:p>
          </table:table-cell>
          <table:table-cell table:formula="of:=[.C141]+[.D140]" office:value-type="float" office:value="0.76869" calcext:value-type="float">
            <text:p>0,76869</text:p>
          </table:table-cell>
          <table:table-cell table:formula="of:=[.B141]+[.E140]" office:value-type="float" office:value="0.441574" calcext:value-type="float">
            <text:p>0,441574</text:p>
          </table:table-cell>
          <table:table-cell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142];&quot;.&quot;;&quot;,&quot;)" office:value-type="string" office:string-value="0,005984" calcext:value-type="string">
            <text:p>0,005984</text:p>
          </table:table-cell>
          <table:table-cell table:formula="of:=VALUE([.B142])" office:value-type="float" office:value="0.005984" calcext:value-type="float">
            <text:p>0,005984</text:p>
          </table:table-cell>
          <table:table-cell table:formula="of:=[.C142]+[.D141]" office:value-type="float" office:value="0.774674" calcext:value-type="float">
            <text:p>0,774674</text:p>
          </table:table-cell>
          <table:table-cell table:formula="of:=[.B142]+[.E141]" office:value-type="float" office:value="0.447558" calcext:value-type="float">
            <text:p>0,447558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43];&quot;.&quot;;&quot;,&quot;)" office:value-type="string" office:string-value="0,005486" calcext:value-type="string">
            <text:p>0,005486</text:p>
          </table:table-cell>
          <table:table-cell table:formula="of:=VALUE([.B143])" office:value-type="float" office:value="0.005486" calcext:value-type="float">
            <text:p>0,005486</text:p>
          </table:table-cell>
          <table:table-cell table:formula="of:=[.C143]+[.D142]" office:value-type="float" office:value="0.78016" calcext:value-type="float">
            <text:p>0,78016</text:p>
          </table:table-cell>
          <table:table-cell table:formula="of:=[.B143]+[.E142]" office:value-type="float" office:value="0.453044" calcext:value-type="float">
            <text:p>0,453044</text:p>
          </table:table-cell>
          <table:table-cell/>
        </table:table-row>
        <table:table-row table:style-name="ro1">
          <table:table-cell office:value-type="string" calcext:value-type="string">
            <text:p>0.004488</text:p>
          </table:table-cell>
          <table:table-cell table:formula="of:=SUBSTITUTE([.A144];&quot;.&quot;;&quot;,&quot;)" office:value-type="string" office:string-value="0,004488" calcext:value-type="string">
            <text:p>0,004488</text:p>
          </table:table-cell>
          <table:table-cell table:formula="of:=VALUE([.B144])" office:value-type="float" office:value="0.004488" calcext:value-type="float">
            <text:p>0,004488</text:p>
          </table:table-cell>
          <table:table-cell table:formula="of:=[.C144]+[.D143]" office:value-type="float" office:value="0.784648" calcext:value-type="float">
            <text:p>0,784648</text:p>
          </table:table-cell>
          <table:table-cell table:formula="of:=[.B144]+[.E143]" office:value-type="float" office:value="0.457532" calcext:value-type="float">
            <text:p>0,457532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45];&quot;.&quot;;&quot;,&quot;)" office:value-type="string" office:string-value="0,005486" calcext:value-type="string">
            <text:p>0,005486</text:p>
          </table:table-cell>
          <table:table-cell table:formula="of:=VALUE([.B145])" office:value-type="float" office:value="0.005486" calcext:value-type="float">
            <text:p>0,005486</text:p>
          </table:table-cell>
          <table:table-cell table:formula="of:=[.C145]+[.D144]" office:value-type="float" office:value="0.790134" calcext:value-type="float">
            <text:p>0,790134</text:p>
          </table:table-cell>
          <table:table-cell table:formula="of:=[.B145]+[.E144]" office:value-type="float" office:value="0.463018" calcext:value-type="float">
            <text:p>0,463018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46];&quot;.&quot;;&quot;,&quot;)" office:value-type="string" office:string-value="0,004987" calcext:value-type="string">
            <text:p>0,004987</text:p>
          </table:table-cell>
          <table:table-cell table:formula="of:=VALUE([.B146])" office:value-type="float" office:value="0.004987" calcext:value-type="float">
            <text:p>0,004987</text:p>
          </table:table-cell>
          <table:table-cell table:formula="of:=[.C146]+[.D145]" office:value-type="float" office:value="0.795121" calcext:value-type="float">
            <text:p>0,795121</text:p>
          </table:table-cell>
          <table:table-cell table:formula="of:=[.B146]+[.E145]" office:value-type="float" office:value="0.468005" calcext:value-type="float">
            <text:p>0,468005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47];&quot;.&quot;;&quot;,&quot;)" office:value-type="string" office:string-value="0,004986" calcext:value-type="string">
            <text:p>0,004986</text:p>
          </table:table-cell>
          <table:table-cell table:formula="of:=VALUE([.B147])" office:value-type="float" office:value="0.004986" calcext:value-type="float">
            <text:p>0,004986</text:p>
          </table:table-cell>
          <table:table-cell table:formula="of:=[.C147]+[.D146]" office:value-type="float" office:value="0.800107" calcext:value-type="float">
            <text:p>0,800107</text:p>
          </table:table-cell>
          <table:table-cell table:formula="of:=[.B147]+[.E146]" office:value-type="float" office:value="0.472991" calcext:value-type="float">
            <text:p>0,472991</text:p>
          </table:table-cell>
          <table:table-cell/>
        </table:table-row>
        <table:table-row table:style-name="ro1">
          <table:table-cell office:value-type="string" calcext:value-type="string">
            <text:p>0.004488</text:p>
          </table:table-cell>
          <table:table-cell table:formula="of:=SUBSTITUTE([.A148];&quot;.&quot;;&quot;,&quot;)" office:value-type="string" office:string-value="0,004488" calcext:value-type="string">
            <text:p>0,004488</text:p>
          </table:table-cell>
          <table:table-cell table:formula="of:=VALUE([.B148])" office:value-type="float" office:value="0.004488" calcext:value-type="float">
            <text:p>0,004488</text:p>
          </table:table-cell>
          <table:table-cell table:formula="of:=[.C148]+[.D147]" office:value-type="float" office:value="0.804595" calcext:value-type="float">
            <text:p>0,804595</text:p>
          </table:table-cell>
          <table:table-cell table:formula="of:=[.B148]+[.E147]" office:value-type="float" office:value="0.477479" calcext:value-type="float">
            <text:p>0,47747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49];&quot;.&quot;;&quot;,&quot;)" office:value-type="string" office:string-value="0,005485" calcext:value-type="string">
            <text:p>0,005485</text:p>
          </table:table-cell>
          <table:table-cell table:formula="of:=VALUE([.B149])" office:value-type="float" office:value="0.005485" calcext:value-type="float">
            <text:p>0,005485</text:p>
          </table:table-cell>
          <table:table-cell table:formula="of:=[.C149]+[.D148]" office:value-type="float" office:value="0.81008" calcext:value-type="float">
            <text:p>0,81008</text:p>
          </table:table-cell>
          <table:table-cell table:formula="of:=[.B149]+[.E148]" office:value-type="float" office:value="0.482964" calcext:value-type="float">
            <text:p>0,482964</text:p>
          </table:table-cell>
          <table:table-cell/>
        </table:table-row>
        <table:table-row table:style-name="ro1">
          <table:table-cell office:value-type="string" calcext:value-type="string">
            <text:p>0.005985</text:p>
          </table:table-cell>
          <table:table-cell table:formula="of:=SUBSTITUTE([.A150];&quot;.&quot;;&quot;,&quot;)" office:value-type="string" office:string-value="0,005985" calcext:value-type="string">
            <text:p>0,005985</text:p>
          </table:table-cell>
          <table:table-cell table:formula="of:=VALUE([.B150])" office:value-type="float" office:value="0.005985" calcext:value-type="float">
            <text:p>0,005985</text:p>
          </table:table-cell>
          <table:table-cell table:formula="of:=[.C150]+[.D149]" office:value-type="float" office:value="0.816065" calcext:value-type="float">
            <text:p>0,816065</text:p>
          </table:table-cell>
          <table:table-cell table:formula="of:=[.B150]+[.E149]" office:value-type="float" office:value="0.488949" calcext:value-type="float">
            <text:p>0,488949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51];&quot;.&quot;;&quot;,&quot;)" office:value-type="string" office:string-value="0,004986" calcext:value-type="string">
            <text:p>0,004986</text:p>
          </table:table-cell>
          <table:table-cell table:formula="of:=VALUE([.B151])" office:value-type="float" office:value="0.004986" calcext:value-type="float">
            <text:p>0,004986</text:p>
          </table:table-cell>
          <table:table-cell table:formula="of:=[.C151]+[.D150]" office:value-type="float" office:value="0.821051" calcext:value-type="float">
            <text:p>0,821051</text:p>
          </table:table-cell>
          <table:table-cell table:formula="of:=[.B151]+[.E150]" office:value-type="float" office:value="0.493935" calcext:value-type="float">
            <text:p>0,493935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52];&quot;.&quot;;&quot;,&quot;)" office:value-type="string" office:string-value="0,005485" calcext:value-type="string">
            <text:p>0,005485</text:p>
          </table:table-cell>
          <table:table-cell table:formula="of:=VALUE([.B152])" office:value-type="float" office:value="0.005485" calcext:value-type="float">
            <text:p>0,005485</text:p>
          </table:table-cell>
          <table:table-cell table:formula="of:=[.C152]+[.D151]" office:value-type="float" office:value="0.826536" calcext:value-type="float">
            <text:p>0,826536</text:p>
          </table:table-cell>
          <table:table-cell table:formula="of:=[.B152]+[.E151]" office:value-type="float" office:value="0.49942" calcext:value-type="float">
            <text:p>0,49942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153];&quot;.&quot;;&quot;,&quot;)" office:value-type="string" office:string-value="0,004988" calcext:value-type="string">
            <text:p>0,004988</text:p>
          </table:table-cell>
          <table:table-cell table:formula="of:=VALUE([.B153])" office:value-type="float" office:value="0.004988" calcext:value-type="float">
            <text:p>0,004988</text:p>
          </table:table-cell>
          <table:table-cell table:formula="of:=[.C153]+[.D152]" office:value-type="float" office:value="0.831524" calcext:value-type="float">
            <text:p>0,831524</text:p>
          </table:table-cell>
          <table:table-cell table:formula="of:=[.B153]+[.E152]" office:value-type="float" office:value="0.504408" calcext:value-type="float">
            <text:p>0,504408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154];&quot;.&quot;;&quot;,&quot;)" office:value-type="string" office:string-value="0,004988" calcext:value-type="string">
            <text:p>0,004988</text:p>
          </table:table-cell>
          <table:table-cell table:formula="of:=VALUE([.B154])" office:value-type="float" office:value="0.004988" calcext:value-type="float">
            <text:p>0,004988</text:p>
          </table:table-cell>
          <table:table-cell table:formula="of:=[.C154]+[.D153]" office:value-type="float" office:value="0.836512" calcext:value-type="float">
            <text:p>0,836512</text:p>
          </table:table-cell>
          <table:table-cell table:formula="of:=[.B154]+[.E153]" office:value-type="float" office:value="0.509396" calcext:value-type="float">
            <text:p>0,509396</text:p>
          </table:table-cell>
          <table:table-cell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155];&quot;.&quot;;&quot;,&quot;)" office:value-type="string" office:string-value="0,005484" calcext:value-type="string">
            <text:p>0,005484</text:p>
          </table:table-cell>
          <table:table-cell table:formula="of:=VALUE([.B155])" office:value-type="float" office:value="0.005484" calcext:value-type="float">
            <text:p>0,005484</text:p>
          </table:table-cell>
          <table:table-cell table:formula="of:=[.C155]+[.D154]" office:value-type="float" office:value="0.841996" calcext:value-type="float">
            <text:p>0,841996</text:p>
          </table:table-cell>
          <table:table-cell table:formula="of:=[.B155]+[.E154]" office:value-type="float" office:value="0.51488" calcext:value-type="float">
            <text:p>0,51488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56];&quot;.&quot;;&quot;,&quot;)" office:value-type="string" office:string-value="0,005486" calcext:value-type="string">
            <text:p>0,005486</text:p>
          </table:table-cell>
          <table:table-cell table:formula="of:=VALUE([.B156])" office:value-type="float" office:value="0.005486" calcext:value-type="float">
            <text:p>0,005486</text:p>
          </table:table-cell>
          <table:table-cell table:formula="of:=[.C156]+[.D155]" office:value-type="float" office:value="0.847482" calcext:value-type="float">
            <text:p>0,847482</text:p>
          </table:table-cell>
          <table:table-cell table:formula="of:=[.B156]+[.E155]" office:value-type="float" office:value="0.520366" calcext:value-type="float">
            <text:p>0,520366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57];&quot;.&quot;;&quot;,&quot;)" office:value-type="string" office:string-value="0,004987" calcext:value-type="string">
            <text:p>0,004987</text:p>
          </table:table-cell>
          <table:table-cell table:formula="of:=VALUE([.B157])" office:value-type="float" office:value="0.004987" calcext:value-type="float">
            <text:p>0,004987</text:p>
          </table:table-cell>
          <table:table-cell table:formula="of:=[.C157]+[.D156]" office:value-type="float" office:value="0.852469" calcext:value-type="float">
            <text:p>0,852469</text:p>
          </table:table-cell>
          <table:table-cell table:formula="of:=[.B157]+[.E156]" office:value-type="float" office:value="0.525353" calcext:value-type="float">
            <text:p>0,525353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58];&quot;.&quot;;&quot;,&quot;)" office:value-type="string" office:string-value="0,005486" calcext:value-type="string">
            <text:p>0,005486</text:p>
          </table:table-cell>
          <table:table-cell table:formula="of:=VALUE([.B158])" office:value-type="float" office:value="0.005486" calcext:value-type="float">
            <text:p>0,005486</text:p>
          </table:table-cell>
          <table:table-cell table:formula="of:=[.C158]+[.D157]" office:value-type="float" office:value="0.857955" calcext:value-type="float">
            <text:p>0,857955</text:p>
          </table:table-cell>
          <table:table-cell table:formula="of:=[.B158]+[.E157]" office:value-type="float" office:value="0.530839" calcext:value-type="float">
            <text:p>0,53083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59];&quot;.&quot;;&quot;,&quot;)" office:value-type="string" office:string-value="0,004987" calcext:value-type="string">
            <text:p>0,004987</text:p>
          </table:table-cell>
          <table:table-cell table:formula="of:=VALUE([.B159])" office:value-type="float" office:value="0.004987" calcext:value-type="float">
            <text:p>0,004987</text:p>
          </table:table-cell>
          <table:table-cell table:formula="of:=[.C159]+[.D158]" office:value-type="float" office:value="0.862942" calcext:value-type="float">
            <text:p>0,862942</text:p>
          </table:table-cell>
          <table:table-cell table:formula="of:=[.B159]+[.E158]" office:value-type="float" office:value="0.535826" calcext:value-type="float">
            <text:p>0,535826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60];&quot;.&quot;;&quot;,&quot;)" office:value-type="string" office:string-value="0,004986" calcext:value-type="string">
            <text:p>0,004986</text:p>
          </table:table-cell>
          <table:table-cell table:formula="of:=VALUE([.B160])" office:value-type="float" office:value="0.004986" calcext:value-type="float">
            <text:p>0,004986</text:p>
          </table:table-cell>
          <table:table-cell table:formula="of:=[.C160]+[.D159]" office:value-type="float" office:value="0.867928" calcext:value-type="float">
            <text:p>0,867928</text:p>
          </table:table-cell>
          <table:table-cell table:formula="of:=[.B160]+[.E159]" office:value-type="float" office:value="0.540812" calcext:value-type="float">
            <text:p>0,540812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61];&quot;.&quot;;&quot;,&quot;)" office:value-type="string" office:string-value="0,005485" calcext:value-type="string">
            <text:p>0,005485</text:p>
          </table:table-cell>
          <table:table-cell table:formula="of:=VALUE([.B161])" office:value-type="float" office:value="0.005485" calcext:value-type="float">
            <text:p>0,005485</text:p>
          </table:table-cell>
          <table:table-cell table:formula="of:=[.C161]+[.D160]" office:value-type="float" office:value="0.873413" calcext:value-type="float">
            <text:p>0,873413</text:p>
          </table:table-cell>
          <table:table-cell table:formula="of:=[.B161]+[.E160]" office:value-type="float" office:value="0.546297" calcext:value-type="float">
            <text:p>0,546297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62];&quot;.&quot;;&quot;,&quot;)" office:value-type="string" office:string-value="0,005485" calcext:value-type="string">
            <text:p>0,005485</text:p>
          </table:table-cell>
          <table:table-cell table:formula="of:=VALUE([.B162])" office:value-type="float" office:value="0.005485" calcext:value-type="float">
            <text:p>0,005485</text:p>
          </table:table-cell>
          <table:table-cell table:formula="of:=[.C162]+[.D161]" office:value-type="float" office:value="0.878898" calcext:value-type="float">
            <text:p>0,878898</text:p>
          </table:table-cell>
          <table:table-cell table:formula="of:=[.B162]+[.E161]" office:value-type="float" office:value="0.551782" calcext:value-type="float">
            <text:p>0,551782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63];&quot;.&quot;;&quot;,&quot;)" office:value-type="string" office:string-value="0,005486" calcext:value-type="string">
            <text:p>0,005486</text:p>
          </table:table-cell>
          <table:table-cell table:formula="of:=VALUE([.B163])" office:value-type="float" office:value="0.005486" calcext:value-type="float">
            <text:p>0,005486</text:p>
          </table:table-cell>
          <table:table-cell table:formula="of:=[.C163]+[.D162]" office:value-type="float" office:value="0.884384" calcext:value-type="float">
            <text:p>0,884384</text:p>
          </table:table-cell>
          <table:table-cell table:formula="of:=[.B163]+[.E162]" office:value-type="float" office:value="0.557268" calcext:value-type="float">
            <text:p>0,557268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64];&quot;.&quot;;&quot;,&quot;)" office:value-type="string" office:string-value="0,004986" calcext:value-type="string">
            <text:p>0,004986</text:p>
          </table:table-cell>
          <table:table-cell table:formula="of:=VALUE([.B164])" office:value-type="float" office:value="0.004986" calcext:value-type="float">
            <text:p>0,004986</text:p>
          </table:table-cell>
          <table:table-cell table:formula="of:=[.C164]+[.D163]" office:value-type="float" office:value="0.88937" calcext:value-type="float">
            <text:p>0,88937</text:p>
          </table:table-cell>
          <table:table-cell table:formula="of:=[.B164]+[.E163]" office:value-type="float" office:value="0.562254" calcext:value-type="float">
            <text:p>0,562254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65];&quot;.&quot;;&quot;,&quot;)" office:value-type="string" office:string-value="0,004987" calcext:value-type="string">
            <text:p>0,004987</text:p>
          </table:table-cell>
          <table:table-cell table:formula="of:=VALUE([.B165])" office:value-type="float" office:value="0.004987" calcext:value-type="float">
            <text:p>0,004987</text:p>
          </table:table-cell>
          <table:table-cell table:formula="of:=[.C165]+[.D164]" office:value-type="float" office:value="0.894357" calcext:value-type="float">
            <text:p>0,894357</text:p>
          </table:table-cell>
          <table:table-cell table:formula="of:=[.B165]+[.E164]" office:value-type="float" office:value="0.567241" calcext:value-type="float">
            <text:p>0,567241</text:p>
          </table:table-cell>
          <table:table-cell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166];&quot;.&quot;;&quot;,&quot;)" office:value-type="string" office:string-value="0,005984" calcext:value-type="string">
            <text:p>0,005984</text:p>
          </table:table-cell>
          <table:table-cell table:formula="of:=VALUE([.B166])" office:value-type="float" office:value="0.005984" calcext:value-type="float">
            <text:p>0,005984</text:p>
          </table:table-cell>
          <table:table-cell table:formula="of:=[.C166]+[.D165]" office:value-type="float" office:value="0.900341" calcext:value-type="float">
            <text:p>0,900341</text:p>
          </table:table-cell>
          <table:table-cell table:formula="of:=[.B166]+[.E165]" office:value-type="float" office:value="0.573225" calcext:value-type="float">
            <text:p>0,573225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67];&quot;.&quot;;&quot;,&quot;)" office:value-type="string" office:string-value="0,004987" calcext:value-type="string">
            <text:p>0,004987</text:p>
          </table:table-cell>
          <table:table-cell table:formula="of:=VALUE([.B167])" office:value-type="float" office:value="0.004987" calcext:value-type="float">
            <text:p>0,004987</text:p>
          </table:table-cell>
          <table:table-cell table:formula="of:=[.C167]+[.D166]" office:value-type="float" office:value="0.905328" calcext:value-type="float">
            <text:p>0,905328</text:p>
          </table:table-cell>
          <table:table-cell table:formula="of:=[.B167]+[.E166]" office:value-type="float" office:value="0.578212" calcext:value-type="float">
            <text:p>0,578212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68];&quot;.&quot;;&quot;,&quot;)" office:value-type="string" office:string-value="0,004986" calcext:value-type="string">
            <text:p>0,004986</text:p>
          </table:table-cell>
          <table:table-cell table:formula="of:=VALUE([.B168])" office:value-type="float" office:value="0.004986" calcext:value-type="float">
            <text:p>0,004986</text:p>
          </table:table-cell>
          <table:table-cell table:formula="of:=[.C168]+[.D167]" office:value-type="float" office:value="0.910314" calcext:value-type="float">
            <text:p>0,910314</text:p>
          </table:table-cell>
          <table:table-cell table:formula="of:=[.B168]+[.E167]" office:value-type="float" office:value="0.583198" calcext:value-type="float">
            <text:p>0,583198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69];&quot;.&quot;;&quot;,&quot;)" office:value-type="string" office:string-value="0,004987" calcext:value-type="string">
            <text:p>0,004987</text:p>
          </table:table-cell>
          <table:table-cell table:formula="of:=VALUE([.B169])" office:value-type="float" office:value="0.004987" calcext:value-type="float">
            <text:p>0,004987</text:p>
          </table:table-cell>
          <table:table-cell table:formula="of:=[.C169]+[.D168]" office:value-type="float" office:value="0.915301" calcext:value-type="float">
            <text:p>0,915301</text:p>
          </table:table-cell>
          <table:table-cell table:formula="of:=[.B169]+[.E168]" office:value-type="float" office:value="0.588185" calcext:value-type="float">
            <text:p>0,588185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70];&quot;.&quot;;&quot;,&quot;)" office:value-type="string" office:string-value="0,005485" calcext:value-type="string">
            <text:p>0,005485</text:p>
          </table:table-cell>
          <table:table-cell table:formula="of:=VALUE([.B170])" office:value-type="float" office:value="0.005485" calcext:value-type="float">
            <text:p>0,005485</text:p>
          </table:table-cell>
          <table:table-cell table:formula="of:=[.C170]+[.D169]" office:value-type="float" office:value="0.920786" calcext:value-type="float">
            <text:p>0,920786</text:p>
          </table:table-cell>
          <table:table-cell table:formula="of:=[.B170]+[.E169]" office:value-type="float" office:value="0.59367" calcext:value-type="float">
            <text:p>0,59367</text:p>
          </table:table-cell>
          <table:table-cell/>
        </table:table-row>
        <table:table-row table:style-name="ro1">
          <table:table-cell office:value-type="string" calcext:value-type="string">
            <text:p>0.004995</text:p>
          </table:table-cell>
          <table:table-cell table:formula="of:=SUBSTITUTE([.A171];&quot;.&quot;;&quot;,&quot;)" office:value-type="string" office:string-value="0,004995" calcext:value-type="string">
            <text:p>0,004995</text:p>
          </table:table-cell>
          <table:table-cell table:formula="of:=VALUE([.B171])" office:value-type="float" office:value="0.004995" calcext:value-type="float">
            <text:p>0,004995</text:p>
          </table:table-cell>
          <table:table-cell table:formula="of:=[.C171]+[.D170]" office:value-type="float" office:value="0.925781" calcext:value-type="float">
            <text:p>0,925781</text:p>
          </table:table-cell>
          <table:table-cell table:formula="of:=[.B171]+[.E170]" office:value-type="float" office:value="0.598665" calcext:value-type="float">
            <text:p>0,598665</text:p>
          </table:table-cell>
          <table:table-cell/>
        </table:table-row>
        <table:table-row table:style-name="ro1">
          <table:table-cell office:value-type="string" calcext:value-type="string">
            <text:p>0.005479</text:p>
          </table:table-cell>
          <table:table-cell table:formula="of:=SUBSTITUTE([.A172];&quot;.&quot;;&quot;,&quot;)" office:value-type="string" office:string-value="0,005479" calcext:value-type="string">
            <text:p>0,005479</text:p>
          </table:table-cell>
          <table:table-cell table:formula="of:=VALUE([.B172])" office:value-type="float" office:value="0.005479" calcext:value-type="float">
            <text:p>0,005479</text:p>
          </table:table-cell>
          <table:table-cell table:formula="of:=[.C172]+[.D171]" office:value-type="float" office:value="0.93126" calcext:value-type="float">
            <text:p>0,93126</text:p>
          </table:table-cell>
          <table:table-cell table:formula="of:=[.B172]+[.E171]" office:value-type="float" office:value="0.604144" calcext:value-type="float">
            <text:p>0,604144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173];&quot;.&quot;;&quot;,&quot;)" office:value-type="string" office:string-value="0,004988" calcext:value-type="string">
            <text:p>0,004988</text:p>
          </table:table-cell>
          <table:table-cell table:formula="of:=VALUE([.B173])" office:value-type="float" office:value="0.004988" calcext:value-type="float">
            <text:p>0,004988</text:p>
          </table:table-cell>
          <table:table-cell table:formula="of:=[.C173]+[.D172]" office:value-type="float" office:value="0.936248" calcext:value-type="float">
            <text:p>0,936248</text:p>
          </table:table-cell>
          <table:table-cell table:formula="of:=[.B173]+[.E172]" office:value-type="float" office:value="0.609132" calcext:value-type="float">
            <text:p>0,609132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74];&quot;.&quot;;&quot;,&quot;)" office:value-type="string" office:string-value="0,004987" calcext:value-type="string">
            <text:p>0,004987</text:p>
          </table:table-cell>
          <table:table-cell table:formula="of:=VALUE([.B174])" office:value-type="float" office:value="0.004987" calcext:value-type="float">
            <text:p>0,004987</text:p>
          </table:table-cell>
          <table:table-cell table:formula="of:=[.C174]+[.D173]" office:value-type="float" office:value="0.941235" calcext:value-type="float">
            <text:p>0,941235</text:p>
          </table:table-cell>
          <table:table-cell table:formula="of:=[.B174]+[.E173]" office:value-type="float" office:value="0.614119" calcext:value-type="float">
            <text:p>0,614119</text:p>
          </table:table-cell>
          <table:table-cell/>
        </table:table-row>
        <table:table-row table:style-name="ro1">
          <table:table-cell office:value-type="string" calcext:value-type="string">
            <text:p>0.004985</text:p>
          </table:table-cell>
          <table:table-cell table:formula="of:=SUBSTITUTE([.A175];&quot;.&quot;;&quot;,&quot;)" office:value-type="string" office:string-value="0,004985" calcext:value-type="string">
            <text:p>0,004985</text:p>
          </table:table-cell>
          <table:table-cell table:formula="of:=VALUE([.B175])" office:value-type="float" office:value="0.004985" calcext:value-type="float">
            <text:p>0,004985</text:p>
          </table:table-cell>
          <table:table-cell table:formula="of:=[.C175]+[.D174]" office:value-type="float" office:value="0.94622" calcext:value-type="float">
            <text:p>0,94622</text:p>
          </table:table-cell>
          <table:table-cell table:formula="of:=[.B175]+[.E174]" office:value-type="float" office:value="0.619104" calcext:value-type="float">
            <text:p>0,619104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76];&quot;.&quot;;&quot;,&quot;)" office:value-type="string" office:string-value="0,005486" calcext:value-type="string">
            <text:p>0,005486</text:p>
          </table:table-cell>
          <table:table-cell table:formula="of:=VALUE([.B176])" office:value-type="float" office:value="0.005486" calcext:value-type="float">
            <text:p>0,005486</text:p>
          </table:table-cell>
          <table:table-cell table:formula="of:=[.C176]+[.D175]" office:value-type="float" office:value="0.951706" calcext:value-type="float">
            <text:p>0,951706</text:p>
          </table:table-cell>
          <table:table-cell table:formula="of:=[.B176]+[.E175]" office:value-type="float" office:value="0.62459" calcext:value-type="float">
            <text:p>0,6245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77];&quot;.&quot;;&quot;,&quot;)" office:value-type="string" office:string-value="0,004987" calcext:value-type="string">
            <text:p>0,004987</text:p>
          </table:table-cell>
          <table:table-cell table:formula="of:=VALUE([.B177])" office:value-type="float" office:value="0.004987" calcext:value-type="float">
            <text:p>0,004987</text:p>
          </table:table-cell>
          <table:table-cell table:formula="of:=[.C177]+[.D176]" office:value-type="float" office:value="0.956693" calcext:value-type="float">
            <text:p>0,956693</text:p>
          </table:table-cell>
          <table:table-cell table:formula="of:=[.B177]+[.E176]" office:value-type="float" office:value="0.629577" calcext:value-type="float">
            <text:p>0,629577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78];&quot;.&quot;;&quot;,&quot;)" office:value-type="string" office:string-value="0,004986" calcext:value-type="string">
            <text:p>0,004986</text:p>
          </table:table-cell>
          <table:table-cell table:formula="of:=VALUE([.B178])" office:value-type="float" office:value="0.004986" calcext:value-type="float">
            <text:p>0,004986</text:p>
          </table:table-cell>
          <table:table-cell table:formula="of:=[.C178]+[.D177]" office:value-type="float" office:value="0.961679" calcext:value-type="float">
            <text:p>0,961679</text:p>
          </table:table-cell>
          <table:table-cell table:formula="of:=[.B178]+[.E177]" office:value-type="float" office:value="0.634563" calcext:value-type="float">
            <text:p>0,634563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79];&quot;.&quot;;&quot;,&quot;)" office:value-type="string" office:string-value="0,004987" calcext:value-type="string">
            <text:p>0,004987</text:p>
          </table:table-cell>
          <table:table-cell table:formula="of:=VALUE([.B179])" office:value-type="float" office:value="0.004987" calcext:value-type="float">
            <text:p>0,004987</text:p>
          </table:table-cell>
          <table:table-cell table:formula="of:=[.C179]+[.D178]" office:value-type="float" office:value="0.966666" calcext:value-type="float">
            <text:p>0,966666</text:p>
          </table:table-cell>
          <table:table-cell table:formula="of:=[.B179]+[.E178]" office:value-type="float" office:value="0.63955" calcext:value-type="float">
            <text:p>0,63955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80];&quot;.&quot;;&quot;,&quot;)" office:value-type="string" office:string-value="0,005486" calcext:value-type="string">
            <text:p>0,005486</text:p>
          </table:table-cell>
          <table:table-cell table:formula="of:=VALUE([.B180])" office:value-type="float" office:value="0.005486" calcext:value-type="float">
            <text:p>0,005486</text:p>
          </table:table-cell>
          <table:table-cell table:formula="of:=[.C180]+[.D179]" office:value-type="float" office:value="0.972152" calcext:value-type="float">
            <text:p>0,972152</text:p>
          </table:table-cell>
          <table:table-cell table:formula="of:=[.B180]+[.E179]" office:value-type="float" office:value="0.645036" calcext:value-type="float">
            <text:p>0,645036</text:p>
          </table:table-cell>
          <table:table-cell/>
        </table:table-row>
        <table:table-row table:style-name="ro1">
          <table:table-cell office:value-type="string" calcext:value-type="string">
            <text:p>0.004506</text:p>
          </table:table-cell>
          <table:table-cell table:formula="of:=SUBSTITUTE([.A181];&quot;.&quot;;&quot;,&quot;)" office:value-type="string" office:string-value="0,004506" calcext:value-type="string">
            <text:p>0,004506</text:p>
          </table:table-cell>
          <table:table-cell table:formula="of:=VALUE([.B181])" office:value-type="float" office:value="0.004506" calcext:value-type="float">
            <text:p>0,004506</text:p>
          </table:table-cell>
          <table:table-cell table:formula="of:=[.C181]+[.D180]" office:value-type="float" office:value="0.976658" calcext:value-type="float">
            <text:p>0,976658</text:p>
          </table:table-cell>
          <table:table-cell table:formula="of:=[.B181]+[.E180]" office:value-type="float" office:value="0.649542" calcext:value-type="float">
            <text:p>0,649542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182];&quot;.&quot;;&quot;,&quot;)" office:value-type="string" office:string-value="0,004988" calcext:value-type="string">
            <text:p>0,004988</text:p>
          </table:table-cell>
          <table:table-cell table:formula="of:=VALUE([.B182])" office:value-type="float" office:value="0.004988" calcext:value-type="float">
            <text:p>0,004988</text:p>
          </table:table-cell>
          <table:table-cell table:formula="of:=[.C182]+[.D181]" office:value-type="float" office:value="0.981646" calcext:value-type="float">
            <text:p>0,981646</text:p>
          </table:table-cell>
          <table:table-cell table:formula="of:=[.B182]+[.E181]" office:value-type="float" office:value="0.65453" calcext:value-type="float">
            <text:p>0,65453</text:p>
          </table:table-cell>
          <table:table-cell/>
        </table:table-row>
        <table:table-row table:style-name="ro1">
          <table:table-cell office:value-type="string" calcext:value-type="string">
            <text:p>0.005465</text:p>
          </table:table-cell>
          <table:table-cell table:formula="of:=SUBSTITUTE([.A183];&quot;.&quot;;&quot;,&quot;)" office:value-type="string" office:string-value="0,005465" calcext:value-type="string">
            <text:p>0,005465</text:p>
          </table:table-cell>
          <table:table-cell table:formula="of:=VALUE([.B183])" office:value-type="float" office:value="0.005465" calcext:value-type="float">
            <text:p>0,005465</text:p>
          </table:table-cell>
          <table:table-cell table:formula="of:=[.C183]+[.D182]" office:value-type="float" office:value="0.987111" calcext:value-type="float">
            <text:p>0,987111</text:p>
          </table:table-cell>
          <table:table-cell table:formula="of:=[.B183]+[.E182]" office:value-type="float" office:value="0.659995" calcext:value-type="float">
            <text:p>0,659995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84];&quot;.&quot;;&quot;,&quot;)" office:value-type="string" office:string-value="0,004987" calcext:value-type="string">
            <text:p>0,004987</text:p>
          </table:table-cell>
          <table:table-cell table:formula="of:=VALUE([.B184])" office:value-type="float" office:value="0.004987" calcext:value-type="float">
            <text:p>0,004987</text:p>
          </table:table-cell>
          <table:table-cell table:formula="of:=[.C184]+[.D183]" office:value-type="float" office:value="0.992098" calcext:value-type="float">
            <text:p>0,992098</text:p>
          </table:table-cell>
          <table:table-cell table:formula="of:=[.B184]+[.E183]" office:value-type="float" office:value="0.664982" calcext:value-type="float">
            <text:p>0,664982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85];&quot;.&quot;;&quot;,&quot;)" office:value-type="string" office:string-value="0,004987" calcext:value-type="string">
            <text:p>0,004987</text:p>
          </table:table-cell>
          <table:table-cell table:formula="of:=VALUE([.B185])" office:value-type="float" office:value="0.004987" calcext:value-type="float">
            <text:p>0,004987</text:p>
          </table:table-cell>
          <table:table-cell table:formula="of:=[.C185]+[.D184]" office:value-type="float" office:value="0.997085" calcext:value-type="float">
            <text:p>0,997085</text:p>
          </table:table-cell>
          <table:table-cell table:formula="of:=[.B185]+[.E184]" office:value-type="float" office:value="0.669969" calcext:value-type="float">
            <text:p>0,66996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86];&quot;.&quot;;&quot;,&quot;)" office:value-type="string" office:string-value="0,005485" calcext:value-type="string">
            <text:p>0,005485</text:p>
          </table:table-cell>
          <table:table-cell table:formula="of:=VALUE([.B186])" office:value-type="float" office:value="0.005485" calcext:value-type="float">
            <text:p>0,005485</text:p>
          </table:table-cell>
          <table:table-cell table:formula="of:=[.C186]+[.D185]" office:value-type="float" office:value="1.00257" calcext:value-type="float">
            <text:p>1,00257</text:p>
          </table:table-cell>
          <table:table-cell table:formula="of:=[.B186]+[.E185]" office:value-type="float" office:value="0.675454" calcext:value-type="float">
            <text:p>0,675454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87];&quot;.&quot;;&quot;,&quot;)" office:value-type="string" office:string-value="0,004987" calcext:value-type="string">
            <text:p>0,004987</text:p>
          </table:table-cell>
          <table:table-cell table:formula="of:=VALUE([.B187])" office:value-type="float" office:value="0.004987" calcext:value-type="float">
            <text:p>0,004987</text:p>
          </table:table-cell>
          <table:table-cell table:formula="of:=[.C187]+[.D186]" office:value-type="float" office:value="1.007557" calcext:value-type="float">
            <text:p>1,007557</text:p>
          </table:table-cell>
          <table:table-cell table:formula="of:=[.B187]+[.E186]" office:value-type="float" office:value="0.680440999999999" calcext:value-type="float">
            <text:p>0,680440999999999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188];&quot;.&quot;;&quot;,&quot;)" office:value-type="string" office:string-value="0,004988" calcext:value-type="string">
            <text:p>0,004988</text:p>
          </table:table-cell>
          <table:table-cell table:formula="of:=VALUE([.B188])" office:value-type="float" office:value="0.004988" calcext:value-type="float">
            <text:p>0,004988</text:p>
          </table:table-cell>
          <table:table-cell table:formula="of:=[.C188]+[.D187]" office:value-type="float" office:value="1.012545" calcext:value-type="float">
            <text:p>1,012545</text:p>
          </table:table-cell>
          <table:table-cell table:formula="of:=[.B188]+[.E187]" office:value-type="float" office:value="0.685428999999999" calcext:value-type="float">
            <text:p>0,685428999999999</text:p>
          </table:table-cell>
          <table:table-cell/>
        </table:table-row>
        <table:table-row table:style-name="ro1">
          <table:table-cell office:value-type="string" calcext:value-type="string">
            <text:p>0.004984</text:p>
          </table:table-cell>
          <table:table-cell table:formula="of:=SUBSTITUTE([.A189];&quot;.&quot;;&quot;,&quot;)" office:value-type="string" office:string-value="0,004984" calcext:value-type="string">
            <text:p>0,004984</text:p>
          </table:table-cell>
          <table:table-cell table:formula="of:=VALUE([.B189])" office:value-type="float" office:value="0.004984" calcext:value-type="float">
            <text:p>0,004984</text:p>
          </table:table-cell>
          <table:table-cell table:formula="of:=[.C189]+[.D188]" office:value-type="float" office:value="1.017529" calcext:value-type="float">
            <text:p>1,017529</text:p>
          </table:table-cell>
          <table:table-cell table:formula="of:=[.B189]+[.E188]" office:value-type="float" office:value="0.690413" calcext:value-type="float">
            <text:p>0,690413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90];&quot;.&quot;;&quot;,&quot;)" office:value-type="string" office:string-value="0,005486" calcext:value-type="string">
            <text:p>0,005486</text:p>
          </table:table-cell>
          <table:table-cell table:formula="of:=VALUE([.B190])" office:value-type="float" office:value="0.005486" calcext:value-type="float">
            <text:p>0,005486</text:p>
          </table:table-cell>
          <table:table-cell table:formula="of:=[.C190]+[.D189]" office:value-type="float" office:value="1.023015" calcext:value-type="float">
            <text:p>1,023015</text:p>
          </table:table-cell>
          <table:table-cell table:formula="of:=[.B190]+[.E189]" office:value-type="float" office:value="0.695899" calcext:value-type="float">
            <text:p>0,695899</text:p>
          </table:table-cell>
          <table:table-cell/>
        </table:table-row>
        <table:table-row table:style-name="ro1">
          <table:table-cell office:value-type="string" calcext:value-type="string">
            <text:p>0.005489</text:p>
          </table:table-cell>
          <table:table-cell table:formula="of:=SUBSTITUTE([.A191];&quot;.&quot;;&quot;,&quot;)" office:value-type="string" office:string-value="0,005489" calcext:value-type="string">
            <text:p>0,005489</text:p>
          </table:table-cell>
          <table:table-cell table:formula="of:=VALUE([.B191])" office:value-type="float" office:value="0.005489" calcext:value-type="float">
            <text:p>0,005489</text:p>
          </table:table-cell>
          <table:table-cell table:formula="of:=[.C191]+[.D190]" office:value-type="float" office:value="1.028504" calcext:value-type="float">
            <text:p>1,028504</text:p>
          </table:table-cell>
          <table:table-cell table:formula="of:=[.B191]+[.E190]" office:value-type="float" office:value="0.701387999999999" calcext:value-type="float">
            <text:p>0,701387999999999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192];&quot;.&quot;;&quot;,&quot;)" office:value-type="string" office:string-value="0,005486" calcext:value-type="string">
            <text:p>0,005486</text:p>
          </table:table-cell>
          <table:table-cell table:formula="of:=VALUE([.B192])" office:value-type="float" office:value="0.005486" calcext:value-type="float">
            <text:p>0,005486</text:p>
          </table:table-cell>
          <table:table-cell table:formula="of:=[.C192]+[.D191]" office:value-type="float" office:value="1.03399" calcext:value-type="float">
            <text:p>1,03399</text:p>
          </table:table-cell>
          <table:table-cell table:formula="of:=[.B192]+[.E191]" office:value-type="float" office:value="0.706873999999999" calcext:value-type="float">
            <text:p>0,70687399999999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93];&quot;.&quot;;&quot;,&quot;)" office:value-type="string" office:string-value="0,004987" calcext:value-type="string">
            <text:p>0,004987</text:p>
          </table:table-cell>
          <table:table-cell table:formula="of:=VALUE([.B193])" office:value-type="float" office:value="0.004987" calcext:value-type="float">
            <text:p>0,004987</text:p>
          </table:table-cell>
          <table:table-cell table:formula="of:=[.C193]+[.D192]" office:value-type="float" office:value="1.038977" calcext:value-type="float">
            <text:p>1,038977</text:p>
          </table:table-cell>
          <table:table-cell table:formula="of:=[.B193]+[.E192]" office:value-type="float" office:value="0.711860999999999" calcext:value-type="float">
            <text:p>0,711860999999999</text:p>
          </table:table-cell>
          <table:table-cell/>
        </table:table-row>
        <table:table-row table:style-name="ro1">
          <table:table-cell office:value-type="string" calcext:value-type="string">
            <text:p>0.005985</text:p>
          </table:table-cell>
          <table:table-cell table:formula="of:=SUBSTITUTE([.A194];&quot;.&quot;;&quot;,&quot;)" office:value-type="string" office:string-value="0,005985" calcext:value-type="string">
            <text:p>0,005985</text:p>
          </table:table-cell>
          <table:table-cell table:formula="of:=VALUE([.B194])" office:value-type="float" office:value="0.005985" calcext:value-type="float">
            <text:p>0,005985</text:p>
          </table:table-cell>
          <table:table-cell table:formula="of:=[.C194]+[.D193]" office:value-type="float" office:value="1.044962" calcext:value-type="float">
            <text:p>1,044962</text:p>
          </table:table-cell>
          <table:table-cell table:formula="of:=[.B194]+[.E193]" office:value-type="float" office:value="0.717845999999999" calcext:value-type="float">
            <text:p>0,71784599999999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195];&quot;.&quot;;&quot;,&quot;)" office:value-type="string" office:string-value="0,005485" calcext:value-type="string">
            <text:p>0,005485</text:p>
          </table:table-cell>
          <table:table-cell table:formula="of:=VALUE([.B195])" office:value-type="float" office:value="0.005485" calcext:value-type="float">
            <text:p>0,005485</text:p>
          </table:table-cell>
          <table:table-cell table:formula="of:=[.C195]+[.D194]" office:value-type="float" office:value="1.050447" calcext:value-type="float">
            <text:p>1,050447</text:p>
          </table:table-cell>
          <table:table-cell table:formula="of:=[.B195]+[.E194]" office:value-type="float" office:value="0.723330999999999" calcext:value-type="float">
            <text:p>0,723330999999999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196];&quot;.&quot;;&quot;,&quot;)" office:value-type="string" office:string-value="0,004986" calcext:value-type="string">
            <text:p>0,004986</text:p>
          </table:table-cell>
          <table:table-cell table:formula="of:=VALUE([.B196])" office:value-type="float" office:value="0.004986" calcext:value-type="float">
            <text:p>0,004986</text:p>
          </table:table-cell>
          <table:table-cell table:formula="of:=[.C196]+[.D195]" office:value-type="float" office:value="1.055433" calcext:value-type="float">
            <text:p>1,055433</text:p>
          </table:table-cell>
          <table:table-cell table:formula="of:=[.B196]+[.E195]" office:value-type="float" office:value="0.728316999999999" calcext:value-type="float">
            <text:p>0,728316999999999</text:p>
          </table:table-cell>
          <table:table-cell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197];&quot;.&quot;;&quot;,&quot;)" office:value-type="string" office:string-value="0,005484" calcext:value-type="string">
            <text:p>0,005484</text:p>
          </table:table-cell>
          <table:table-cell table:formula="of:=VALUE([.B197])" office:value-type="float" office:value="0.005484" calcext:value-type="float">
            <text:p>0,005484</text:p>
          </table:table-cell>
          <table:table-cell table:formula="of:=[.C197]+[.D196]" office:value-type="float" office:value="1.060917" calcext:value-type="float">
            <text:p>1,060917</text:p>
          </table:table-cell>
          <table:table-cell table:formula="of:=[.B197]+[.E196]" office:value-type="float" office:value="0.733800999999999" calcext:value-type="float">
            <text:p>0,73380099999999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98];&quot;.&quot;;&quot;,&quot;)" office:value-type="string" office:string-value="0,004987" calcext:value-type="string">
            <text:p>0,004987</text:p>
          </table:table-cell>
          <table:table-cell table:formula="of:=VALUE([.B198])" office:value-type="float" office:value="0.004987" calcext:value-type="float">
            <text:p>0,004987</text:p>
          </table:table-cell>
          <table:table-cell table:formula="of:=[.C198]+[.D197]" office:value-type="float" office:value="1.065904" calcext:value-type="float">
            <text:p>1,065904</text:p>
          </table:table-cell>
          <table:table-cell table:formula="of:=[.B198]+[.E197]" office:value-type="float" office:value="0.738787999999999" calcext:value-type="float">
            <text:p>0,73878799999999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199];&quot;.&quot;;&quot;,&quot;)" office:value-type="string" office:string-value="0,004987" calcext:value-type="string">
            <text:p>0,004987</text:p>
          </table:table-cell>
          <table:table-cell table:formula="of:=VALUE([.B199])" office:value-type="float" office:value="0.004987" calcext:value-type="float">
            <text:p>0,004987</text:p>
          </table:table-cell>
          <table:table-cell table:formula="of:=[.C199]+[.D198]" office:value-type="float" office:value="1.070891" calcext:value-type="float">
            <text:p>1,070891</text:p>
          </table:table-cell>
          <table:table-cell table:formula="of:=[.B199]+[.E198]" office:value-type="float" office:value="0.743774999999999" calcext:value-type="float">
            <text:p>0,743774999999999</text:p>
          </table:table-cell>
          <table:table-cell/>
        </table:table-row>
        <table:table-row table:style-name="ro1">
          <table:table-cell office:value-type="string" calcext:value-type="string">
            <text:p>0.005006</text:p>
          </table:table-cell>
          <table:table-cell table:formula="of:=SUBSTITUTE([.A200];&quot;.&quot;;&quot;,&quot;)" office:value-type="string" office:string-value="0,005006" calcext:value-type="string">
            <text:p>0,005006</text:p>
          </table:table-cell>
          <table:table-cell table:formula="of:=VALUE([.B200])" office:value-type="float" office:value="0.005006" calcext:value-type="float">
            <text:p>0,005006</text:p>
          </table:table-cell>
          <table:table-cell table:formula="of:=[.C200]+[.D199]" office:value-type="float" office:value="1.075897" calcext:value-type="float">
            <text:p>1,075897</text:p>
          </table:table-cell>
          <table:table-cell table:formula="of:=[.B200]+[.E199]" office:value-type="float" office:value="0.748780999999999" calcext:value-type="float">
            <text:p>0,748780999999999</text:p>
          </table:table-cell>
          <table:table-cell/>
        </table:table-row>
        <table:table-row table:style-name="ro1">
          <table:table-cell office:value-type="string" calcext:value-type="string">
            <text:p>0.004967</text:p>
          </table:table-cell>
          <table:table-cell table:formula="of:=SUBSTITUTE([.A201];&quot;.&quot;;&quot;,&quot;)" office:value-type="string" office:string-value="0,004967" calcext:value-type="string">
            <text:p>0,004967</text:p>
          </table:table-cell>
          <table:table-cell table:formula="of:=VALUE([.B201])" office:value-type="float" office:value="0.004967" calcext:value-type="float">
            <text:p>0,004967</text:p>
          </table:table-cell>
          <table:table-cell table:formula="of:=[.C201]+[.D200]" office:value-type="float" office:value="1.080864" calcext:value-type="float">
            <text:p>1,080864</text:p>
          </table:table-cell>
          <table:table-cell table:formula="of:=[.B201]+[.E200]" office:value-type="float" office:value="0.753747999999999" calcext:value-type="float">
            <text:p>0,753747999999999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02];&quot;.&quot;;&quot;,&quot;)" office:value-type="string" office:string-value="0,005486" calcext:value-type="string">
            <text:p>0,005486</text:p>
          </table:table-cell>
          <table:table-cell table:formula="of:=VALUE([.B202])" office:value-type="float" office:value="0.005486" calcext:value-type="float">
            <text:p>0,005486</text:p>
          </table:table-cell>
          <table:table-cell table:formula="of:=[.C202]+[.D201]" office:value-type="float" office:value="1.08635" calcext:value-type="float">
            <text:p>1,08635</text:p>
          </table:table-cell>
          <table:table-cell table:formula="of:=[.B202]+[.E201]" office:value-type="float" office:value="0.759233999999999" calcext:value-type="float">
            <text:p>0,759233999999999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03];&quot;.&quot;;&quot;,&quot;)" office:value-type="string" office:string-value="0,005486" calcext:value-type="string">
            <text:p>0,005486</text:p>
          </table:table-cell>
          <table:table-cell table:formula="of:=VALUE([.B203])" office:value-type="float" office:value="0.005486" calcext:value-type="float">
            <text:p>0,005486</text:p>
          </table:table-cell>
          <table:table-cell table:formula="of:=[.C203]+[.D202]" office:value-type="float" office:value="1.091836" calcext:value-type="float">
            <text:p>1,091836</text:p>
          </table:table-cell>
          <table:table-cell table:formula="of:=[.B203]+[.E202]" office:value-type="float" office:value="0.764719999999999" calcext:value-type="float">
            <text:p>0,764719999999999</text:p>
          </table:table-cell>
          <table:table-cell/>
        </table:table-row>
        <table:table-row table:style-name="ro1">
          <table:table-cell office:value-type="string" calcext:value-type="string">
            <text:p>0.004487</text:p>
          </table:table-cell>
          <table:table-cell table:formula="of:=SUBSTITUTE([.A204];&quot;.&quot;;&quot;,&quot;)" office:value-type="string" office:string-value="0,004487" calcext:value-type="string">
            <text:p>0,004487</text:p>
          </table:table-cell>
          <table:table-cell table:formula="of:=VALUE([.B204])" office:value-type="float" office:value="0.004487" calcext:value-type="float">
            <text:p>0,004487</text:p>
          </table:table-cell>
          <table:table-cell table:formula="of:=[.C204]+[.D203]" office:value-type="float" office:value="1.096323" calcext:value-type="float">
            <text:p>1,096323</text:p>
          </table:table-cell>
          <table:table-cell table:formula="of:=[.B204]+[.E203]" office:value-type="float" office:value="0.769206999999999" calcext:value-type="float">
            <text:p>0,769206999999999</text:p>
          </table:table-cell>
          <table:table-cell/>
        </table:table-row>
        <table:table-row table:style-name="ro1">
          <table:table-cell office:value-type="string" calcext:value-type="string">
            <text:p>0.004487</text:p>
          </table:table-cell>
          <table:table-cell table:formula="of:=SUBSTITUTE([.A205];&quot;.&quot;;&quot;,&quot;)" office:value-type="string" office:string-value="0,004487" calcext:value-type="string">
            <text:p>0,004487</text:p>
          </table:table-cell>
          <table:table-cell table:formula="of:=VALUE([.B205])" office:value-type="float" office:value="0.004487" calcext:value-type="float">
            <text:p>0,004487</text:p>
          </table:table-cell>
          <table:table-cell table:formula="of:=[.C205]+[.D204]" office:value-type="float" office:value="1.10081" calcext:value-type="float">
            <text:p>1,10081</text:p>
          </table:table-cell>
          <table:table-cell table:formula="of:=[.B205]+[.E204]" office:value-type="float" office:value="0.773693999999999" calcext:value-type="float">
            <text:p>0,773693999999999</text:p>
          </table:table-cell>
          <table:table-cell/>
        </table:table-row>
        <table:table-row table:style-name="ro1">
          <table:table-cell office:value-type="string" calcext:value-type="string">
            <text:p>0.005985</text:p>
          </table:table-cell>
          <table:table-cell table:formula="of:=SUBSTITUTE([.A206];&quot;.&quot;;&quot;,&quot;)" office:value-type="string" office:string-value="0,005985" calcext:value-type="string">
            <text:p>0,005985</text:p>
          </table:table-cell>
          <table:table-cell table:formula="of:=VALUE([.B206])" office:value-type="float" office:value="0.005985" calcext:value-type="float">
            <text:p>0,005985</text:p>
          </table:table-cell>
          <table:table-cell table:formula="of:=[.C206]+[.D205]" office:value-type="float" office:value="1.106795" calcext:value-type="float">
            <text:p>1,106795</text:p>
          </table:table-cell>
          <table:table-cell table:formula="of:=[.B206]+[.E205]" office:value-type="float" office:value="0.779678999999999" calcext:value-type="float">
            <text:p>0,77967899999999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07];&quot;.&quot;;&quot;,&quot;)" office:value-type="string" office:string-value="0,005485" calcext:value-type="string">
            <text:p>0,005485</text:p>
          </table:table-cell>
          <table:table-cell table:formula="of:=VALUE([.B207])" office:value-type="float" office:value="0.005485" calcext:value-type="float">
            <text:p>0,005485</text:p>
          </table:table-cell>
          <table:table-cell table:formula="of:=[.C207]+[.D206]" office:value-type="float" office:value="1.11228" calcext:value-type="float">
            <text:p>1,11228</text:p>
          </table:table-cell>
          <table:table-cell table:formula="of:=[.B207]+[.E206]" office:value-type="float" office:value="0.785163999999999" calcext:value-type="float">
            <text:p>0,785163999999999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208];&quot;.&quot;;&quot;,&quot;)" office:value-type="string" office:string-value="0,004988" calcext:value-type="string">
            <text:p>0,004988</text:p>
          </table:table-cell>
          <table:table-cell table:formula="of:=VALUE([.B208])" office:value-type="float" office:value="0.004988" calcext:value-type="float">
            <text:p>0,004988</text:p>
          </table:table-cell>
          <table:table-cell table:formula="of:=[.C208]+[.D207]" office:value-type="float" office:value="1.117268" calcext:value-type="float">
            <text:p>1,117268</text:p>
          </table:table-cell>
          <table:table-cell table:formula="of:=[.B208]+[.E207]" office:value-type="float" office:value="0.790151999999999" calcext:value-type="float">
            <text:p>0,790151999999999</text:p>
          </table:table-cell>
          <table:table-cell/>
        </table:table-row>
        <table:table-row table:style-name="ro1">
          <table:table-cell office:value-type="string" calcext:value-type="string">
            <text:p>0.004527</text:p>
          </table:table-cell>
          <table:table-cell table:formula="of:=SUBSTITUTE([.A209];&quot;.&quot;;&quot;,&quot;)" office:value-type="string" office:string-value="0,004527" calcext:value-type="string">
            <text:p>0,004527</text:p>
          </table:table-cell>
          <table:table-cell table:formula="of:=VALUE([.B209])" office:value-type="float" office:value="0.004527" calcext:value-type="float">
            <text:p>0,004527</text:p>
          </table:table-cell>
          <table:table-cell table:formula="of:=[.C209]+[.D208]" office:value-type="float" office:value="1.121795" calcext:value-type="float">
            <text:p>1,121795</text:p>
          </table:table-cell>
          <table:table-cell table:formula="of:=[.B209]+[.E208]" office:value-type="float" office:value="0.794678999999999" calcext:value-type="float">
            <text:p>0,794678999999999</text:p>
          </table:table-cell>
          <table:table-cell/>
        </table:table-row>
        <table:table-row table:style-name="ro1">
          <table:table-cell office:value-type="string" calcext:value-type="string">
            <text:p>0.005475</text:p>
          </table:table-cell>
          <table:table-cell table:formula="of:=SUBSTITUTE([.A210];&quot;.&quot;;&quot;,&quot;)" office:value-type="string" office:string-value="0,005475" calcext:value-type="string">
            <text:p>0,005475</text:p>
          </table:table-cell>
          <table:table-cell table:formula="of:=VALUE([.B210])" office:value-type="float" office:value="0.005475" calcext:value-type="float">
            <text:p>0,005475</text:p>
          </table:table-cell>
          <table:table-cell table:formula="of:=[.C210]+[.D209]" office:value-type="float" office:value="1.12727" calcext:value-type="float">
            <text:p>1,12727</text:p>
          </table:table-cell>
          <table:table-cell table:formula="of:=[.B210]+[.E209]" office:value-type="float" office:value="0.800153999999999" calcext:value-type="float">
            <text:p>0,800153999999999</text:p>
          </table:table-cell>
          <table:table-cell/>
        </table:table-row>
        <table:table-row table:style-name="ro1">
          <table:table-cell office:value-type="string" calcext:value-type="string">
            <text:p>0.005476</text:p>
          </table:table-cell>
          <table:table-cell table:formula="of:=SUBSTITUTE([.A211];&quot;.&quot;;&quot;,&quot;)" office:value-type="string" office:string-value="0,005476" calcext:value-type="string">
            <text:p>0,005476</text:p>
          </table:table-cell>
          <table:table-cell table:formula="of:=VALUE([.B211])" office:value-type="float" office:value="0.005476" calcext:value-type="float">
            <text:p>0,005476</text:p>
          </table:table-cell>
          <table:table-cell table:formula="of:=[.C211]+[.D210]" office:value-type="float" office:value="1.132746" calcext:value-type="float">
            <text:p>1,132746</text:p>
          </table:table-cell>
          <table:table-cell table:formula="of:=[.B211]+[.E210]" office:value-type="float" office:value="0.805629999999999" calcext:value-type="float">
            <text:p>0,805629999999999</text:p>
          </table:table-cell>
          <table:table-cell/>
        </table:table-row>
        <table:table-row table:style-name="ro1">
          <table:table-cell office:value-type="string" calcext:value-type="string">
            <text:p>0.005965</text:p>
          </table:table-cell>
          <table:table-cell table:formula="of:=SUBSTITUTE([.A212];&quot;.&quot;;&quot;,&quot;)" office:value-type="string" office:string-value="0,005965" calcext:value-type="string">
            <text:p>0,005965</text:p>
          </table:table-cell>
          <table:table-cell table:formula="of:=VALUE([.B212])" office:value-type="float" office:value="0.005965" calcext:value-type="float">
            <text:p>0,005965</text:p>
          </table:table-cell>
          <table:table-cell table:formula="of:=[.C212]+[.D211]" office:value-type="float" office:value="1.138711" calcext:value-type="float">
            <text:p>1,138711</text:p>
          </table:table-cell>
          <table:table-cell table:formula="of:=[.B212]+[.E211]" office:value-type="float" office:value="0.811594999999999" calcext:value-type="float">
            <text:p>0,81159499999999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13];&quot;.&quot;;&quot;,&quot;)" office:value-type="string" office:string-value="0,005485" calcext:value-type="string">
            <text:p>0,005485</text:p>
          </table:table-cell>
          <table:table-cell table:formula="of:=VALUE([.B213])" office:value-type="float" office:value="0.005485" calcext:value-type="float">
            <text:p>0,005485</text:p>
          </table:table-cell>
          <table:table-cell table:formula="of:=[.C213]+[.D212]" office:value-type="float" office:value="1.144196" calcext:value-type="float">
            <text:p>1,144196</text:p>
          </table:table-cell>
          <table:table-cell table:formula="of:=[.B213]+[.E212]" office:value-type="float" office:value="0.817079999999999" calcext:value-type="float">
            <text:p>0,81707999999999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14];&quot;.&quot;;&quot;,&quot;)" office:value-type="string" office:string-value="0,005485" calcext:value-type="string">
            <text:p>0,005485</text:p>
          </table:table-cell>
          <table:table-cell table:formula="of:=VALUE([.B214])" office:value-type="float" office:value="0.005485" calcext:value-type="float">
            <text:p>0,005485</text:p>
          </table:table-cell>
          <table:table-cell table:formula="of:=[.C214]+[.D213]" office:value-type="float" office:value="1.149681" calcext:value-type="float">
            <text:p>1,149681</text:p>
          </table:table-cell>
          <table:table-cell table:formula="of:=[.B214]+[.E213]" office:value-type="float" office:value="0.822564999999999" calcext:value-type="float">
            <text:p>0,822564999999999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215];&quot;.&quot;;&quot;,&quot;)" office:value-type="string" office:string-value="0,004986" calcext:value-type="string">
            <text:p>0,004986</text:p>
          </table:table-cell>
          <table:table-cell table:formula="of:=VALUE([.B215])" office:value-type="float" office:value="0.004986" calcext:value-type="float">
            <text:p>0,004986</text:p>
          </table:table-cell>
          <table:table-cell table:formula="of:=[.C215]+[.D214]" office:value-type="float" office:value="1.154667" calcext:value-type="float">
            <text:p>1,154667</text:p>
          </table:table-cell>
          <table:table-cell table:formula="of:=[.B215]+[.E214]" office:value-type="float" office:value="0.827550999999999" calcext:value-type="float">
            <text:p>0,82755099999999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16];&quot;.&quot;;&quot;,&quot;)" office:value-type="string" office:string-value="0,005485" calcext:value-type="string">
            <text:p>0,005485</text:p>
          </table:table-cell>
          <table:table-cell table:formula="of:=VALUE([.B216])" office:value-type="float" office:value="0.005485" calcext:value-type="float">
            <text:p>0,005485</text:p>
          </table:table-cell>
          <table:table-cell table:formula="of:=[.C216]+[.D215]" office:value-type="float" office:value="1.160152" calcext:value-type="float">
            <text:p>1,160152</text:p>
          </table:table-cell>
          <table:table-cell table:formula="of:=[.B216]+[.E215]" office:value-type="float" office:value="0.833035999999999" calcext:value-type="float">
            <text:p>0,83303599999999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17];&quot;.&quot;;&quot;,&quot;)" office:value-type="string" office:string-value="0,004987" calcext:value-type="string">
            <text:p>0,004987</text:p>
          </table:table-cell>
          <table:table-cell table:formula="of:=VALUE([.B217])" office:value-type="float" office:value="0.004987" calcext:value-type="float">
            <text:p>0,004987</text:p>
          </table:table-cell>
          <table:table-cell table:formula="of:=[.C217]+[.D216]" office:value-type="float" office:value="1.165139" calcext:value-type="float">
            <text:p>1,165139</text:p>
          </table:table-cell>
          <table:table-cell table:formula="of:=[.B217]+[.E216]" office:value-type="float" office:value="0.838022999999999" calcext:value-type="float">
            <text:p>0,838022999999999</text:p>
          </table:table-cell>
          <table:table-cell/>
        </table:table-row>
        <table:table-row table:style-name="ro1">
          <table:table-cell office:value-type="string" calcext:value-type="string">
            <text:p>0.005487</text:p>
          </table:table-cell>
          <table:table-cell table:formula="of:=SUBSTITUTE([.A218];&quot;.&quot;;&quot;,&quot;)" office:value-type="string" office:string-value="0,005487" calcext:value-type="string">
            <text:p>0,005487</text:p>
          </table:table-cell>
          <table:table-cell table:formula="of:=VALUE([.B218])" office:value-type="float" office:value="0.005487" calcext:value-type="float">
            <text:p>0,005487</text:p>
          </table:table-cell>
          <table:table-cell table:formula="of:=[.C218]+[.D217]" office:value-type="float" office:value="1.170626" calcext:value-type="float">
            <text:p>1,170626</text:p>
          </table:table-cell>
          <table:table-cell table:formula="of:=[.B218]+[.E217]" office:value-type="float" office:value="0.843509999999999" calcext:value-type="float">
            <text:p>0,843509999999999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219];&quot;.&quot;;&quot;,&quot;)" office:value-type="string" office:string-value="0,004986" calcext:value-type="string">
            <text:p>0,004986</text:p>
          </table:table-cell>
          <table:table-cell table:formula="of:=VALUE([.B219])" office:value-type="float" office:value="0.004986" calcext:value-type="float">
            <text:p>0,004986</text:p>
          </table:table-cell>
          <table:table-cell table:formula="of:=[.C219]+[.D218]" office:value-type="float" office:value="1.175612" calcext:value-type="float">
            <text:p>1,175612</text:p>
          </table:table-cell>
          <table:table-cell table:formula="of:=[.B219]+[.E218]" office:value-type="float" office:value="0.848495999999999" calcext:value-type="float">
            <text:p>0,848495999999999</text:p>
          </table:table-cell>
          <table:table-cell/>
        </table:table-row>
        <table:table-row table:style-name="ro1">
          <table:table-cell office:value-type="string" calcext:value-type="string">
            <text:p>0.005502</text:p>
          </table:table-cell>
          <table:table-cell table:formula="of:=SUBSTITUTE([.A220];&quot;.&quot;;&quot;,&quot;)" office:value-type="string" office:string-value="0,005502" calcext:value-type="string">
            <text:p>0,005502</text:p>
          </table:table-cell>
          <table:table-cell table:formula="of:=VALUE([.B220])" office:value-type="float" office:value="0.005502" calcext:value-type="float">
            <text:p>0,005502</text:p>
          </table:table-cell>
          <table:table-cell table:formula="of:=[.C220]+[.D219]" office:value-type="float" office:value="1.181114" calcext:value-type="float">
            <text:p>1,181114</text:p>
          </table:table-cell>
          <table:table-cell table:formula="of:=[.B220]+[.E219]" office:value-type="float" office:value="0.853997999999999" calcext:value-type="float">
            <text:p>0,853997999999999</text:p>
          </table:table-cell>
          <table:table-cell/>
        </table:table-row>
        <table:table-row table:style-name="ro1">
          <table:table-cell office:value-type="string" calcext:value-type="string">
            <text:p>0.004969</text:p>
          </table:table-cell>
          <table:table-cell table:formula="of:=SUBSTITUTE([.A221];&quot;.&quot;;&quot;,&quot;)" office:value-type="string" office:string-value="0,004969" calcext:value-type="string">
            <text:p>0,004969</text:p>
          </table:table-cell>
          <table:table-cell table:formula="of:=VALUE([.B221])" office:value-type="float" office:value="0.004969" calcext:value-type="float">
            <text:p>0,004969</text:p>
          </table:table-cell>
          <table:table-cell table:formula="of:=[.C221]+[.D220]" office:value-type="float" office:value="1.186083" calcext:value-type="float">
            <text:p>1,186083</text:p>
          </table:table-cell>
          <table:table-cell table:formula="of:=[.B221]+[.E220]" office:value-type="float" office:value="0.858966999999999" calcext:value-type="float">
            <text:p>0,858966999999999</text:p>
          </table:table-cell>
          <table:table-cell/>
        </table:table-row>
        <table:table-row table:style-name="ro1">
          <table:table-cell office:value-type="string" calcext:value-type="string">
            <text:p>0.005487</text:p>
          </table:table-cell>
          <table:table-cell table:formula="of:=SUBSTITUTE([.A222];&quot;.&quot;;&quot;,&quot;)" office:value-type="string" office:string-value="0,005487" calcext:value-type="string">
            <text:p>0,005487</text:p>
          </table:table-cell>
          <table:table-cell table:formula="of:=VALUE([.B222])" office:value-type="float" office:value="0.005487" calcext:value-type="float">
            <text:p>0,005487</text:p>
          </table:table-cell>
          <table:table-cell table:formula="of:=[.C222]+[.D221]" office:value-type="float" office:value="1.19157" calcext:value-type="float">
            <text:p>1,19157</text:p>
          </table:table-cell>
          <table:table-cell table:formula="of:=[.B222]+[.E221]" office:value-type="float" office:value="0.864453999999999" calcext:value-type="float">
            <text:p>0,864453999999999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223];&quot;.&quot;;&quot;,&quot;)" office:value-type="string" office:string-value="0,004986" calcext:value-type="string">
            <text:p>0,004986</text:p>
          </table:table-cell>
          <table:table-cell table:formula="of:=VALUE([.B223])" office:value-type="float" office:value="0.004986" calcext:value-type="float">
            <text:p>0,004986</text:p>
          </table:table-cell>
          <table:table-cell table:formula="of:=[.C223]+[.D222]" office:value-type="float" office:value="1.196556" calcext:value-type="float">
            <text:p>1,196556</text:p>
          </table:table-cell>
          <table:table-cell table:formula="of:=[.B223]+[.E222]" office:value-type="float" office:value="0.869439999999999" calcext:value-type="float">
            <text:p>0,86943999999999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24];&quot;.&quot;;&quot;,&quot;)" office:value-type="string" office:string-value="0,005485" calcext:value-type="string">
            <text:p>0,005485</text:p>
          </table:table-cell>
          <table:table-cell table:formula="of:=VALUE([.B224])" office:value-type="float" office:value="0.005485" calcext:value-type="float">
            <text:p>0,005485</text:p>
          </table:table-cell>
          <table:table-cell table:formula="of:=[.C224]+[.D223]" office:value-type="float" office:value="1.202041" calcext:value-type="float">
            <text:p>1,202041</text:p>
          </table:table-cell>
          <table:table-cell table:formula="of:=[.B224]+[.E223]" office:value-type="float" office:value="0.874924999999999" calcext:value-type="float">
            <text:p>0,87492499999999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25];&quot;.&quot;;&quot;,&quot;)" office:value-type="string" office:string-value="0,004987" calcext:value-type="string">
            <text:p>0,004987</text:p>
          </table:table-cell>
          <table:table-cell table:formula="of:=VALUE([.B225])" office:value-type="float" office:value="0.004987" calcext:value-type="float">
            <text:p>0,004987</text:p>
          </table:table-cell>
          <table:table-cell table:formula="of:=[.C225]+[.D224]" office:value-type="float" office:value="1.207028" calcext:value-type="float">
            <text:p>1,207028</text:p>
          </table:table-cell>
          <table:table-cell table:formula="of:=[.B225]+[.E224]" office:value-type="float" office:value="0.879911999999999" calcext:value-type="float">
            <text:p>0,87991199999999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26];&quot;.&quot;;&quot;,&quot;)" office:value-type="string" office:string-value="0,004987" calcext:value-type="string">
            <text:p>0,004987</text:p>
          </table:table-cell>
          <table:table-cell table:formula="of:=VALUE([.B226])" office:value-type="float" office:value="0.004987" calcext:value-type="float">
            <text:p>0,004987</text:p>
          </table:table-cell>
          <table:table-cell table:formula="of:=[.C226]+[.D225]" office:value-type="float" office:value="1.212015" calcext:value-type="float">
            <text:p>1,212015</text:p>
          </table:table-cell>
          <table:table-cell table:formula="of:=[.B226]+[.E225]" office:value-type="float" office:value="0.884898999999999" calcext:value-type="float">
            <text:p>0,88489899999999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27];&quot;.&quot;;&quot;,&quot;)" office:value-type="string" office:string-value="0,005485" calcext:value-type="string">
            <text:p>0,005485</text:p>
          </table:table-cell>
          <table:table-cell table:formula="of:=VALUE([.B227])" office:value-type="float" office:value="0.005485" calcext:value-type="float">
            <text:p>0,005485</text:p>
          </table:table-cell>
          <table:table-cell table:formula="of:=[.C227]+[.D226]" office:value-type="float" office:value="1.2175" calcext:value-type="float">
            <text:p>1,2175</text:p>
          </table:table-cell>
          <table:table-cell table:formula="of:=[.B227]+[.E226]" office:value-type="float" office:value="0.890383999999999" calcext:value-type="float">
            <text:p>0,89038399999999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28];&quot;.&quot;;&quot;,&quot;)" office:value-type="string" office:string-value="0,004987" calcext:value-type="string">
            <text:p>0,004987</text:p>
          </table:table-cell>
          <table:table-cell table:formula="of:=VALUE([.B228])" office:value-type="float" office:value="0.004987" calcext:value-type="float">
            <text:p>0,004987</text:p>
          </table:table-cell>
          <table:table-cell table:formula="of:=[.C228]+[.D227]" office:value-type="float" office:value="1.222487" calcext:value-type="float">
            <text:p>1,222487</text:p>
          </table:table-cell>
          <table:table-cell table:formula="of:=[.B228]+[.E227]" office:value-type="float" office:value="0.895370999999999" calcext:value-type="float">
            <text:p>0,89537099999999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29];&quot;.&quot;;&quot;,&quot;)" office:value-type="string" office:string-value="0,004987" calcext:value-type="string">
            <text:p>0,004987</text:p>
          </table:table-cell>
          <table:table-cell table:formula="of:=VALUE([.B229])" office:value-type="float" office:value="0.004987" calcext:value-type="float">
            <text:p>0,004987</text:p>
          </table:table-cell>
          <table:table-cell table:formula="of:=[.C229]+[.D228]" office:value-type="float" office:value="1.227474" calcext:value-type="float">
            <text:p>1,227474</text:p>
          </table:table-cell>
          <table:table-cell table:formula="of:=[.B229]+[.E228]" office:value-type="float" office:value="0.900357999999999" calcext:value-type="float">
            <text:p>0,900357999999999</text:p>
          </table:table-cell>
          <table:table-cell/>
        </table:table-row>
        <table:table-row table:style-name="ro1">
          <table:table-cell office:value-type="string" calcext:value-type="string">
            <text:p>0.004989</text:p>
          </table:table-cell>
          <table:table-cell table:formula="of:=SUBSTITUTE([.A230];&quot;.&quot;;&quot;,&quot;)" office:value-type="string" office:string-value="0,004989" calcext:value-type="string">
            <text:p>0,004989</text:p>
          </table:table-cell>
          <table:table-cell table:formula="of:=VALUE([.B230])" office:value-type="float" office:value="0.004989" calcext:value-type="float">
            <text:p>0,004989</text:p>
          </table:table-cell>
          <table:table-cell table:formula="of:=[.C230]+[.D229]" office:value-type="float" office:value="1.232463" calcext:value-type="float">
            <text:p>1,232463</text:p>
          </table:table-cell>
          <table:table-cell table:formula="of:=[.B230]+[.E229]" office:value-type="float" office:value="0.905346999999999" calcext:value-type="float">
            <text:p>0,905346999999999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31];&quot;.&quot;;&quot;,&quot;)" office:value-type="string" office:string-value="0,005486" calcext:value-type="string">
            <text:p>0,005486</text:p>
          </table:table-cell>
          <table:table-cell table:formula="of:=VALUE([.B231])" office:value-type="float" office:value="0.005486" calcext:value-type="float">
            <text:p>0,005486</text:p>
          </table:table-cell>
          <table:table-cell table:formula="of:=[.C231]+[.D230]" office:value-type="float" office:value="1.237949" calcext:value-type="float">
            <text:p>1,237949</text:p>
          </table:table-cell>
          <table:table-cell table:formula="of:=[.B231]+[.E230]" office:value-type="float" office:value="0.910832999999999" calcext:value-type="float">
            <text:p>0,910832999999999</text:p>
          </table:table-cell>
          <table:table-cell/>
        </table:table-row>
        <table:table-row table:style-name="ro1">
          <table:table-cell office:value-type="string" calcext:value-type="string">
            <text:p>0.005006</text:p>
          </table:table-cell>
          <table:table-cell table:formula="of:=SUBSTITUTE([.A232];&quot;.&quot;;&quot;,&quot;)" office:value-type="string" office:string-value="0,005006" calcext:value-type="string">
            <text:p>0,005006</text:p>
          </table:table-cell>
          <table:table-cell table:formula="of:=VALUE([.B232])" office:value-type="float" office:value="0.005006" calcext:value-type="float">
            <text:p>0,005006</text:p>
          </table:table-cell>
          <table:table-cell table:formula="of:=[.C232]+[.D231]" office:value-type="float" office:value="1.242955" calcext:value-type="float">
            <text:p>1,242955</text:p>
          </table:table-cell>
          <table:table-cell table:formula="of:=[.B232]+[.E231]" office:value-type="float" office:value="0.915838999999999" calcext:value-type="float">
            <text:p>0,915838999999999</text:p>
          </table:table-cell>
          <table:table-cell/>
        </table:table-row>
        <table:table-row table:style-name="ro1">
          <table:table-cell office:value-type="string" calcext:value-type="string">
            <text:p>0.005467</text:p>
          </table:table-cell>
          <table:table-cell table:formula="of:=SUBSTITUTE([.A233];&quot;.&quot;;&quot;,&quot;)" office:value-type="string" office:string-value="0,005467" calcext:value-type="string">
            <text:p>0,005467</text:p>
          </table:table-cell>
          <table:table-cell table:formula="of:=VALUE([.B233])" office:value-type="float" office:value="0.005467" calcext:value-type="float">
            <text:p>0,005467</text:p>
          </table:table-cell>
          <table:table-cell table:formula="of:=[.C233]+[.D232]" office:value-type="float" office:value="1.248422" calcext:value-type="float">
            <text:p>1,248422</text:p>
          </table:table-cell>
          <table:table-cell table:formula="of:=[.B233]+[.E232]" office:value-type="float" office:value="0.921305999999999" calcext:value-type="float">
            <text:p>0,921305999999999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234];&quot;.&quot;;&quot;,&quot;)" office:value-type="string" office:string-value="0,004986" calcext:value-type="string">
            <text:p>0,004986</text:p>
          </table:table-cell>
          <table:table-cell table:formula="of:=VALUE([.B234])" office:value-type="float" office:value="0.004986" calcext:value-type="float">
            <text:p>0,004986</text:p>
          </table:table-cell>
          <table:table-cell table:formula="of:=[.C234]+[.D233]" office:value-type="float" office:value="1.253408" calcext:value-type="float">
            <text:p>1,253408</text:p>
          </table:table-cell>
          <table:table-cell table:formula="of:=[.B234]+[.E233]" office:value-type="float" office:value="0.926291999999999" calcext:value-type="float">
            <text:p>0,926291999999999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35];&quot;.&quot;;&quot;,&quot;)" office:value-type="string" office:string-value="0,005486" calcext:value-type="string">
            <text:p>0,005486</text:p>
          </table:table-cell>
          <table:table-cell table:formula="of:=VALUE([.B235])" office:value-type="float" office:value="0.005486" calcext:value-type="float">
            <text:p>0,005486</text:p>
          </table:table-cell>
          <table:table-cell table:formula="of:=[.C235]+[.D234]" office:value-type="float" office:value="1.258894" calcext:value-type="float">
            <text:p>1,258894</text:p>
          </table:table-cell>
          <table:table-cell table:formula="of:=[.B235]+[.E234]" office:value-type="float" office:value="0.931777999999999" calcext:value-type="float">
            <text:p>0,931777999999999</text:p>
          </table:table-cell>
          <table:table-cell/>
        </table:table-row>
        <table:table-row table:style-name="ro1">
          <table:table-cell office:value-type="string" calcext:value-type="string">
            <text:p>0.005512</text:p>
          </table:table-cell>
          <table:table-cell table:formula="of:=SUBSTITUTE([.A236];&quot;.&quot;;&quot;,&quot;)" office:value-type="string" office:string-value="0,005512" calcext:value-type="string">
            <text:p>0,005512</text:p>
          </table:table-cell>
          <table:table-cell table:formula="of:=VALUE([.B236])" office:value-type="float" office:value="0.005512" calcext:value-type="float">
            <text:p>0,005512</text:p>
          </table:table-cell>
          <table:table-cell table:formula="of:=[.C236]+[.D235]" office:value-type="float" office:value="1.264406" calcext:value-type="float">
            <text:p>1,264406</text:p>
          </table:table-cell>
          <table:table-cell table:formula="of:=[.B236]+[.E235]" office:value-type="float" office:value="0.937289999999999" calcext:value-type="float">
            <text:p>0,937289999999999</text:p>
          </table:table-cell>
          <table:table-cell/>
        </table:table-row>
        <table:table-row table:style-name="ro1">
          <table:table-cell office:value-type="string" calcext:value-type="string">
            <text:p>0.005459</text:p>
          </table:table-cell>
          <table:table-cell table:formula="of:=SUBSTITUTE([.A237];&quot;.&quot;;&quot;,&quot;)" office:value-type="string" office:string-value="0,005459" calcext:value-type="string">
            <text:p>0,005459</text:p>
          </table:table-cell>
          <table:table-cell table:formula="of:=VALUE([.B237])" office:value-type="float" office:value="0.005459" calcext:value-type="float">
            <text:p>0,005459</text:p>
          </table:table-cell>
          <table:table-cell table:formula="of:=[.C237]+[.D236]" office:value-type="float" office:value="1.269865" calcext:value-type="float">
            <text:p>1,269865</text:p>
          </table:table-cell>
          <table:table-cell table:formula="of:=[.B237]+[.E236]" office:value-type="float" office:value="0.942748999999999" calcext:value-type="float">
            <text:p>0,942748999999999</text:p>
          </table:table-cell>
          <table:table-cell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238];&quot;.&quot;;&quot;,&quot;)" office:value-type="string" office:string-value="0,005484" calcext:value-type="string">
            <text:p>0,005484</text:p>
          </table:table-cell>
          <table:table-cell table:formula="of:=VALUE([.B238])" office:value-type="float" office:value="0.005484" calcext:value-type="float">
            <text:p>0,005484</text:p>
          </table:table-cell>
          <table:table-cell table:formula="of:=[.C238]+[.D237]" office:value-type="float" office:value="1.275349" calcext:value-type="float">
            <text:p>1,275349</text:p>
          </table:table-cell>
          <table:table-cell table:formula="of:=[.B238]+[.E237]" office:value-type="float" office:value="0.948232999999999" calcext:value-type="float">
            <text:p>0,948232999999999</text:p>
          </table:table-cell>
          <table:table-cell/>
        </table:table-row>
        <table:table-row table:style-name="ro1">
          <table:table-cell office:value-type="string" calcext:value-type="string">
            <text:p>0.005487</text:p>
          </table:table-cell>
          <table:table-cell table:formula="of:=SUBSTITUTE([.A239];&quot;.&quot;;&quot;,&quot;)" office:value-type="string" office:string-value="0,005487" calcext:value-type="string">
            <text:p>0,005487</text:p>
          </table:table-cell>
          <table:table-cell table:formula="of:=VALUE([.B239])" office:value-type="float" office:value="0.005487" calcext:value-type="float">
            <text:p>0,005487</text:p>
          </table:table-cell>
          <table:table-cell table:formula="of:=[.C239]+[.D238]" office:value-type="float" office:value="1.280836" calcext:value-type="float">
            <text:p>1,280836</text:p>
          </table:table-cell>
          <table:table-cell table:formula="of:=[.B239]+[.E238]" office:value-type="float" office:value="0.953719999999999" calcext:value-type="float">
            <text:p>0,953719999999999</text:p>
          </table:table-cell>
          <table:table-cell/>
        </table:table-row>
        <table:table-row table:style-name="ro1">
          <table:table-cell office:value-type="string" calcext:value-type="string">
            <text:p>0.005516</text:p>
          </table:table-cell>
          <table:table-cell table:formula="of:=SUBSTITUTE([.A240];&quot;.&quot;;&quot;,&quot;)" office:value-type="string" office:string-value="0,005516" calcext:value-type="string">
            <text:p>0,005516</text:p>
          </table:table-cell>
          <table:table-cell table:formula="of:=VALUE([.B240])" office:value-type="float" office:value="0.005516" calcext:value-type="float">
            <text:p>0,005516</text:p>
          </table:table-cell>
          <table:table-cell table:formula="of:=[.C240]+[.D239]" office:value-type="float" office:value="1.286352" calcext:value-type="float">
            <text:p>1,286352</text:p>
          </table:table-cell>
          <table:table-cell table:formula="of:=[.B240]+[.E239]" office:value-type="float" office:value="0.959235999999999" calcext:value-type="float">
            <text:p>0,959235999999999</text:p>
          </table:table-cell>
          <table:table-cell/>
        </table:table-row>
        <table:table-row table:style-name="ro1">
          <table:table-cell office:value-type="string" calcext:value-type="string">
            <text:p>0.005453</text:p>
          </table:table-cell>
          <table:table-cell table:formula="of:=SUBSTITUTE([.A241];&quot;.&quot;;&quot;,&quot;)" office:value-type="string" office:string-value="0,005453" calcext:value-type="string">
            <text:p>0,005453</text:p>
          </table:table-cell>
          <table:table-cell table:formula="of:=VALUE([.B241])" office:value-type="float" office:value="0.005453" calcext:value-type="float">
            <text:p>0,005453</text:p>
          </table:table-cell>
          <table:table-cell table:formula="of:=[.C241]+[.D240]" office:value-type="float" office:value="1.291805" calcext:value-type="float">
            <text:p>1,291805</text:p>
          </table:table-cell>
          <table:table-cell table:formula="of:=[.B241]+[.E240]" office:value-type="float" office:value="0.964688999999999" calcext:value-type="float">
            <text:p>0,964688999999999</text:p>
          </table:table-cell>
          <table:table-cell/>
        </table:table-row>
        <table:table-row table:style-name="ro1">
          <table:table-cell office:value-type="string" calcext:value-type="string">
            <text:p>0.005264</text:p>
          </table:table-cell>
          <table:table-cell table:formula="of:=SUBSTITUTE([.A242];&quot;.&quot;;&quot;,&quot;)" office:value-type="string" office:string-value="0,005264" calcext:value-type="string">
            <text:p>0,005264</text:p>
          </table:table-cell>
          <table:table-cell table:formula="of:=VALUE([.B242])" office:value-type="float" office:value="0.005264" calcext:value-type="float">
            <text:p>0,005264</text:p>
          </table:table-cell>
          <table:table-cell table:formula="of:=[.C242]+[.D241]" office:value-type="float" office:value="1.297069" calcext:value-type="float">
            <text:p>1,297069</text:p>
          </table:table-cell>
          <table:table-cell table:formula="of:=[.B242]+[.E241]" office:value-type="float" office:value="0.969952999999999" calcext:value-type="float">
            <text:p>0,969952999999999</text:p>
          </table:table-cell>
          <table:table-cell/>
        </table:table-row>
        <table:table-row table:style-name="ro1">
          <table:table-cell office:value-type="string" calcext:value-type="string">
            <text:p>0.005465</text:p>
          </table:table-cell>
          <table:table-cell table:formula="of:=SUBSTITUTE([.A243];&quot;.&quot;;&quot;,&quot;)" office:value-type="string" office:string-value="0,005465" calcext:value-type="string">
            <text:p>0,005465</text:p>
          </table:table-cell>
          <table:table-cell table:formula="of:=VALUE([.B243])" office:value-type="float" office:value="0.005465" calcext:value-type="float">
            <text:p>0,005465</text:p>
          </table:table-cell>
          <table:table-cell table:formula="of:=[.C243]+[.D242]" office:value-type="float" office:value="1.302534" calcext:value-type="float">
            <text:p>1,302534</text:p>
          </table:table-cell>
          <table:table-cell table:formula="of:=[.B243]+[.E242]" office:value-type="float" office:value="0.975417999999999" calcext:value-type="float">
            <text:p>0,975417999999999</text:p>
          </table:table-cell>
          <table:table-cell/>
        </table:table-row>
        <table:table-row table:style-name="ro1">
          <table:table-cell office:value-type="string" calcext:value-type="string">
            <text:p>0.005006</text:p>
          </table:table-cell>
          <table:table-cell table:formula="of:=SUBSTITUTE([.A244];&quot;.&quot;;&quot;,&quot;)" office:value-type="string" office:string-value="0,005006" calcext:value-type="string">
            <text:p>0,005006</text:p>
          </table:table-cell>
          <table:table-cell table:formula="of:=VALUE([.B244])" office:value-type="float" office:value="0.005006" calcext:value-type="float">
            <text:p>0,005006</text:p>
          </table:table-cell>
          <table:table-cell table:formula="of:=[.C244]+[.D243]" office:value-type="float" office:value="1.30754" calcext:value-type="float">
            <text:p>1,30754</text:p>
          </table:table-cell>
          <table:table-cell table:formula="of:=[.B244]+[.E243]" office:value-type="float" office:value="0.980423999999999" calcext:value-type="float">
            <text:p>0,980423999999999</text:p>
          </table:table-cell>
          <table:table-cell/>
        </table:table-row>
        <table:table-row table:style-name="ro1">
          <table:table-cell office:value-type="string" calcext:value-type="string">
            <text:p>0.005964</text:p>
          </table:table-cell>
          <table:table-cell table:formula="of:=SUBSTITUTE([.A245];&quot;.&quot;;&quot;,&quot;)" office:value-type="string" office:string-value="0,005964" calcext:value-type="string">
            <text:p>0,005964</text:p>
          </table:table-cell>
          <table:table-cell table:formula="of:=VALUE([.B245])" office:value-type="float" office:value="0.005964" calcext:value-type="float">
            <text:p>0,005964</text:p>
          </table:table-cell>
          <table:table-cell table:formula="of:=[.C245]+[.D244]" office:value-type="float" office:value="1.313504" calcext:value-type="float">
            <text:p>1,313504</text:p>
          </table:table-cell>
          <table:table-cell table:formula="of:=[.B245]+[.E244]" office:value-type="float" office:value="0.986387999999999" calcext:value-type="float">
            <text:p>0,986387999999999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46];&quot;.&quot;;&quot;,&quot;)" office:value-type="string" office:string-value="0,005486" calcext:value-type="string">
            <text:p>0,005486</text:p>
          </table:table-cell>
          <table:table-cell table:formula="of:=VALUE([.B246])" office:value-type="float" office:value="0.005486" calcext:value-type="float">
            <text:p>0,005486</text:p>
          </table:table-cell>
          <table:table-cell table:formula="of:=[.C246]+[.D245]" office:value-type="float" office:value="1.31899" calcext:value-type="float">
            <text:p>1,31899</text:p>
          </table:table-cell>
          <table:table-cell table:formula="of:=[.B246]+[.E245]" office:value-type="float" office:value="0.991873999999999" calcext:value-type="float">
            <text:p>0,991873999999999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47];&quot;.&quot;;&quot;,&quot;)" office:value-type="string" office:string-value="0,005485" calcext:value-type="string">
            <text:p>0,005485</text:p>
          </table:table-cell>
          <table:table-cell table:formula="of:=VALUE([.B247])" office:value-type="float" office:value="0.005485" calcext:value-type="float">
            <text:p>0,005485</text:p>
          </table:table-cell>
          <table:table-cell table:formula="of:=[.C247]+[.D246]" office:value-type="float" office:value="1.324475" calcext:value-type="float">
            <text:p>1,324475</text:p>
          </table:table-cell>
          <table:table-cell table:formula="of:=[.B247]+[.E246]" office:value-type="float" office:value="0.997358999999999" calcext:value-type="float">
            <text:p>0,997358999999999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48];&quot;.&quot;;&quot;,&quot;)" office:value-type="string" office:string-value="0,005486" calcext:value-type="string">
            <text:p>0,005486</text:p>
          </table:table-cell>
          <table:table-cell table:formula="of:=VALUE([.B248])" office:value-type="float" office:value="0.005486" calcext:value-type="float">
            <text:p>0,005486</text:p>
          </table:table-cell>
          <table:table-cell table:formula="of:=[.C248]+[.D247]" office:value-type="float" office:value="1.329961" calcext:value-type="float">
            <text:p>1,329961</text:p>
          </table:table-cell>
          <table:table-cell table:formula="of:=[.B248]+[.E247]" office:value-type="float" office:value="1.002845" calcext:value-type="float">
            <text:p>1,002845</text:p>
          </table:table-cell>
          <table:table-cell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249];&quot;.&quot;;&quot;,&quot;)" office:value-type="string" office:string-value="0,005484" calcext:value-type="string">
            <text:p>0,005484</text:p>
          </table:table-cell>
          <table:table-cell table:formula="of:=VALUE([.B249])" office:value-type="float" office:value="0.005484" calcext:value-type="float">
            <text:p>0,005484</text:p>
          </table:table-cell>
          <table:table-cell table:formula="of:=[.C249]+[.D248]" office:value-type="float" office:value="1.335445" calcext:value-type="float">
            <text:p>1,335445</text:p>
          </table:table-cell>
          <table:table-cell table:formula="of:=[.B249]+[.E248]" office:value-type="float" office:value="1.008329" calcext:value-type="float">
            <text:p>1,00832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50];&quot;.&quot;;&quot;,&quot;)" office:value-type="string" office:string-value="0,004987" calcext:value-type="string">
            <text:p>0,004987</text:p>
          </table:table-cell>
          <table:table-cell table:formula="of:=VALUE([.B250])" office:value-type="float" office:value="0.004987" calcext:value-type="float">
            <text:p>0,004987</text:p>
          </table:table-cell>
          <table:table-cell table:formula="of:=[.C250]+[.D249]" office:value-type="float" office:value="1.340432" calcext:value-type="float">
            <text:p>1,340432</text:p>
          </table:table-cell>
          <table:table-cell table:formula="of:=[.B250]+[.E249]" office:value-type="float" office:value="1.013316" calcext:value-type="float">
            <text:p>1,013316</text:p>
          </table:table-cell>
          <table:table-cell/>
        </table:table-row>
        <table:table-row table:style-name="ro1">
          <table:table-cell office:value-type="string" calcext:value-type="string">
            <text:p>0.005487</text:p>
          </table:table-cell>
          <table:table-cell table:formula="of:=SUBSTITUTE([.A251];&quot;.&quot;;&quot;,&quot;)" office:value-type="string" office:string-value="0,005487" calcext:value-type="string">
            <text:p>0,005487</text:p>
          </table:table-cell>
          <table:table-cell table:formula="of:=VALUE([.B251])" office:value-type="float" office:value="0.005487" calcext:value-type="float">
            <text:p>0,005487</text:p>
          </table:table-cell>
          <table:table-cell table:formula="of:=[.C251]+[.D250]" office:value-type="float" office:value="1.345919" calcext:value-type="float">
            <text:p>1,345919</text:p>
          </table:table-cell>
          <table:table-cell table:formula="of:=[.B251]+[.E250]" office:value-type="float" office:value="1.018803" calcext:value-type="float">
            <text:p>1,018803</text:p>
          </table:table-cell>
          <table:table-cell/>
        </table:table-row>
        <table:table-row table:style-name="ro1">
          <table:table-cell office:value-type="string" calcext:value-type="string">
            <text:p>0.005983</text:p>
          </table:table-cell>
          <table:table-cell table:formula="of:=SUBSTITUTE([.A252];&quot;.&quot;;&quot;,&quot;)" office:value-type="string" office:string-value="0,005983" calcext:value-type="string">
            <text:p>0,005983</text:p>
          </table:table-cell>
          <table:table-cell table:formula="of:=VALUE([.B252])" office:value-type="float" office:value="0.005983" calcext:value-type="float">
            <text:p>0,005983</text:p>
          </table:table-cell>
          <table:table-cell table:formula="of:=[.C252]+[.D251]" office:value-type="float" office:value="1.351902" calcext:value-type="float">
            <text:p>1,351902</text:p>
          </table:table-cell>
          <table:table-cell table:formula="of:=[.B252]+[.E251]" office:value-type="float" office:value="1.024786" calcext:value-type="float">
            <text:p>1,024786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53];&quot;.&quot;;&quot;,&quot;)" office:value-type="string" office:string-value="0,005485" calcext:value-type="string">
            <text:p>0,005485</text:p>
          </table:table-cell>
          <table:table-cell table:formula="of:=VALUE([.B253])" office:value-type="float" office:value="0.005485" calcext:value-type="float">
            <text:p>0,005485</text:p>
          </table:table-cell>
          <table:table-cell table:formula="of:=[.C253]+[.D252]" office:value-type="float" office:value="1.357387" calcext:value-type="float">
            <text:p>1,357387</text:p>
          </table:table-cell>
          <table:table-cell table:formula="of:=[.B253]+[.E252]" office:value-type="float" office:value="1.030271" calcext:value-type="float">
            <text:p>1,030271</text:p>
          </table:table-cell>
          <table:table-cell/>
        </table:table-row>
        <table:table-row table:style-name="ro1">
          <table:table-cell office:value-type="string" calcext:value-type="string">
            <text:p>0.006003</text:p>
          </table:table-cell>
          <table:table-cell table:formula="of:=SUBSTITUTE([.A254];&quot;.&quot;;&quot;,&quot;)" office:value-type="string" office:string-value="0,006003" calcext:value-type="string">
            <text:p>0,006003</text:p>
          </table:table-cell>
          <table:table-cell table:formula="of:=VALUE([.B254])" office:value-type="float" office:value="0.006003" calcext:value-type="float">
            <text:p>0,006003</text:p>
          </table:table-cell>
          <table:table-cell table:formula="of:=[.C254]+[.D253]" office:value-type="float" office:value="1.36339" calcext:value-type="float">
            <text:p>1,36339</text:p>
          </table:table-cell>
          <table:table-cell table:formula="of:=[.B254]+[.E253]" office:value-type="float" office:value="1.036274" calcext:value-type="float">
            <text:p>1,036274</text:p>
          </table:table-cell>
          <table:table-cell/>
        </table:table-row>
        <table:table-row table:style-name="ro1">
          <table:table-cell office:value-type="string" calcext:value-type="string">
            <text:p>0.005467</text:p>
          </table:table-cell>
          <table:table-cell table:formula="of:=SUBSTITUTE([.A255];&quot;.&quot;;&quot;,&quot;)" office:value-type="string" office:string-value="0,005467" calcext:value-type="string">
            <text:p>0,005467</text:p>
          </table:table-cell>
          <table:table-cell table:formula="of:=VALUE([.B255])" office:value-type="float" office:value="0.005467" calcext:value-type="float">
            <text:p>0,005467</text:p>
          </table:table-cell>
          <table:table-cell table:formula="of:=[.C255]+[.D254]" office:value-type="float" office:value="1.368857" calcext:value-type="float">
            <text:p>1,368857</text:p>
          </table:table-cell>
          <table:table-cell table:formula="of:=[.B255]+[.E254]" office:value-type="float" office:value="1.041741" calcext:value-type="float">
            <text:p>1,041741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56];&quot;.&quot;;&quot;,&quot;)" office:value-type="string" office:string-value="0,005486" calcext:value-type="string">
            <text:p>0,005486</text:p>
          </table:table-cell>
          <table:table-cell table:formula="of:=VALUE([.B256])" office:value-type="float" office:value="0.005486" calcext:value-type="float">
            <text:p>0,005486</text:p>
          </table:table-cell>
          <table:table-cell table:formula="of:=[.C256]+[.D255]" office:value-type="float" office:value="1.374343" calcext:value-type="float">
            <text:p>1,374343</text:p>
          </table:table-cell>
          <table:table-cell table:formula="of:=[.B256]+[.E255]" office:value-type="float" office:value="1.047227" calcext:value-type="float">
            <text:p>1,047227</text:p>
          </table:table-cell>
          <table:table-cell/>
        </table:table-row>
        <table:table-row table:style-name="ro1">
          <table:table-cell office:value-type="string" calcext:value-type="string">
            <text:p>0.006483</text:p>
          </table:table-cell>
          <table:table-cell table:formula="of:=SUBSTITUTE([.A257];&quot;.&quot;;&quot;,&quot;)" office:value-type="string" office:string-value="0,006483" calcext:value-type="string">
            <text:p>0,006483</text:p>
          </table:table-cell>
          <table:table-cell table:formula="of:=VALUE([.B257])" office:value-type="float" office:value="0.006483" calcext:value-type="float">
            <text:p>0,006483</text:p>
          </table:table-cell>
          <table:table-cell table:formula="of:=[.C257]+[.D256]" office:value-type="float" office:value="1.380826" calcext:value-type="float">
            <text:p>1,380826</text:p>
          </table:table-cell>
          <table:table-cell table:formula="of:=[.B257]+[.E256]" office:value-type="float" office:value="1.05371" calcext:value-type="float">
            <text:p>1,05371</text:p>
          </table:table-cell>
          <table:table-cell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258];&quot;.&quot;;&quot;,&quot;)" office:value-type="string" office:string-value="0,005984" calcext:value-type="string">
            <text:p>0,005984</text:p>
          </table:table-cell>
          <table:table-cell table:formula="of:=VALUE([.B258])" office:value-type="float" office:value="0.005984" calcext:value-type="float">
            <text:p>0,005984</text:p>
          </table:table-cell>
          <table:table-cell table:formula="of:=[.C258]+[.D257]" office:value-type="float" office:value="1.38681" calcext:value-type="float">
            <text:p>1,38681</text:p>
          </table:table-cell>
          <table:table-cell table:formula="of:=[.B258]+[.E257]" office:value-type="float" office:value="1.059694" calcext:value-type="float">
            <text:p>1,059694</text:p>
          </table:table-cell>
          <table:table-cell/>
        </table:table-row>
        <table:table-row table:style-name="ro1">
          <table:table-cell office:value-type="string" calcext:value-type="string">
            <text:p>0.005983</text:p>
          </table:table-cell>
          <table:table-cell table:formula="of:=SUBSTITUTE([.A259];&quot;.&quot;;&quot;,&quot;)" office:value-type="string" office:string-value="0,005983" calcext:value-type="string">
            <text:p>0,005983</text:p>
          </table:table-cell>
          <table:table-cell table:formula="of:=VALUE([.B259])" office:value-type="float" office:value="0.005983" calcext:value-type="float">
            <text:p>0,005983</text:p>
          </table:table-cell>
          <table:table-cell table:formula="of:=[.C259]+[.D258]" office:value-type="float" office:value="1.392793" calcext:value-type="float">
            <text:p>1,392793</text:p>
          </table:table-cell>
          <table:table-cell table:formula="of:=[.B259]+[.E258]" office:value-type="float" office:value="1.065677" calcext:value-type="float">
            <text:p>1,065677</text:p>
          </table:table-cell>
          <table:table-cell/>
        </table:table-row>
        <table:table-row table:style-name="ro1">
          <table:table-cell office:value-type="string" calcext:value-type="string">
            <text:p>0.005490</text:p>
          </table:table-cell>
          <table:table-cell table:formula="of:=SUBSTITUTE([.A260];&quot;.&quot;;&quot;,&quot;)" office:value-type="string" office:string-value="0,005490" calcext:value-type="string">
            <text:p>0,005490</text:p>
          </table:table-cell>
          <table:table-cell table:formula="of:=VALUE([.B260])" office:value-type="float" office:value="0.00549" calcext:value-type="float">
            <text:p>0,00549</text:p>
          </table:table-cell>
          <table:table-cell table:formula="of:=[.C260]+[.D259]" office:value-type="float" office:value="1.398283" calcext:value-type="float">
            <text:p>1,398283</text:p>
          </table:table-cell>
          <table:table-cell table:formula="of:=[.B260]+[.E259]" office:value-type="float" office:value="1.071167" calcext:value-type="float">
            <text:p>1,071167</text:p>
          </table:table-cell>
          <table:table-cell/>
        </table:table-row>
        <table:table-row table:style-name="ro1">
          <table:table-cell office:value-type="string" calcext:value-type="string">
            <text:p>0.005483</text:p>
          </table:table-cell>
          <table:table-cell table:formula="of:=SUBSTITUTE([.A261];&quot;.&quot;;&quot;,&quot;)" office:value-type="string" office:string-value="0,005483" calcext:value-type="string">
            <text:p>0,005483</text:p>
          </table:table-cell>
          <table:table-cell table:formula="of:=VALUE([.B261])" office:value-type="float" office:value="0.005483" calcext:value-type="float">
            <text:p>0,005483</text:p>
          </table:table-cell>
          <table:table-cell table:formula="of:=[.C261]+[.D260]" office:value-type="float" office:value="1.403766" calcext:value-type="float">
            <text:p>1,403766</text:p>
          </table:table-cell>
          <table:table-cell table:formula="of:=[.B261]+[.E260]" office:value-type="float" office:value="1.07665" calcext:value-type="float">
            <text:p>1,07665</text:p>
          </table:table-cell>
          <table:table-cell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262];&quot;.&quot;;&quot;,&quot;)" office:value-type="string" office:string-value="0,004988" calcext:value-type="string">
            <text:p>0,004988</text:p>
          </table:table-cell>
          <table:table-cell table:formula="of:=VALUE([.B262])" office:value-type="float" office:value="0.004988" calcext:value-type="float">
            <text:p>0,004988</text:p>
          </table:table-cell>
          <table:table-cell table:formula="of:=[.C262]+[.D261]" office:value-type="float" office:value="1.408754" calcext:value-type="float">
            <text:p>1,408754</text:p>
          </table:table-cell>
          <table:table-cell table:formula="of:=[.B262]+[.E261]" office:value-type="float" office:value="1.081638" calcext:value-type="float">
            <text:p>1,081638</text:p>
          </table:table-cell>
          <table:table-cell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63];&quot;.&quot;;&quot;,&quot;)" office:value-type="string" office:string-value="0,005485" calcext:value-type="string">
            <text:p>0,005485</text:p>
          </table:table-cell>
          <table:table-cell table:formula="of:=VALUE([.B263])" office:value-type="float" office:value="0.005485" calcext:value-type="float">
            <text:p>0,005485</text:p>
          </table:table-cell>
          <table:table-cell table:formula="of:=[.C263]+[.D262]" office:value-type="float" office:value="1.414239" calcext:value-type="float">
            <text:p>1,414239</text:p>
          </table:table-cell>
          <table:table-cell table:formula="of:=[.B263]+[.E262]" office:value-type="float" office:value="1.087123" calcext:value-type="float">
            <text:p>1,087123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64];&quot;.&quot;;&quot;,&quot;)" office:value-type="string" office:string-value="0,005486" calcext:value-type="string">
            <text:p>0,005486</text:p>
          </table:table-cell>
          <table:table-cell table:formula="of:=VALUE([.B264])" office:value-type="float" office:value="0.005486" calcext:value-type="float">
            <text:p>0,005486</text:p>
          </table:table-cell>
          <table:table-cell table:formula="of:=[.C264]+[.D263]" office:value-type="float" office:value="1.419725" calcext:value-type="float">
            <text:p>1,419725</text:p>
          </table:table-cell>
          <table:table-cell table:formula="of:=[.B264]+[.E263]" office:value-type="float" office:value="1.092609" calcext:value-type="float">
            <text:p>1,092609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265];&quot;.&quot;;&quot;,&quot;)" office:value-type="string" office:string-value="0,004986" calcext:value-type="string">
            <text:p>0,004986</text:p>
          </table:table-cell>
          <table:table-cell table:formula="of:=VALUE([.B265])" office:value-type="float" office:value="0.004986" calcext:value-type="float">
            <text:p>0,004986</text:p>
          </table:table-cell>
          <table:table-cell table:formula="of:=[.C265]+[.D264]" office:value-type="float" office:value="1.424711" calcext:value-type="float">
            <text:p>1,424711</text:p>
          </table:table-cell>
          <table:table-cell table:formula="of:=[.B265]+[.E264]" office:value-type="float" office:value="1.097595" calcext:value-type="float">
            <text:p>1,097595</text:p>
          </table:table-cell>
          <table:table-cell/>
        </table:table-row>
        <table:table-row table:style-name="ro1">
          <table:table-cell office:value-type="string" calcext:value-type="string">
            <text:p>0.005708</text:p>
          </table:table-cell>
          <table:table-cell table:formula="of:=SUBSTITUTE([.A266];&quot;.&quot;;&quot;,&quot;)" office:value-type="string" office:string-value="0,005708" calcext:value-type="string">
            <text:p>0,005708</text:p>
          </table:table-cell>
          <table:table-cell table:formula="of:=VALUE([.B266])" office:value-type="float" office:value="0.005708" calcext:value-type="float">
            <text:p>0,005708</text:p>
          </table:table-cell>
          <table:table-cell table:formula="of:=[.C266]+[.D265]" office:value-type="float" office:value="1.430419" calcext:value-type="float">
            <text:p>1,430419</text:p>
          </table:table-cell>
          <table:table-cell table:formula="of:=[.B266]+[.E265]" office:value-type="float" office:value="1.103303" calcext:value-type="float">
            <text:p>1,103303</text:p>
          </table:table-cell>
          <table:table-cell/>
        </table:table-row>
        <table:table-row table:style-name="ro1">
          <table:table-cell office:value-type="string" calcext:value-type="string">
            <text:p>0.005476</text:p>
          </table:table-cell>
          <table:table-cell table:formula="of:=SUBSTITUTE([.A267];&quot;.&quot;;&quot;,&quot;)" office:value-type="string" office:string-value="0,005476" calcext:value-type="string">
            <text:p>0,005476</text:p>
          </table:table-cell>
          <table:table-cell table:formula="of:=VALUE([.B267])" office:value-type="float" office:value="0.005476" calcext:value-type="float">
            <text:p>0,005476</text:p>
          </table:table-cell>
          <table:table-cell table:formula="of:=[.C267]+[.D266]" office:value-type="float" office:value="1.435895" calcext:value-type="float">
            <text:p>1,435895</text:p>
          </table:table-cell>
          <table:table-cell table:formula="of:=[.B267]+[.E266]" office:value-type="float" office:value="1.108779" calcext:value-type="float">
            <text:p>1,108779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68];&quot;.&quot;;&quot;,&quot;)" office:value-type="string" office:string-value="0,004987" calcext:value-type="string">
            <text:p>0,004987</text:p>
          </table:table-cell>
          <table:table-cell table:formula="of:=VALUE([.B268])" office:value-type="float" office:value="0.004987" calcext:value-type="float">
            <text:p>0,004987</text:p>
          </table:table-cell>
          <table:table-cell table:formula="of:=[.C268]+[.D267]" office:value-type="float" office:value="1.440882" calcext:value-type="float">
            <text:p>1,440882</text:p>
          </table:table-cell>
          <table:table-cell table:formula="of:=[.B268]+[.E267]" office:value-type="float" office:value="1.113766" calcext:value-type="float">
            <text:p>1,113766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69];&quot;.&quot;;&quot;,&quot;)" office:value-type="string" office:string-value="0,004987" calcext:value-type="string">
            <text:p>0,004987</text:p>
          </table:table-cell>
          <table:table-cell table:formula="of:=VALUE([.B269])" office:value-type="float" office:value="0.004987" calcext:value-type="float">
            <text:p>0,004987</text:p>
          </table:table-cell>
          <table:table-cell table:formula="of:=[.C269]+[.D268]" office:value-type="float" office:value="1.445869" calcext:value-type="float">
            <text:p>1,445869</text:p>
          </table:table-cell>
          <table:table-cell table:formula="of:=[.B269]+[.E268]" office:value-type="float" office:value="1.118753" calcext:value-type="float">
            <text:p>1,118753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70];&quot;.&quot;;&quot;,&quot;)" office:value-type="string" office:string-value="0,005486" calcext:value-type="string">
            <text:p>0,005486</text:p>
          </table:table-cell>
          <table:table-cell table:formula="of:=VALUE([.B270])" office:value-type="float" office:value="0.005486" calcext:value-type="float">
            <text:p>0,005486</text:p>
          </table:table-cell>
          <table:table-cell table:formula="of:=[.C270]+[.D269]" office:value-type="float" office:value="1.451355" calcext:value-type="float">
            <text:p>1,451355</text:p>
          </table:table-cell>
          <table:table-cell table:formula="of:=[.B270]+[.E269]" office:value-type="float" office:value="1.124239" calcext:value-type="float">
            <text:p>1,124239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271];&quot;.&quot;;&quot;,&quot;)" office:value-type="string" office:string-value="0,004986" calcext:value-type="string">
            <text:p>0,004986</text:p>
          </table:table-cell>
          <table:table-cell table:formula="of:=VALUE([.B271])" office:value-type="float" office:value="0.004986" calcext:value-type="float">
            <text:p>0,004986</text:p>
          </table:table-cell>
          <table:table-cell table:formula="of:=[.C271]+[.D270]" office:value-type="float" office:value="1.456341" calcext:value-type="float">
            <text:p>1,456341</text:p>
          </table:table-cell>
          <table:table-cell table:formula="of:=[.B271]+[.E270]" office:value-type="float" office:value="1.129225" calcext:value-type="float">
            <text:p>1,129225</text:p>
          </table:table-cell>
          <table:table-cell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272];&quot;.&quot;;&quot;,&quot;)" office:value-type="string" office:string-value="0,004986" calcext:value-type="string">
            <text:p>0,004986</text:p>
          </table:table-cell>
          <table:table-cell table:formula="of:=VALUE([.B272])" office:value-type="float" office:value="0.004986" calcext:value-type="float">
            <text:p>0,004986</text:p>
          </table:table-cell>
          <table:table-cell table:formula="of:=[.C272]+[.D271]" office:value-type="float" office:value="1.461327" calcext:value-type="float">
            <text:p>1,461327</text:p>
          </table:table-cell>
          <table:table-cell table:formula="of:=[.B272]+[.E271]" office:value-type="float" office:value="1.134211" calcext:value-type="float">
            <text:p>1,134211</text:p>
          </table:table-cell>
          <table:table-cell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73];&quot;.&quot;;&quot;,&quot;)" office:value-type="string" office:string-value="0,004987" calcext:value-type="string">
            <text:p>0,004987</text:p>
          </table:table-cell>
          <table:table-cell table:formula="of:=VALUE([.B273])" office:value-type="float" office:value="0.004987" calcext:value-type="float">
            <text:p>0,004987</text:p>
          </table:table-cell>
          <table:table-cell table:formula="of:=[.C273]+[.D272]" office:value-type="float" office:value="1.466314" calcext:value-type="float">
            <text:p>1,466314</text:p>
          </table:table-cell>
          <table:table-cell table:formula="of:=[.B273]+[.E272]" office:value-type="float" office:value="1.139198" calcext:value-type="float">
            <text:p>1,139198</text:p>
          </table:table-cell>
          <table:table-cell/>
        </table:table-row>
        <table:table-row table:style-name="ro1">
          <table:table-cell office:value-type="string" calcext:value-type="string">
            <text:p>0.005982</text:p>
          </table:table-cell>
          <table:table-cell table:formula="of:=SUBSTITUTE([.A274];&quot;.&quot;;&quot;,&quot;)" office:value-type="string" office:string-value="0,005982" calcext:value-type="string">
            <text:p>0,005982</text:p>
          </table:table-cell>
          <table:table-cell table:formula="of:=VALUE([.B274])" office:value-type="float" office:value="0.005982" calcext:value-type="float">
            <text:p>0,005982</text:p>
          </table:table-cell>
          <table:table-cell table:formula="of:=[.C274]+[.D273]" office:value-type="float" office:value="1.472296" calcext:value-type="float">
            <text:p>1,472296</text:p>
          </table:table-cell>
          <table:table-cell table:formula="of:=[.B274]+[.E273]" office:value-type="float" office:value="1.14518" calcext:value-type="float">
            <text:p>1,14518</text:p>
          </table:table-cell>
          <table:table-cell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75];&quot;.&quot;;&quot;,&quot;)" office:value-type="string" office:string-value="0,005486" calcext:value-type="string">
            <text:p>0,005486</text:p>
          </table:table-cell>
          <table:table-cell table:formula="of:=VALUE([.B275])" office:value-type="float" office:value="0.005486" calcext:value-type="float">
            <text:p>0,005486</text:p>
          </table:table-cell>
          <table:table-cell table:formula="of:=[.C275]+[.D274]" office:value-type="float" office:value="1.477782" calcext:value-type="float">
            <text:p>1,477782</text:p>
          </table:table-cell>
          <table:table-cell table:formula="of:=[.B275]+[.E274]" office:value-type="float" office:value="1.150666" calcext:value-type="float">
            <text:p>1,150666</text:p>
          </table:table-cell>
          <table:table-cell table:formula="of:=[.E275]/217" office:value-type="float" office:value="0.00530260829493088" calcext:value-type="float">
            <text:p>0,005302608294931</text:p>
          </table:table-cell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76];&quot;.&quot;;&quot;,&quot;)" office:value-type="string" office:string-value="0,004987" calcext:value-type="string">
            <text:p>0,004987</text:p>
          </table:table-cell>
          <table:table-cell table:formula="of:=VALUE([.B276])" office:value-type="float" office:value="0.004987" calcext:value-type="float">
            <text:p>0,004987</text:p>
          </table:table-cell>
          <table:table-cell table:formula="of:=[.C276]+[.D275]" office:value-type="float" office:value="1.482769" calcext:value-type="float">
            <text:p>1,482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277];&quot;.&quot;;&quot;,&quot;)" office:value-type="string" office:string-value="0,004986" calcext:value-type="string">
            <text:p>0,004986</text:p>
          </table:table-cell>
          <table:table-cell table:formula="of:=VALUE([.B277])" office:value-type="float" office:value="0.004986" calcext:value-type="float">
            <text:p>0,004986</text:p>
          </table:table-cell>
          <table:table-cell table:formula="of:=[.C277]+[.D276]" office:value-type="float" office:value="1.487755" calcext:value-type="float">
            <text:p>1,487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9</text:p>
          </table:table-cell>
          <table:table-cell table:formula="of:=SUBSTITUTE([.A278];&quot;.&quot;;&quot;,&quot;)" office:value-type="string" office:string-value="0,005989" calcext:value-type="string">
            <text:p>0,005989</text:p>
          </table:table-cell>
          <table:table-cell table:formula="of:=VALUE([.B278])" office:value-type="float" office:value="0.005989" calcext:value-type="float">
            <text:p>0,005989</text:p>
          </table:table-cell>
          <table:table-cell table:formula="of:=[.C278]+[.D277]" office:value-type="float" office:value="1.493744" calcext:value-type="float">
            <text:p>1,493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3</text:p>
          </table:table-cell>
          <table:table-cell table:formula="of:=SUBSTITUTE([.A279];&quot;.&quot;;&quot;,&quot;)" office:value-type="string" office:string-value="0,005483" calcext:value-type="string">
            <text:p>0,005483</text:p>
          </table:table-cell>
          <table:table-cell table:formula="of:=VALUE([.B279])" office:value-type="float" office:value="0.005483" calcext:value-type="float">
            <text:p>0,005483</text:p>
          </table:table-cell>
          <table:table-cell table:formula="of:=[.C279]+[.D278]" office:value-type="float" office:value="1.499227" calcext:value-type="float">
            <text:p>1,499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80];&quot;.&quot;;&quot;,&quot;)" office:value-type="string" office:string-value="0,004987" calcext:value-type="string">
            <text:p>0,004987</text:p>
          </table:table-cell>
          <table:table-cell table:formula="of:=VALUE([.B280])" office:value-type="float" office:value="0.004987" calcext:value-type="float">
            <text:p>0,004987</text:p>
          </table:table-cell>
          <table:table-cell table:formula="of:=[.C280]+[.D279]" office:value-type="float" office:value="1.504214" calcext:value-type="float">
            <text:p>1,504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81];&quot;.&quot;;&quot;,&quot;)" office:value-type="string" office:string-value="0,005485" calcext:value-type="string">
            <text:p>0,005485</text:p>
          </table:table-cell>
          <table:table-cell table:formula="of:=VALUE([.B281])" office:value-type="float" office:value="0.005485" calcext:value-type="float">
            <text:p>0,005485</text:p>
          </table:table-cell>
          <table:table-cell table:formula="of:=[.C281]+[.D280]" office:value-type="float" office:value="1.509699" calcext:value-type="float">
            <text:p>1,509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82];&quot;.&quot;;&quot;,&quot;)" office:value-type="string" office:string-value="0,004987" calcext:value-type="string">
            <text:p>0,004987</text:p>
          </table:table-cell>
          <table:table-cell table:formula="of:=VALUE([.B282])" office:value-type="float" office:value="0.004987" calcext:value-type="float">
            <text:p>0,004987</text:p>
          </table:table-cell>
          <table:table-cell table:formula="of:=[.C282]+[.D281]" office:value-type="float" office:value="1.514686" calcext:value-type="float">
            <text:p>1,514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283];&quot;.&quot;;&quot;,&quot;)" office:value-type="string" office:string-value="0,005484" calcext:value-type="string">
            <text:p>0,005484</text:p>
          </table:table-cell>
          <table:table-cell table:formula="of:=VALUE([.B283])" office:value-type="float" office:value="0.005484" calcext:value-type="float">
            <text:p>0,005484</text:p>
          </table:table-cell>
          <table:table-cell table:formula="of:=[.C283]+[.D282]" office:value-type="float" office:value="1.52017" calcext:value-type="float">
            <text:p>1,5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84];&quot;.&quot;;&quot;,&quot;)" office:value-type="string" office:string-value="0,004987" calcext:value-type="string">
            <text:p>0,004987</text:p>
          </table:table-cell>
          <table:table-cell table:formula="of:=VALUE([.B284])" office:value-type="float" office:value="0.004987" calcext:value-type="float">
            <text:p>0,004987</text:p>
          </table:table-cell>
          <table:table-cell table:formula="of:=[.C284]+[.D283]" office:value-type="float" office:value="1.525157" calcext:value-type="float">
            <text:p>1,525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285];&quot;.&quot;;&quot;,&quot;)" office:value-type="string" office:string-value="0,004988" calcext:value-type="string">
            <text:p>0,004988</text:p>
          </table:table-cell>
          <table:table-cell table:formula="of:=VALUE([.B285])" office:value-type="float" office:value="0.004988" calcext:value-type="float">
            <text:p>0,004988</text:p>
          </table:table-cell>
          <table:table-cell table:formula="of:=[.C285]+[.D284]" office:value-type="float" office:value="1.530145" calcext:value-type="float">
            <text:p>1,53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86];&quot;.&quot;;&quot;,&quot;)" office:value-type="string" office:string-value="0,005485" calcext:value-type="string">
            <text:p>0,005485</text:p>
          </table:table-cell>
          <table:table-cell table:formula="of:=VALUE([.B286])" office:value-type="float" office:value="0.005485" calcext:value-type="float">
            <text:p>0,005485</text:p>
          </table:table-cell>
          <table:table-cell table:formula="of:=[.C286]+[.D285]" office:value-type="float" office:value="1.53563" calcext:value-type="float">
            <text:p>1,53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287];&quot;.&quot;;&quot;,&quot;)" office:value-type="string" office:string-value="0,004988" calcext:value-type="string">
            <text:p>0,004988</text:p>
          </table:table-cell>
          <table:table-cell table:formula="of:=VALUE([.B287])" office:value-type="float" office:value="0.004988" calcext:value-type="float">
            <text:p>0,004988</text:p>
          </table:table-cell>
          <table:table-cell table:formula="of:=[.C287]+[.D286]" office:value-type="float" office:value="1.540618" calcext:value-type="float">
            <text:p>1,540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88];&quot;.&quot;;&quot;,&quot;)" office:value-type="string" office:string-value="0,004987" calcext:value-type="string">
            <text:p>0,004987</text:p>
          </table:table-cell>
          <table:table-cell table:formula="of:=VALUE([.B288])" office:value-type="float" office:value="0.004987" calcext:value-type="float">
            <text:p>0,004987</text:p>
          </table:table-cell>
          <table:table-cell table:formula="of:=[.C288]+[.D287]" office:value-type="float" office:value="1.545605" calcext:value-type="float">
            <text:p>1,545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289];&quot;.&quot;;&quot;,&quot;)" office:value-type="string" office:string-value="0,004986" calcext:value-type="string">
            <text:p>0,004986</text:p>
          </table:table-cell>
          <table:table-cell table:formula="of:=VALUE([.B289])" office:value-type="float" office:value="0.004986" calcext:value-type="float">
            <text:p>0,004986</text:p>
          </table:table-cell>
          <table:table-cell table:formula="of:=[.C289]+[.D288]" office:value-type="float" office:value="1.550591" calcext:value-type="float">
            <text:p>1,550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290];&quot;.&quot;;&quot;,&quot;)" office:value-type="string" office:string-value="0,005984" calcext:value-type="string">
            <text:p>0,005984</text:p>
          </table:table-cell>
          <table:table-cell table:formula="of:=VALUE([.B290])" office:value-type="float" office:value="0.005984" calcext:value-type="float">
            <text:p>0,005984</text:p>
          </table:table-cell>
          <table:table-cell table:formula="of:=[.C290]+[.D289]" office:value-type="float" office:value="1.556575" calcext:value-type="float">
            <text:p>1,556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291];&quot;.&quot;;&quot;,&quot;)" office:value-type="string" office:string-value="0,004988" calcext:value-type="string">
            <text:p>0,004988</text:p>
          </table:table-cell>
          <table:table-cell table:formula="of:=VALUE([.B291])" office:value-type="float" office:value="0.004988" calcext:value-type="float">
            <text:p>0,004988</text:p>
          </table:table-cell>
          <table:table-cell table:formula="of:=[.C291]+[.D290]" office:value-type="float" office:value="1.561563" calcext:value-type="float">
            <text:p>1,56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292];&quot;.&quot;;&quot;,&quot;)" office:value-type="string" office:string-value="0,004986" calcext:value-type="string">
            <text:p>0,004986</text:p>
          </table:table-cell>
          <table:table-cell table:formula="of:=VALUE([.B292])" office:value-type="float" office:value="0.004986" calcext:value-type="float">
            <text:p>0,004986</text:p>
          </table:table-cell>
          <table:table-cell table:formula="of:=[.C292]+[.D291]" office:value-type="float" office:value="1.566549" calcext:value-type="float">
            <text:p>1,566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93];&quot;.&quot;;&quot;,&quot;)" office:value-type="string" office:string-value="0,004987" calcext:value-type="string">
            <text:p>0,004987</text:p>
          </table:table-cell>
          <table:table-cell table:formula="of:=VALUE([.B293])" office:value-type="float" office:value="0.004987" calcext:value-type="float">
            <text:p>0,004987</text:p>
          </table:table-cell>
          <table:table-cell table:formula="of:=[.C293]+[.D292]" office:value-type="float" office:value="1.571536" calcext:value-type="float">
            <text:p>1,571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94];&quot;.&quot;;&quot;,&quot;)" office:value-type="string" office:string-value="0,005485" calcext:value-type="string">
            <text:p>0,005485</text:p>
          </table:table-cell>
          <table:table-cell table:formula="of:=VALUE([.B294])" office:value-type="float" office:value="0.005485" calcext:value-type="float">
            <text:p>0,005485</text:p>
          </table:table-cell>
          <table:table-cell table:formula="of:=[.C294]+[.D293]" office:value-type="float" office:value="1.577021" calcext:value-type="float">
            <text:p>1,577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95];&quot;.&quot;;&quot;,&quot;)" office:value-type="string" office:string-value="0,005485" calcext:value-type="string">
            <text:p>0,005485</text:p>
          </table:table-cell>
          <table:table-cell table:formula="of:=VALUE([.B295])" office:value-type="float" office:value="0.005485" calcext:value-type="float">
            <text:p>0,005485</text:p>
          </table:table-cell>
          <table:table-cell table:formula="of:=[.C295]+[.D294]" office:value-type="float" office:value="1.582506" calcext:value-type="float">
            <text:p>1,582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96];&quot;.&quot;;&quot;,&quot;)" office:value-type="string" office:string-value="0,005485" calcext:value-type="string">
            <text:p>0,005485</text:p>
          </table:table-cell>
          <table:table-cell table:formula="of:=VALUE([.B296])" office:value-type="float" office:value="0.005485" calcext:value-type="float">
            <text:p>0,005485</text:p>
          </table:table-cell>
          <table:table-cell table:formula="of:=[.C296]+[.D295]" office:value-type="float" office:value="1.587991" calcext:value-type="float">
            <text:p>1,587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297];&quot;.&quot;;&quot;,&quot;)" office:value-type="string" office:string-value="0,004987" calcext:value-type="string">
            <text:p>0,004987</text:p>
          </table:table-cell>
          <table:table-cell table:formula="of:=VALUE([.B297])" office:value-type="float" office:value="0.004987" calcext:value-type="float">
            <text:p>0,004987</text:p>
          </table:table-cell>
          <table:table-cell table:formula="of:=[.C297]+[.D296]" office:value-type="float" office:value="1.592978" calcext:value-type="float">
            <text:p>1,592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298];&quot;.&quot;;&quot;,&quot;)" office:value-type="string" office:string-value="0,005485" calcext:value-type="string">
            <text:p>0,005485</text:p>
          </table:table-cell>
          <table:table-cell table:formula="of:=VALUE([.B298])" office:value-type="float" office:value="0.005485" calcext:value-type="float">
            <text:p>0,005485</text:p>
          </table:table-cell>
          <table:table-cell table:formula="of:=[.C298]+[.D297]" office:value-type="float" office:value="1.598463" calcext:value-type="float">
            <text:p>1,598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299];&quot;.&quot;;&quot;,&quot;)" office:value-type="string" office:string-value="0,005486" calcext:value-type="string">
            <text:p>0,005486</text:p>
          </table:table-cell>
          <table:table-cell table:formula="of:=VALUE([.B299])" office:value-type="float" office:value="0.005486" calcext:value-type="float">
            <text:p>0,005486</text:p>
          </table:table-cell>
          <table:table-cell table:formula="of:=[.C299]+[.D298]" office:value-type="float" office:value="1.603949" calcext:value-type="float">
            <text:p>1,603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300];&quot;.&quot;;&quot;,&quot;)" office:value-type="string" office:string-value="0,004987" calcext:value-type="string">
            <text:p>0,004987</text:p>
          </table:table-cell>
          <table:table-cell table:formula="of:=VALUE([.B300])" office:value-type="float" office:value="0.004987" calcext:value-type="float">
            <text:p>0,004987</text:p>
          </table:table-cell>
          <table:table-cell table:formula="of:=[.C300]+[.D299]" office:value-type="float" office:value="1.608936" calcext:value-type="float">
            <text:p>1,608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301];&quot;.&quot;;&quot;,&quot;)" office:value-type="string" office:string-value="0,004986" calcext:value-type="string">
            <text:p>0,004986</text:p>
          </table:table-cell>
          <table:table-cell table:formula="of:=VALUE([.B301])" office:value-type="float" office:value="0.004986" calcext:value-type="float">
            <text:p>0,004986</text:p>
          </table:table-cell>
          <table:table-cell table:formula="of:=[.C301]+[.D300]" office:value-type="float" office:value="1.613922" calcext:value-type="float">
            <text:p>1,613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302];&quot;.&quot;;&quot;,&quot;)" office:value-type="string" office:string-value="0,004987" calcext:value-type="string">
            <text:p>0,004987</text:p>
          </table:table-cell>
          <table:table-cell table:formula="of:=VALUE([.B302])" office:value-type="float" office:value="0.004987" calcext:value-type="float">
            <text:p>0,004987</text:p>
          </table:table-cell>
          <table:table-cell table:formula="of:=[.C302]+[.D301]" office:value-type="float" office:value="1.618909" calcext:value-type="float">
            <text:p>1,618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303];&quot;.&quot;;&quot;,&quot;)" office:value-type="string" office:string-value="0,005485" calcext:value-type="string">
            <text:p>0,005485</text:p>
          </table:table-cell>
          <table:table-cell table:formula="of:=VALUE([.B303])" office:value-type="float" office:value="0.005485" calcext:value-type="float">
            <text:p>0,005485</text:p>
          </table:table-cell>
          <table:table-cell table:formula="of:=[.C303]+[.D302]" office:value-type="float" office:value="1.624394" calcext:value-type="float">
            <text:p>1,624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304];&quot;.&quot;;&quot;,&quot;)" office:value-type="string" office:string-value="0,005485" calcext:value-type="string">
            <text:p>0,005485</text:p>
          </table:table-cell>
          <table:table-cell table:formula="of:=VALUE([.B304])" office:value-type="float" office:value="0.005485" calcext:value-type="float">
            <text:p>0,005485</text:p>
          </table:table-cell>
          <table:table-cell table:formula="of:=[.C304]+[.D303]" office:value-type="float" office:value="1.629879" calcext:value-type="float">
            <text:p>1,629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305];&quot;.&quot;;&quot;,&quot;)" office:value-type="string" office:string-value="0,005485" calcext:value-type="string">
            <text:p>0,005485</text:p>
          </table:table-cell>
          <table:table-cell table:formula="of:=VALUE([.B305])" office:value-type="float" office:value="0.005485" calcext:value-type="float">
            <text:p>0,005485</text:p>
          </table:table-cell>
          <table:table-cell table:formula="of:=[.C305]+[.D304]" office:value-type="float" office:value="1.635364" calcext:value-type="float">
            <text:p>1,635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306];&quot;.&quot;;&quot;,&quot;)" office:value-type="string" office:string-value="0,005486" calcext:value-type="string">
            <text:p>0,005486</text:p>
          </table:table-cell>
          <table:table-cell table:formula="of:=VALUE([.B306])" office:value-type="float" office:value="0.005486" calcext:value-type="float">
            <text:p>0,005486</text:p>
          </table:table-cell>
          <table:table-cell table:formula="of:=[.C306]+[.D305]" office:value-type="float" office:value="1.64085" calcext:value-type="float">
            <text:p>1,64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507</text:p>
          </table:table-cell>
          <table:table-cell table:formula="of:=SUBSTITUTE([.A307];&quot;.&quot;;&quot;,&quot;)" office:value-type="string" office:string-value="0,004507" calcext:value-type="string">
            <text:p>0,004507</text:p>
          </table:table-cell>
          <table:table-cell table:formula="of:=VALUE([.B307])" office:value-type="float" office:value="0.004507" calcext:value-type="float">
            <text:p>0,004507</text:p>
          </table:table-cell>
          <table:table-cell table:formula="of:=[.C307]+[.D306]" office:value-type="float" office:value="1.645357" calcext:value-type="float">
            <text:p>1,645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65</text:p>
          </table:table-cell>
          <table:table-cell table:formula="of:=SUBSTITUTE([.A308];&quot;.&quot;;&quot;,&quot;)" office:value-type="string" office:string-value="0,005465" calcext:value-type="string">
            <text:p>0,005465</text:p>
          </table:table-cell>
          <table:table-cell table:formula="of:=VALUE([.B308])" office:value-type="float" office:value="0.005465" calcext:value-type="float">
            <text:p>0,005465</text:p>
          </table:table-cell>
          <table:table-cell table:formula="of:=[.C308]+[.D307]" office:value-type="float" office:value="1.650822" calcext:value-type="float">
            <text:p>1,650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309];&quot;.&quot;;&quot;,&quot;)" office:value-type="string" office:string-value="0,004986" calcext:value-type="string">
            <text:p>0,004986</text:p>
          </table:table-cell>
          <table:table-cell table:formula="of:=VALUE([.B309])" office:value-type="float" office:value="0.004986" calcext:value-type="float">
            <text:p>0,004986</text:p>
          </table:table-cell>
          <table:table-cell table:formula="of:=[.C309]+[.D308]" office:value-type="float" office:value="1.655808" calcext:value-type="float">
            <text:p>1,65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005</text:p>
          </table:table-cell>
          <table:table-cell table:formula="of:=SUBSTITUTE([.A310];&quot;.&quot;;&quot;,&quot;)" office:value-type="string" office:string-value="0,005005" calcext:value-type="string">
            <text:p>0,005005</text:p>
          </table:table-cell>
          <table:table-cell table:formula="of:=VALUE([.B310])" office:value-type="float" office:value="0.005005" calcext:value-type="float">
            <text:p>0,005005</text:p>
          </table:table-cell>
          <table:table-cell table:formula="of:=[.C310]+[.D309]" office:value-type="float" office:value="1.660813" calcext:value-type="float">
            <text:p>1,660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70</text:p>
          </table:table-cell>
          <table:table-cell table:formula="of:=SUBSTITUTE([.A311];&quot;.&quot;;&quot;,&quot;)" office:value-type="string" office:string-value="0,004970" calcext:value-type="string">
            <text:p>0,004970</text:p>
          </table:table-cell>
          <table:table-cell table:formula="of:=VALUE([.B311])" office:value-type="float" office:value="0.00497" calcext:value-type="float">
            <text:p>0,00497</text:p>
          </table:table-cell>
          <table:table-cell table:formula="of:=[.C311]+[.D310]" office:value-type="float" office:value="1.665783" calcext:value-type="float">
            <text:p>1,665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312];&quot;.&quot;;&quot;,&quot;)" office:value-type="string" office:string-value="0,004986" calcext:value-type="string">
            <text:p>0,004986</text:p>
          </table:table-cell>
          <table:table-cell table:formula="of:=VALUE([.B312])" office:value-type="float" office:value="0.004986" calcext:value-type="float">
            <text:p>0,004986</text:p>
          </table:table-cell>
          <table:table-cell table:formula="of:=[.C312]+[.D311]" office:value-type="float" office:value="1.670769" calcext:value-type="float">
            <text:p>1,67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313];&quot;.&quot;;&quot;,&quot;)" office:value-type="string" office:string-value="0,004987" calcext:value-type="string">
            <text:p>0,004987</text:p>
          </table:table-cell>
          <table:table-cell table:formula="of:=VALUE([.B313])" office:value-type="float" office:value="0.004987" calcext:value-type="float">
            <text:p>0,004987</text:p>
          </table:table-cell>
          <table:table-cell table:formula="of:=[.C313]+[.D312]" office:value-type="float" office:value="1.675756" calcext:value-type="float">
            <text:p>1,675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7</text:p>
          </table:table-cell>
          <table:table-cell table:formula="of:=SUBSTITUTE([.A314];&quot;.&quot;;&quot;,&quot;)" office:value-type="string" office:string-value="0,005487" calcext:value-type="string">
            <text:p>0,005487</text:p>
          </table:table-cell>
          <table:table-cell table:formula="of:=VALUE([.B314])" office:value-type="float" office:value="0.005487" calcext:value-type="float">
            <text:p>0,005487</text:p>
          </table:table-cell>
          <table:table-cell table:formula="of:=[.C314]+[.D313]" office:value-type="float" office:value="1.681243" calcext:value-type="float">
            <text:p>1,681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488</text:p>
          </table:table-cell>
          <table:table-cell table:formula="of:=SUBSTITUTE([.A315];&quot;.&quot;;&quot;,&quot;)" office:value-type="string" office:string-value="0,004488" calcext:value-type="string">
            <text:p>0,004488</text:p>
          </table:table-cell>
          <table:table-cell table:formula="of:=VALUE([.B315])" office:value-type="float" office:value="0.004488" calcext:value-type="float">
            <text:p>0,004488</text:p>
          </table:table-cell>
          <table:table-cell table:formula="of:=[.C315]+[.D314]" office:value-type="float" office:value="1.685731" calcext:value-type="float">
            <text:p>1,685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316];&quot;.&quot;;&quot;,&quot;)" office:value-type="string" office:string-value="0,004988" calcext:value-type="string">
            <text:p>0,004988</text:p>
          </table:table-cell>
          <table:table-cell table:formula="of:=VALUE([.B316])" office:value-type="float" office:value="0.004988" calcext:value-type="float">
            <text:p>0,004988</text:p>
          </table:table-cell>
          <table:table-cell table:formula="of:=[.C316]+[.D315]" office:value-type="float" office:value="1.690719" calcext:value-type="float">
            <text:p>1,690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7</text:p>
          </table:table-cell>
          <table:table-cell table:formula="of:=SUBSTITUTE([.A317];&quot;.&quot;;&quot;,&quot;)" office:value-type="string" office:string-value="0,005487" calcext:value-type="string">
            <text:p>0,005487</text:p>
          </table:table-cell>
          <table:table-cell table:formula="of:=VALUE([.B317])" office:value-type="float" office:value="0.005487" calcext:value-type="float">
            <text:p>0,005487</text:p>
          </table:table-cell>
          <table:table-cell table:formula="of:=[.C317]+[.D316]" office:value-type="float" office:value="1.696206" calcext:value-type="float">
            <text:p>1,696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318];&quot;.&quot;;&quot;,&quot;)" office:value-type="string" office:string-value="0,004986" calcext:value-type="string">
            <text:p>0,004986</text:p>
          </table:table-cell>
          <table:table-cell table:formula="of:=VALUE([.B318])" office:value-type="float" office:value="0.004986" calcext:value-type="float">
            <text:p>0,004986</text:p>
          </table:table-cell>
          <table:table-cell table:formula="of:=[.C318]+[.D317]" office:value-type="float" office:value="1.701192" calcext:value-type="float">
            <text:p>1,701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8</text:p>
          </table:table-cell>
          <table:table-cell table:formula="of:=SUBSTITUTE([.A319];&quot;.&quot;;&quot;,&quot;)" office:value-type="string" office:string-value="0,004988" calcext:value-type="string">
            <text:p>0,004988</text:p>
          </table:table-cell>
          <table:table-cell table:formula="of:=VALUE([.B319])" office:value-type="float" office:value="0.004988" calcext:value-type="float">
            <text:p>0,004988</text:p>
          </table:table-cell>
          <table:table-cell table:formula="of:=[.C319]+[.D318]" office:value-type="float" office:value="1.70618" calcext:value-type="float">
            <text:p>1,70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320];&quot;.&quot;;&quot;,&quot;)" office:value-type="string" office:string-value="0,004987" calcext:value-type="string">
            <text:p>0,004987</text:p>
          </table:table-cell>
          <table:table-cell table:formula="of:=VALUE([.B320])" office:value-type="float" office:value="0.004987" calcext:value-type="float">
            <text:p>0,004987</text:p>
          </table:table-cell>
          <table:table-cell table:formula="of:=[.C320]+[.D319]" office:value-type="float" office:value="1.711167" calcext:value-type="float">
            <text:p>1,71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5</text:p>
          </table:table-cell>
          <table:table-cell table:formula="of:=SUBSTITUTE([.A321];&quot;.&quot;;&quot;,&quot;)" office:value-type="string" office:string-value="0,004985" calcext:value-type="string">
            <text:p>0,004985</text:p>
          </table:table-cell>
          <table:table-cell table:formula="of:=VALUE([.B321])" office:value-type="float" office:value="0.004985" calcext:value-type="float">
            <text:p>0,004985</text:p>
          </table:table-cell>
          <table:table-cell table:formula="of:=[.C321]+[.D320]" office:value-type="float" office:value="1.716152" calcext:value-type="float">
            <text:p>1,716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005</text:p>
          </table:table-cell>
          <table:table-cell table:formula="of:=SUBSTITUTE([.A322];&quot;.&quot;;&quot;,&quot;)" office:value-type="string" office:string-value="0,005005" calcext:value-type="string">
            <text:p>0,005005</text:p>
          </table:table-cell>
          <table:table-cell table:formula="of:=VALUE([.B322])" office:value-type="float" office:value="0.005005" calcext:value-type="float">
            <text:p>0,005005</text:p>
          </table:table-cell>
          <table:table-cell table:formula="of:=[.C322]+[.D321]" office:value-type="float" office:value="1.721157" calcext:value-type="float">
            <text:p>1,721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65</text:p>
          </table:table-cell>
          <table:table-cell table:formula="of:=SUBSTITUTE([.A323];&quot;.&quot;;&quot;,&quot;)" office:value-type="string" office:string-value="0,005965" calcext:value-type="string">
            <text:p>0,005965</text:p>
          </table:table-cell>
          <table:table-cell table:formula="of:=VALUE([.B323])" office:value-type="float" office:value="0.005965" calcext:value-type="float">
            <text:p>0,005965</text:p>
          </table:table-cell>
          <table:table-cell table:formula="of:=[.C323]+[.D322]" office:value-type="float" office:value="1.727122" calcext:value-type="float">
            <text:p>1,727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324];&quot;.&quot;;&quot;,&quot;)" office:value-type="string" office:string-value="0,004987" calcext:value-type="string">
            <text:p>0,004987</text:p>
          </table:table-cell>
          <table:table-cell table:formula="of:=VALUE([.B324])" office:value-type="float" office:value="0.004987" calcext:value-type="float">
            <text:p>0,004987</text:p>
          </table:table-cell>
          <table:table-cell table:formula="of:=[.C324]+[.D323]" office:value-type="float" office:value="1.732109" calcext:value-type="float">
            <text:p>1,732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325];&quot;.&quot;;&quot;,&quot;)" office:value-type="string" office:string-value="0,005485" calcext:value-type="string">
            <text:p>0,005485</text:p>
          </table:table-cell>
          <table:table-cell table:formula="of:=VALUE([.B325])" office:value-type="float" office:value="0.005485" calcext:value-type="float">
            <text:p>0,005485</text:p>
          </table:table-cell>
          <table:table-cell table:formula="of:=[.C325]+[.D324]" office:value-type="float" office:value="1.737594" calcext:value-type="float">
            <text:p>1,737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326];&quot;.&quot;;&quot;,&quot;)" office:value-type="string" office:string-value="0,004987" calcext:value-type="string">
            <text:p>0,004987</text:p>
          </table:table-cell>
          <table:table-cell table:formula="of:=VALUE([.B326])" office:value-type="float" office:value="0.004987" calcext:value-type="float">
            <text:p>0,004987</text:p>
          </table:table-cell>
          <table:table-cell table:formula="of:=[.C326]+[.D325]" office:value-type="float" office:value="1.742581" calcext:value-type="float">
            <text:p>1,74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327];&quot;.&quot;;&quot;,&quot;)" office:value-type="string" office:string-value="0,005485" calcext:value-type="string">
            <text:p>0,005485</text:p>
          </table:table-cell>
          <table:table-cell table:formula="of:=VALUE([.B327])" office:value-type="float" office:value="0.005485" calcext:value-type="float">
            <text:p>0,005485</text:p>
          </table:table-cell>
          <table:table-cell table:formula="of:=[.C327]+[.D326]" office:value-type="float" office:value="1.748066" calcext:value-type="float">
            <text:p>1,748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328];&quot;.&quot;;&quot;,&quot;)" office:value-type="string" office:string-value="0,004987" calcext:value-type="string">
            <text:p>0,004987</text:p>
          </table:table-cell>
          <table:table-cell table:formula="of:=VALUE([.B328])" office:value-type="float" office:value="0.004987" calcext:value-type="float">
            <text:p>0,004987</text:p>
          </table:table-cell>
          <table:table-cell table:formula="of:=[.C328]+[.D327]" office:value-type="float" office:value="1.753053" calcext:value-type="float">
            <text:p>1,753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329];&quot;.&quot;;&quot;,&quot;)" office:value-type="string" office:string-value="0,004986" calcext:value-type="string">
            <text:p>0,004986</text:p>
          </table:table-cell>
          <table:table-cell table:formula="of:=VALUE([.B329])" office:value-type="float" office:value="0.004986" calcext:value-type="float">
            <text:p>0,004986</text:p>
          </table:table-cell>
          <table:table-cell table:formula="of:=[.C329]+[.D328]" office:value-type="float" office:value="1.758039" calcext:value-type="float">
            <text:p>1,758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5</text:p>
          </table:table-cell>
          <table:table-cell table:formula="of:=SUBSTITUTE([.A330];&quot;.&quot;;&quot;,&quot;)" office:value-type="string" office:string-value="0,005985" calcext:value-type="string">
            <text:p>0,005985</text:p>
          </table:table-cell>
          <table:table-cell table:formula="of:=VALUE([.B330])" office:value-type="float" office:value="0.005985" calcext:value-type="float">
            <text:p>0,005985</text:p>
          </table:table-cell>
          <table:table-cell table:formula="of:=[.C330]+[.D329]" office:value-type="float" office:value="1.764024" calcext:value-type="float">
            <text:p>1,764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331];&quot;.&quot;;&quot;,&quot;)" office:value-type="string" office:string-value="0,005485" calcext:value-type="string">
            <text:p>0,005485</text:p>
          </table:table-cell>
          <table:table-cell table:formula="of:=VALUE([.B331])" office:value-type="float" office:value="0.005485" calcext:value-type="float">
            <text:p>0,005485</text:p>
          </table:table-cell>
          <table:table-cell table:formula="of:=[.C331]+[.D330]" office:value-type="float" office:value="1.769509" calcext:value-type="float">
            <text:p>1,76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516</text:p>
          </table:table-cell>
          <table:table-cell table:formula="of:=SUBSTITUTE([.A332];&quot;.&quot;;&quot;,&quot;)" office:value-type="string" office:string-value="0,005516" calcext:value-type="string">
            <text:p>0,005516</text:p>
          </table:table-cell>
          <table:table-cell table:formula="of:=VALUE([.B332])" office:value-type="float" office:value="0.005516" calcext:value-type="float">
            <text:p>0,005516</text:p>
          </table:table-cell>
          <table:table-cell table:formula="of:=[.C332]+[.D331]" office:value-type="float" office:value="1.775025" calcext:value-type="float">
            <text:p>1,775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56</text:p>
          </table:table-cell>
          <table:table-cell table:formula="of:=SUBSTITUTE([.A333];&quot;.&quot;;&quot;,&quot;)" office:value-type="string" office:string-value="0,005456" calcext:value-type="string">
            <text:p>0,005456</text:p>
          </table:table-cell>
          <table:table-cell table:formula="of:=VALUE([.B333])" office:value-type="float" office:value="0.005456" calcext:value-type="float">
            <text:p>0,005456</text:p>
          </table:table-cell>
          <table:table-cell table:formula="of:=[.C333]+[.D332]" office:value-type="float" office:value="1.780481" calcext:value-type="float">
            <text:p>1,780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334];&quot;.&quot;;&quot;,&quot;)" office:value-type="string" office:string-value="0,005484" calcext:value-type="string">
            <text:p>0,005484</text:p>
          </table:table-cell>
          <table:table-cell table:formula="of:=VALUE([.B334])" office:value-type="float" office:value="0.005484" calcext:value-type="float">
            <text:p>0,005484</text:p>
          </table:table-cell>
          <table:table-cell table:formula="of:=[.C334]+[.D333]" office:value-type="float" office:value="1.785965" calcext:value-type="float">
            <text:p>1,785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335];&quot;.&quot;;&quot;,&quot;)" office:value-type="string" office:string-value="0,004987" calcext:value-type="string">
            <text:p>0,004987</text:p>
          </table:table-cell>
          <table:table-cell table:formula="of:=VALUE([.B335])" office:value-type="float" office:value="0.004987" calcext:value-type="float">
            <text:p>0,004987</text:p>
          </table:table-cell>
          <table:table-cell table:formula="of:=[.C335]+[.D334]" office:value-type="float" office:value="1.790952" calcext:value-type="float">
            <text:p>1,79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776</text:p>
          </table:table-cell>
          <table:table-cell table:formula="of:=SUBSTITUTE([.A336];&quot;.&quot;;&quot;,&quot;)" office:value-type="string" office:string-value="0,004776" calcext:value-type="string">
            <text:p>0,004776</text:p>
          </table:table-cell>
          <table:table-cell table:formula="of:=VALUE([.B336])" office:value-type="float" office:value="0.004776" calcext:value-type="float">
            <text:p>0,004776</text:p>
          </table:table-cell>
          <table:table-cell table:formula="of:=[.C336]+[.D335]" office:value-type="float" office:value="1.795728" calcext:value-type="float">
            <text:p>1,795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96</text:p>
          </table:table-cell>
          <table:table-cell table:formula="of:=SUBSTITUTE([.A337];&quot;.&quot;;&quot;,&quot;)" office:value-type="string" office:string-value="0,004996" calcext:value-type="string">
            <text:p>0,004996</text:p>
          </table:table-cell>
          <table:table-cell table:formula="of:=VALUE([.B337])" office:value-type="float" office:value="0.004996" calcext:value-type="float">
            <text:p>0,004996</text:p>
          </table:table-cell>
          <table:table-cell table:formula="of:=[.C337]+[.D336]" office:value-type="float" office:value="1.800724" calcext:value-type="float">
            <text:p>1,800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92</text:p>
          </table:table-cell>
          <table:table-cell table:formula="of:=SUBSTITUTE([.A338];&quot;.&quot;;&quot;,&quot;)" office:value-type="string" office:string-value="0,005492" calcext:value-type="string">
            <text:p>0,005492</text:p>
          </table:table-cell>
          <table:table-cell table:formula="of:=VALUE([.B338])" office:value-type="float" office:value="0.005492" calcext:value-type="float">
            <text:p>0,005492</text:p>
          </table:table-cell>
          <table:table-cell table:formula="of:=[.C338]+[.D337]" office:value-type="float" office:value="1.806216" calcext:value-type="float">
            <text:p>1,806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63</text:p>
          </table:table-cell>
          <table:table-cell table:formula="of:=SUBSTITUTE([.A339];&quot;.&quot;;&quot;,&quot;)" office:value-type="string" office:string-value="0,005463" calcext:value-type="string">
            <text:p>0,005463</text:p>
          </table:table-cell>
          <table:table-cell table:formula="of:=VALUE([.B339])" office:value-type="float" office:value="0.005463" calcext:value-type="float">
            <text:p>0,005463</text:p>
          </table:table-cell>
          <table:table-cell table:formula="of:=[.C339]+[.D338]" office:value-type="float" office:value="1.811679" calcext:value-type="float">
            <text:p>1,811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340];&quot;.&quot;;&quot;,&quot;)" office:value-type="string" office:string-value="0,004986" calcext:value-type="string">
            <text:p>0,004986</text:p>
          </table:table-cell>
          <table:table-cell table:formula="of:=VALUE([.B340])" office:value-type="float" office:value="0.004986" calcext:value-type="float">
            <text:p>0,004986</text:p>
          </table:table-cell>
          <table:table-cell table:formula="of:=[.C340]+[.D339]" office:value-type="float" office:value="1.816665" calcext:value-type="float">
            <text:p>1,816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6</text:p>
          </table:table-cell>
          <table:table-cell table:formula="of:=SUBSTITUTE([.A341];&quot;.&quot;;&quot;,&quot;)" office:value-type="string" office:string-value="0,005486" calcext:value-type="string">
            <text:p>0,005486</text:p>
          </table:table-cell>
          <table:table-cell table:formula="of:=VALUE([.B341])" office:value-type="float" office:value="0.005486" calcext:value-type="float">
            <text:p>0,005486</text:p>
          </table:table-cell>
          <table:table-cell table:formula="of:=[.C341]+[.D340]" office:value-type="float" office:value="1.822151" calcext:value-type="float">
            <text:p>1,82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342];&quot;.&quot;;&quot;,&quot;)" office:value-type="string" office:string-value="0,004986" calcext:value-type="string">
            <text:p>0,004986</text:p>
          </table:table-cell>
          <table:table-cell table:formula="of:=VALUE([.B342])" office:value-type="float" office:value="0.004986" calcext:value-type="float">
            <text:p>0,004986</text:p>
          </table:table-cell>
          <table:table-cell table:formula="of:=[.C342]+[.D341]" office:value-type="float" office:value="1.827137" calcext:value-type="float">
            <text:p>1,827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343];&quot;.&quot;;&quot;,&quot;)" office:value-type="string" office:string-value="0,004987" calcext:value-type="string">
            <text:p>0,004987</text:p>
          </table:table-cell>
          <table:table-cell table:formula="of:=VALUE([.B343])" office:value-type="float" office:value="0.004987" calcext:value-type="float">
            <text:p>0,004987</text:p>
          </table:table-cell>
          <table:table-cell table:formula="of:=[.C343]+[.D342]" office:value-type="float" office:value="1.832124" calcext:value-type="float">
            <text:p>1,832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344];&quot;.&quot;;&quot;,&quot;)" office:value-type="string" office:string-value="0,005984" calcext:value-type="string">
            <text:p>0,005984</text:p>
          </table:table-cell>
          <table:table-cell table:formula="of:=VALUE([.B344])" office:value-type="float" office:value="0.005984" calcext:value-type="float">
            <text:p>0,005984</text:p>
          </table:table-cell>
          <table:table-cell table:formula="of:=[.C344]+[.D343]" office:value-type="float" office:value="1.838108" calcext:value-type="float">
            <text:p>1,838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509</text:p>
          </table:table-cell>
          <table:table-cell table:formula="of:=SUBSTITUTE([.A345];&quot;.&quot;;&quot;,&quot;)" office:value-type="string" office:string-value="0,004509" calcext:value-type="string">
            <text:p>0,004509</text:p>
          </table:table-cell>
          <table:table-cell table:formula="of:=VALUE([.B345])" office:value-type="float" office:value="0.004509" calcext:value-type="float">
            <text:p>0,004509</text:p>
          </table:table-cell>
          <table:table-cell table:formula="of:=[.C345]+[.D344]" office:value-type="float" office:value="1.842617" calcext:value-type="float">
            <text:p>1,84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64</text:p>
          </table:table-cell>
          <table:table-cell table:formula="of:=SUBSTITUTE([.A346];&quot;.&quot;;&quot;,&quot;)" office:value-type="string" office:string-value="0,005464" calcext:value-type="string">
            <text:p>0,005464</text:p>
          </table:table-cell>
          <table:table-cell table:formula="of:=VALUE([.B346])" office:value-type="float" office:value="0.005464" calcext:value-type="float">
            <text:p>0,005464</text:p>
          </table:table-cell>
          <table:table-cell table:formula="of:=[.C346]+[.D345]" office:value-type="float" office:value="1.848081" calcext:value-type="float">
            <text:p>1,848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7</text:p>
          </table:table-cell>
          <table:table-cell table:formula="of:=SUBSTITUTE([.A347];&quot;.&quot;;&quot;,&quot;)" office:value-type="string" office:string-value="0,005487" calcext:value-type="string">
            <text:p>0,005487</text:p>
          </table:table-cell>
          <table:table-cell table:formula="of:=VALUE([.B347])" office:value-type="float" office:value="0.005487" calcext:value-type="float">
            <text:p>0,005487</text:p>
          </table:table-cell>
          <table:table-cell table:formula="of:=[.C347]+[.D346]" office:value-type="float" office:value="1.853568" calcext:value-type="float">
            <text:p>1,853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4</text:p>
          </table:table-cell>
          <table:table-cell table:formula="of:=SUBSTITUTE([.A348];&quot;.&quot;;&quot;,&quot;)" office:value-type="string" office:string-value="0,005484" calcext:value-type="string">
            <text:p>0,005484</text:p>
          </table:table-cell>
          <table:table-cell table:formula="of:=VALUE([.B348])" office:value-type="float" office:value="0.005484" calcext:value-type="float">
            <text:p>0,005484</text:p>
          </table:table-cell>
          <table:table-cell table:formula="of:=[.C348]+[.D347]" office:value-type="float" office:value="1.859052" calcext:value-type="float">
            <text:p>1,859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4</text:p>
          </table:table-cell>
          <table:table-cell table:formula="of:=SUBSTITUTE([.A349];&quot;.&quot;;&quot;,&quot;)" office:value-type="string" office:string-value="0,005984" calcext:value-type="string">
            <text:p>0,005984</text:p>
          </table:table-cell>
          <table:table-cell table:formula="of:=VALUE([.B349])" office:value-type="float" office:value="0.005984" calcext:value-type="float">
            <text:p>0,005984</text:p>
          </table:table-cell>
          <table:table-cell table:formula="of:=[.C349]+[.D348]" office:value-type="float" office:value="1.865036" calcext:value-type="float">
            <text:p>1,865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005</text:p>
          </table:table-cell>
          <table:table-cell table:formula="of:=SUBSTITUTE([.A350];&quot;.&quot;;&quot;,&quot;)" office:value-type="string" office:string-value="0,005005" calcext:value-type="string">
            <text:p>0,005005</text:p>
          </table:table-cell>
          <table:table-cell table:formula="of:=VALUE([.B350])" office:value-type="float" office:value="0.005005" calcext:value-type="float">
            <text:p>0,005005</text:p>
          </table:table-cell>
          <table:table-cell table:formula="of:=[.C350]+[.D349]" office:value-type="float" office:value="1.870041" calcext:value-type="float">
            <text:p>1,870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70</text:p>
          </table:table-cell>
          <table:table-cell table:formula="of:=SUBSTITUTE([.A351];&quot;.&quot;;&quot;,&quot;)" office:value-type="string" office:string-value="0,004970" calcext:value-type="string">
            <text:p>0,004970</text:p>
          </table:table-cell>
          <table:table-cell table:formula="of:=VALUE([.B351])" office:value-type="float" office:value="0.00497" calcext:value-type="float">
            <text:p>0,00497</text:p>
          </table:table-cell>
          <table:table-cell table:formula="of:=[.C351]+[.D350]" office:value-type="float" office:value="1.875011" calcext:value-type="float">
            <text:p>1,875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352];&quot;.&quot;;&quot;,&quot;)" office:value-type="string" office:string-value="0,005485" calcext:value-type="string">
            <text:p>0,005485</text:p>
          </table:table-cell>
          <table:table-cell table:formula="of:=VALUE([.B352])" office:value-type="float" office:value="0.005485" calcext:value-type="float">
            <text:p>0,005485</text:p>
          </table:table-cell>
          <table:table-cell table:formula="of:=[.C352]+[.D351]" office:value-type="float" office:value="1.880496" calcext:value-type="float">
            <text:p>1,880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85</text:p>
          </table:table-cell>
          <table:table-cell table:formula="of:=SUBSTITUTE([.A353];&quot;.&quot;;&quot;,&quot;)" office:value-type="string" office:string-value="0,005485" calcext:value-type="string">
            <text:p>0,005485</text:p>
          </table:table-cell>
          <table:table-cell table:formula="of:=VALUE([.B353])" office:value-type="float" office:value="0.005485" calcext:value-type="float">
            <text:p>0,005485</text:p>
          </table:table-cell>
          <table:table-cell table:formula="of:=[.C353]+[.D352]" office:value-type="float" office:value="1.885981" calcext:value-type="float">
            <text:p>1,885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750</text:p>
          </table:table-cell>
          <table:table-cell table:formula="of:=SUBSTITUTE([.A354];&quot;.&quot;;&quot;,&quot;)" office:value-type="string" office:string-value="0,004750" calcext:value-type="string">
            <text:p>0,004750</text:p>
          </table:table-cell>
          <table:table-cell table:formula="of:=VALUE([.B354])" office:value-type="float" office:value="0.00475" calcext:value-type="float">
            <text:p>0,00475</text:p>
          </table:table-cell>
          <table:table-cell table:formula="of:=[.C354]+[.D353]" office:value-type="float" office:value="1.890731" calcext:value-type="float">
            <text:p>1,890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479</text:p>
          </table:table-cell>
          <table:table-cell table:formula="of:=SUBSTITUTE([.A355];&quot;.&quot;;&quot;,&quot;)" office:value-type="string" office:string-value="0,005479" calcext:value-type="string">
            <text:p>0,005479</text:p>
          </table:table-cell>
          <table:table-cell table:formula="of:=VALUE([.B355])" office:value-type="float" office:value="0.005479" calcext:value-type="float">
            <text:p>0,005479</text:p>
          </table:table-cell>
          <table:table-cell table:formula="of:=[.C355]+[.D354]" office:value-type="float" office:value="1.89621" calcext:value-type="float">
            <text:p>1,89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985</text:p>
          </table:table-cell>
          <table:table-cell table:formula="of:=SUBSTITUTE([.A356];&quot;.&quot;;&quot;,&quot;)" office:value-type="string" office:string-value="0,005985" calcext:value-type="string">
            <text:p>0,005985</text:p>
          </table:table-cell>
          <table:table-cell table:formula="of:=VALUE([.B356])" office:value-type="float" office:value="0.005985" calcext:value-type="float">
            <text:p>0,005985</text:p>
          </table:table-cell>
          <table:table-cell table:formula="of:=[.C356]+[.D355]" office:value-type="float" office:value="1.902195" calcext:value-type="float">
            <text:p>1,90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6</text:p>
          </table:table-cell>
          <table:table-cell table:formula="of:=SUBSTITUTE([.A357];&quot;.&quot;;&quot;,&quot;)" office:value-type="string" office:string-value="0,004986" calcext:value-type="string">
            <text:p>0,004986</text:p>
          </table:table-cell>
          <table:table-cell table:formula="of:=VALUE([.B357])" office:value-type="float" office:value="0.004986" calcext:value-type="float">
            <text:p>0,004986</text:p>
          </table:table-cell>
          <table:table-cell table:formula="of:=[.C357]+[.D356]" office:value-type="float" office:value="1.907181" calcext:value-type="float">
            <text:p>1,907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358];&quot;.&quot;;&quot;,&quot;)" office:value-type="string" office:string-value="0,004987" calcext:value-type="string">
            <text:p>0,004987</text:p>
          </table:table-cell>
          <table:table-cell table:formula="of:=VALUE([.B358])" office:value-type="float" office:value="0.004987" calcext:value-type="float">
            <text:p>0,004987</text:p>
          </table:table-cell>
          <table:table-cell table:formula="of:=[.C358]+[.D357]" office:value-type="float" office:value="1.912168" calcext:value-type="float">
            <text:p>1,912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87</text:p>
          </table:table-cell>
          <table:table-cell table:formula="of:=SUBSTITUTE([.A359];&quot;.&quot;;&quot;,&quot;)" office:value-type="string" office:string-value="0,004987" calcext:value-type="string">
            <text:p>0,004987</text:p>
          </table:table-cell>
          <table:table-cell table:formula="of:=VALUE([.B359])" office:value-type="float" office:value="0.004987" calcext:value-type="float">
            <text:p>0,004987</text:p>
          </table:table-cell>
          <table:table-cell table:formula="of:=[.C359]+[.D358]" office:value-type="float" office:value="1.917155" calcext:value-type="float">
            <text:p>1,917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3989</text:p>
          </table:table-cell>
          <table:table-cell table:formula="of:=SUBSTITUTE([.A360];&quot;.&quot;;&quot;,&quot;)" office:value-type="string" office:string-value="0,003989" calcext:value-type="string">
            <text:p>0,003989</text:p>
          </table:table-cell>
          <table:table-cell table:formula="of:=VALUE([.B360])" office:value-type="float" office:value="0.003989" calcext:value-type="float">
            <text:p>0,003989</text:p>
          </table:table-cell>
          <table:table-cell table:formula="of:=[.C360]+[.D359]" office:value-type="float" office:value="1.921144" calcext:value-type="float">
            <text:p>1,921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504</text:p>
          </table:table-cell>
          <table:table-cell table:formula="of:=SUBSTITUTE([.A361];&quot;.&quot;;&quot;,&quot;)" office:value-type="string" office:string-value="0,004504" calcext:value-type="string">
            <text:p>0,004504</text:p>
          </table:table-cell>
          <table:table-cell table:formula="of:=VALUE([.B361])" office:value-type="float" office:value="0.004504" calcext:value-type="float">
            <text:p>0,004504</text:p>
          </table:table-cell>
          <table:table-cell table:formula="of:=[.C361]+[.D360]" office:value-type="float" office:value="1.925648" calcext:value-type="float">
            <text:p>1,925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71</text:p>
          </table:table-cell>
          <table:table-cell table:formula="of:=SUBSTITUTE([.A362];&quot;.&quot;;&quot;,&quot;)" office:value-type="string" office:string-value="0,004971" calcext:value-type="string">
            <text:p>0,004971</text:p>
          </table:table-cell>
          <table:table-cell table:formula="of:=VALUE([.B362])" office:value-type="float" office:value="0.004971" calcext:value-type="float">
            <text:p>0,004971</text:p>
          </table:table-cell>
          <table:table-cell table:formula="of:=[.C362]+[.D361]" office:value-type="float" office:value="1.930619" calcext:value-type="float">
            <text:p>1,930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506</text:p>
          </table:table-cell>
          <table:table-cell table:formula="of:=SUBSTITUTE([.A363];&quot;.&quot;;&quot;,&quot;)" office:value-type="string" office:string-value="0,004506" calcext:value-type="string">
            <text:p>0,004506</text:p>
          </table:table-cell>
          <table:table-cell table:formula="of:=VALUE([.B363])" office:value-type="float" office:value="0.004506" calcext:value-type="float">
            <text:p>0,004506</text:p>
          </table:table-cell>
          <table:table-cell table:formula="of:=[.C363]+[.D362]" office:value-type="float" office:value="1.935125" calcext:value-type="float">
            <text:p>1,935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4969</text:p>
          </table:table-cell>
          <table:table-cell table:formula="of:=SUBSTITUTE([.A364];&quot;.&quot;;&quot;,&quot;)" office:value-type="string" office:string-value="0,004969" calcext:value-type="string">
            <text:p>0,004969</text:p>
          </table:table-cell>
          <table:table-cell table:formula="of:=VALUE([.B364])" office:value-type="float" office:value="0.004969" calcext:value-type="float">
            <text:p>0,004969</text:p>
          </table:table-cell>
          <table:table-cell table:formula="of:=[.C364]+[.D363]" office:value-type="float" office:value="1.940094" calcext:value-type="float">
            <text:p>1,940094</text:p>
          </table:table-cell>
          <table:table-cell table:formula="of:=[.D364]/313" office:value-type="float" office:value="0.00619838338658147" calcext:value-type="float">
            <text:p>0,0061983833865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10T20:11:06.250000000</dc:date>
    <meta:editing-duration>PT19S</meta:editing-duration>
    <meta:editing-cycles>1</meta:editing-cycles>
    <meta:document-statistic meta:table-count="1" meta:cell-count="1674" meta:object-count="0"/>
    <meta:generator>LibreOffice/6.4.4.2$Windows_X86_64 LibreOffice_project/3d775be2011f3886db32dfd395a6a6d1ca2630ff</meta:generator>
  </office:meta>
</office:document-meta>
</file>